
<file path=META-INF/manifest.xml><?xml version="1.0" encoding="utf-8"?>
<manifest:manifest xmlns:loext="urn:org:documentfoundation:names:experimental:office:xmlns:loext:1.0" xmlns:manifest="urn:oasis:names:tc:opendocument:xmlns:manifest:1.0" manifest:version="1.2">
  <manifest:file-entry manifest:full-path="/" manifest:media-type="application/vnd.oasis.opendocument.spreadsheet" manifest:version="1.2"/>
  <manifest:file-entry manifest:full-path="Basic/Standard/script-lb.xml" manifest:media-type="text/xml"/>
  <manifest:file-entry manifest:full-path="Basic/VBAProject/ThisWorkbook.xml" manifest:media-type="text/xml"/>
  <manifest:file-entry manifest:full-path="Basic/VBAProject/Module1.xml" manifest:media-type="text/xml"/>
  <manifest:file-entry manifest:full-path="Basic/VBAProject/Sheet1.xml" manifest:media-type="text/xml"/>
  <manifest:file-entry manifest:full-path="Basic/VBAProject/Sheet2.xml" manifest:media-type="text/xml"/>
  <manifest:file-entry manifest:full-path="Basic/VBAProject/Sheet3.xml" manifest:media-type="text/xml"/>
  <manifest:file-entry manifest:full-path="Basic/VBAProject/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Configurations2/images/Bitmaps/" manifest:media-type=""/>
  <manifest:file-entry manifest:full-path="Configurations2/toolbar/" manifest:media-type=""/>
  <manifest:file-entry manifest:full-path="Configurations2/statusbar/" manifest:media-type=""/>
  <manifest:file-entry manifest:full-path="Configurations2/floater/" manifest:media-type=""/>
  <manifest:file-entry manifest:full-path="Configurations2/toolpanel/" manifest:media-type=""/>
  <manifest:file-entry manifest:full-path="Configurations2/menubar/" manifest:media-type=""/>
  <manifest:file-entry manifest:full-path="Configurations2/popupmenu/" manifest:media-type=""/>
  <manifest:file-entry manifest:full-path="Configurations2/accelerator/" manifest:media-type=""/>
  <manifest:file-entry manifest:full-path="Configurations2/progressbar/" manifest:media-type=""/>
</manifest:manifest>
</file>

<file path=content.xml><?xml version="1.0" encoding="utf-8"?>
<office:document-content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modern" style:name="MS Gothic" svg:font-family="'MS Gothic'"/>
    <style:font-face style:font-family-generic="modern" style:name="ＭＳ Ｐゴシック" svg:font-family="'ＭＳ Ｐゴシック'"/>
    <style:font-face style:font-family-generic="modern" style:font-pitch="variable" style:name="MS Gothic1" svg:font-family="'MS Gothic'"/>
    <style:font-face style:font-family-generic="swiss" style:font-pitch="variable" style:name="Liberation Sans" svg:font-family="'Liberation Sans'"/>
    <style:font-face style:font-family-generic="system" style:font-pitch="variable" style:name="Arial" svg:font-family="Arial"/>
    <style:font-face style:font-family-generic="system" style:font-pitch="variable" style:name="MS PGothic" svg:font-family="'MS PGothic'"/>
  </office:font-face-decls>
  <office:automatic-styles>
    <style:style style:family="table-column" style:name="co1">
      <style:table-column-properties fo:break-before="auto" style:column-width="3.88mm"/>
    </style:style>
    <style:style style:family="table-column" style:name="co2">
      <style:table-column-properties fo:break-before="auto" style:column-width="8.01mm"/>
    </style:style>
    <style:style style:family="table-column" style:name="co3">
      <style:table-column-properties fo:break-before="auto" style:column-width="17.46mm"/>
    </style:style>
    <style:style style:family="table-column" style:name="co4">
      <style:table-column-properties fo:break-before="auto" style:column-width="6.79mm"/>
    </style:style>
    <style:style style:family="table-column" style:name="co5">
      <style:table-column-properties fo:break-before="auto" style:column-width="24.48mm"/>
    </style:style>
    <style:style style:family="table-column" style:name="co6">
      <style:table-column-properties fo:break-before="auto" style:column-width="8.73mm"/>
    </style:style>
    <style:style style:family="table-column" style:name="co7">
      <style:table-column-properties fo:break-before="auto" style:column-width="14.55mm"/>
    </style:style>
    <style:style style:family="table-column" style:name="co8">
      <style:table-column-properties fo:break-before="auto" style:column-width="29.1mm"/>
    </style:style>
    <style:style style:family="table-row" style:name="ro1">
      <style:table-row-properties fo:break-before="auto" style:row-height="6.61mm" style:use-optimal-row-height="true"/>
    </style:style>
    <style:style style:family="table-row" style:name="ro2">
      <style:table-row-properties fo:break-before="auto" style:row-height="4.76mm" style:use-optimal-row-height="false"/>
    </style:style>
    <style:style style:family="table-row" style:name="ro3">
      <style:table-row-properties fo:break-before="auto" style:row-height="3.44mm" style:use-optimal-row-height="false"/>
    </style:style>
    <style:style style:family="table-row" style:name="ro4">
      <style:table-row-properties fo:break-before="auto" style:row-height="4.5mm" style:use-optimal-row-height="false"/>
    </style:style>
    <style:style style:family="table-row" style:name="ro5">
      <style:table-row-properties fo:break-before="auto" style:row-height="4.23mm" style:use-optimal-row-height="true"/>
    </style:style>
    <style:style style:family="table-row" style:name="ro6">
      <style:table-row-properties fo:break-before="auto" style:row-height="6.09mm" style:use-optimal-row-height="false"/>
    </style:style>
    <style:style style:family="table-row" style:name="ro7">
      <style:table-row-properties fo:break-before="auto" style:row-height="4.23mm" style:use-optimal-row-height="false"/>
    </style:style>
    <style:style style:family="table-row" style:name="ro8">
      <style:table-row-properties fo:break-before="auto" style:row-height="5.03mm" style:use-optimal-row-height="false"/>
    </style:style>
    <style:style style:family="table-row" style:name="ro9">
      <style:table-row-properties fo:break-before="auto" style:row-height="3.97mm" style:use-optimal-row-height="true"/>
    </style:style>
    <style:style style:family="table-row" style:name="ro10">
      <style:table-row-properties fo:break-before="auto" style:row-height="6.35mm" style:use-optimal-row-height="false"/>
    </style:style>
    <style:style style:family="table-row" style:name="ro11">
      <style:table-row-properties fo:break-before="auto" style:row-height="5.29mm" style:use-optimal-row-height="false"/>
    </style:style>
    <style:style style:family="table" style:master-page-name="PageStyle_5f_技術経歴書" style:name="ta1">
      <style:table-properties style:writing-mode="lr-tb" table:display="true"/>
    </style:style>
    <style:style style:family="table" style:master-page-name="PageStyle_5f_S0" style:name="ta2">
      <style:table-properties style:writing-mode="lr-tb" table:display="true"/>
    </style:style>
    <style:style style:family="table" style:master-page-name="PageStyle_5f_定義" style:name="ta3">
      <style:table-properties style:writing-mode="lr-tb" table:display="true"/>
    </style:style>
    <number:text-style style:name="N100">
      <number:text-content/>
    </number:text-style>
    <number:date-style number:automatic-order="true" number:country="UA" number:language="uk" style:name="N10036">
      <number:day number:style="long"/>
      <number:text>.</number:text>
      <number:month number:style="long"/>
      <number:text>.</number:text>
      <number:year number:style="long"/>
    </number:date-style>
    <style:style style:family="table-cell" style:name="ce1" style:parent-style-name="Default">
      <style:table-cell-properties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4pt" fo:font-style="normal" fo:font-weight="bold" fo:text-shadow="none" style:font-name="MS Gothic" style:font-name-asian="MS Gothic"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2" style:parent-style-name="Default">
      <style:table-cell-properties fo:background-color="#d9d9d9" fo:border-bottom="0.06pt solid #000000" fo:border-left="0.74pt solid #000000"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 style:parent-style-name="Default">
      <style:table-cell-properties fo:background-color="#d9d9d9" fo:border-bottom="0.74pt solid #000000" fo:border-left="0.74pt solid #000000"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 style:parent-style-name="Default">
      <style:table-cell-properties fo:background-color="transparent"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 style:parent-style-name="Default">
      <style:table-cell-properties fo:background-color="#d9d9d9"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 style:parent-style-name="Default">
      <style:table-cell-properties fo:background-color="#d9d9d9" fo:border-bottom="none" fo:border-left="0.74pt solid #000000" fo:border-right="none"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 style:parent-style-name="Default">
      <style:table-cell-properties fo:background-color="#d9d9d9" fo:border-bottom="0.74pt solid #000000" fo:border-left="0.74pt solid #000000" fo:border-right="none"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8" style:parent-style-name="Default">
      <style:table-cell-properties fo:background-color="#d9d9d9" fo:border-bottom="none" fo:border-left="0.74pt solid #000000" fo:border-right="0.74pt solid #00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 style:parent-style-name="Default">
      <style:table-cell-properties fo:background-color="transparent" fo:border="0.74pt solid #000000"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 style:parent-style-name="Default">
      <style:table-cell-properties fo:background-color="transparent" fo:border-bottom="none" fo:border-left="0.74pt solid #000000" fo:border-right="none" fo:border-top="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 style:parent-style-name="Default">
      <style:table-cell-properties fo:background-color="transparent" fo:border-bottom="0.74pt solid #000000" fo:border-left="0.74pt solid #000000" fo:border-right="none" fo:border-top="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 style:parent-style-name="Default">
      <style:table-cell-properties fo:background-color="transparent" fo:border="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3" style:parent-style-name="Default">
      <style:table-cell-properties fo:background-color="transparent" fo:border-bottom="none" fo:border-left="0.74pt solid #000000" fo:border-right="0.74pt solid #000000" fo:border-top="0.74pt solid #000000" fo:wrap-option="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 style:parent-style-name="Default">
      <style:table-cell-properties fo:background-color="transparent" fo:border-bottom="none" fo:border-left="0.74pt solid #000000" fo:border-right="0.74pt solid #000000" fo:border-top="none" fo:wrap-option="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 style:parent-style-name="Default">
      <style:table-cell-properties fo:background-color="transparent" fo:border-bottom="0.74pt solid #000000" fo:border-left="0.74pt solid #000000" fo:border-right="0.74pt solid #000000" fo:border-top="none" fo:wrap-option="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6" style:parent-style-name="Default">
      <style:table-cell-properties fo:background-color="#d9d9d9"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7" style:parent-style-name="Default">
      <style:table-cell-properties fo:background-color="#d9d9d9"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8" style:parent-style-name="Default">
      <style:table-cell-properties fo:background-color="#d9d9d9" fo:border-bottom="0.74pt solid #000000" fo:border-left="0.74pt solid #000000" fo:border-right="0.74pt solid #00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9" style:parent-style-name="標準_5f_Book1_5f__3010_編集済み_3011_新技術者スキルシート06-07版1">
      <style:table-cell-properties style:rotation-align="non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0" style:parent-style-name="Default">
      <style:table-cell-properties fo:background-color="#d9d9d9" fo:border-bottom="0.06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1" style:parent-style-name="Default">
      <style:table-cell-properties fo:background-color="#d9d9d9" fo:border-bottom="0.74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2" style:parent-style-name="Default">
      <style:table-cell-properties fo:background-color="#d9d9d9" fo:border-bottom="none"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3" style:parent-style-name="Default">
      <style:table-cell-properties fo:background-color="#d9d9d9"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4" style:parent-style-name="Default">
      <style:table-cell-properties fo:background-color="#d9d9d9" fo:border-bottom="0.74pt solid #000000" fo:border-left="none" fo:border-right="none"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5" style:parent-style-name="Default">
      <style:table-cell-properties fo:background-color="transparent" fo:border-bottom="none" fo:border-left="none" fo:border-right="none" fo:border-top="0.74pt solid #000000"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6" style:parent-style-name="Default">
      <style:table-cell-properties fo:background-color="transparent" fo:border-bottom="0.74pt solid #000000" fo:border-left="none" fo:border-right="none" fo:border-top="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7" style:parent-style-name="Default">
      <style:table-cell-properties fo:background-color="transparent" fo:border-bottom="none" fo:border-left="none" fo:border-right="none" fo:border-top="0.74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8" style:parent-style-name="Default">
      <style:table-cell-properties fo:background-color="transparent" fo:border="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9" style:parent-style-name="Default">
      <style:table-cell-properties fo:background-color="transparent" fo:border-bottom="0.74pt solid #000000" fo:border-left="none" fo:border-right="none" fo:border-top="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30" style:parent-style-name="Default">
      <style:table-cell-properties fo:background-color="transparent" fo:border-bottom="none"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31" style:parent-style-name="Default">
      <style:table-cell-properties fo:background-color="transparent" fo:border-bottom="0.06pt solid #000000" fo:border-left="none" fo:border-right="0.74pt solid #00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2" style:family="table-cell" style:name="ce32" style:parent-style-name="Default">
      <style:table-cell-properties fo:background-color="transparent" fo:border-bottom="0.74pt solid #000000" fo:border-left="none" fo:border-right="0.74pt solid #00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4" style:family="table-cell" style:name="ce33" style:parent-style-name="Default">
      <style:table-cell-properties fo:background-color="transparent" fo:border-bottom="none" fo:border-left="0.74pt solid #000000"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8pt" fo:font-style="normal" fo:font-weight="normal" fo:text-shadow="none" style:font-name="MS Gothic" style:font-name-asian="MS Gothic"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3" style:family="table-cell" style:name="ce34" style:parent-style-name="Default">
      <style:table-cell-properties fo:background-color="transparent" fo:border-bottom="0.06pt solid #000000" fo:border-left="0.74pt solid #000000" fo:border-right="0.74pt solid #000000" fo:border-top="none"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end" style:writing-mode="page"/>
      <style:text-properties fo:font-size="8pt" fo:font-style="normal" fo:font-weight="normal" fo:text-shadow="none" style:font-name="MS Gothic" style:font-name-asian="MS Gothic"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2" style:family="table-cell" style:name="ce35" style:parent-style-name="Default">
      <style:table-cell-properties fo:background-color="transparent" fo:border-bottom="0.74pt solid #000000" fo:border-left="0.74pt solid #000000" fo:border-right="0.74pt solid #000000" fo:border-top="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8pt" fo:font-style="normal" fo:font-weight="normal" fo:text-shadow="none" style:font-name="MS Gothic" style:font-name-asian="MS Gothic"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2" style:family="table-cell" style:name="ce36" style:parent-style-name="Default">
      <style:table-cell-properties fo:background-color="transparent" fo:border="0.74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8pt" fo:font-style="normal" fo:font-weight="normal" fo:text-shadow="none" style:font-name="MS Gothic" style:font-name-asian="MS Gothic"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37" style:parent-style-name="Default">
      <style:table-cell-properties fo:background-color="transparent" fo:border-bottom="none"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38" style:parent-style-name="Default">
      <style:table-cell-properties fo:background-color="transparent" fo:border-bottom="0.06pt solid #000000" fo:border-left="none" fo:border-right="none"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2" style:family="table-cell" style:name="ce39" style:parent-style-name="Default">
      <style:table-cell-properties fo:background-color="transparent" fo:border-bottom="0.74pt solid #000000" fo:border-left="none" fo:border-right="none"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0" style:parent-style-name="Default">
      <style:table-cell-properties fo:background-color="#d9d9d9" fo:border-bottom="0.06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1" style:parent-style-name="Default">
      <style:table-cell-properties fo:background-color="#d9d9d9" fo:border-bottom="0.74pt solid #000000" fo:border-left="none"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2" style:parent-style-name="Default">
      <style:table-cell-properties fo:background-color="#d9d9d9" fo:border-bottom="none"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3" style:parent-style-name="Default">
      <style:table-cell-properties fo:background-color="#d9d9d9" fo:border-bottom="none" fo:border-left="none" fo:border-right="0.74pt solid #00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4" style:parent-style-name="Default">
      <style:table-cell-properties fo:background-color="#d9d9d9" fo:border-bottom="0.74pt solid #000000" fo:border-left="none" fo:border-right="0.74pt solid #00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5" style:parent-style-name="Default">
      <style:table-cell-properties fo:background-color="transparent" fo:border-bottom="0.06pt solid #000000" fo:border-left="0.74pt solid #000000"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6" style:parent-style-name="Default">
      <style:table-cell-properties fo:background-color="transparent" fo:border-bottom="0.74pt solid #000000" fo:border-left="0.74pt solid #000000"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7" style:parent-style-name="Default">
      <style:table-cell-properties fo:background-color="transparent" fo:border="none"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8" style:parent-style-name="Default">
      <style:table-cell-properties fo:background-color="transparent" fo:border-bottom="0.06pt solid #000000" fo:border-left="0.74pt solid #000000"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9" style:parent-style-name="Default">
      <style:table-cell-properties fo:background-color="transparent" fo:border-bottom="0.06pt solid #000000" fo:border-left="0.74pt solid #000000"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0" style:parent-style-name="Default">
      <style:table-cell-properties fo:background-color="transparent" fo:border-bottom="0.74pt solid #000000" fo:border-left="0.74pt solid #000000"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1" style:parent-style-name="Default">
      <style:table-cell-properties fo:border-bottom="0.06pt solid #000000" fo:border-left="0.74pt solid #000000"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2" style:parent-style-name="Default">
      <style:table-cell-properties fo:border-bottom="0.06pt solid #000000" fo:border-left="0.74pt solid #000000"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3" style:parent-style-name="Default">
      <style:table-cell-properties fo:background-color="transparent" fo:border-bottom="0.06pt solid #000000" fo:border-left="0.74pt solid #000000"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4" style:parent-style-name="Default">
      <style:table-cell-properties fo:background-color="transparent" fo:border-bottom="0.74pt solid #000000" fo:border-left="0.74pt solid #000000"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5" style:parent-style-name="Default">
      <style:table-cell-properties fo:background-color="transparent" fo:border-bottom="0.74pt solid #000000" fo:border-left="0.74pt solid #000000"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6" style:parent-style-name="Default">
      <style:table-cell-properties fo:background-color="transparent" fo:border-bottom="0.06pt solid #000000" fo:border-left="0.74pt solid #000000" fo:border-right="0.74pt solid #000000" fo:border-top="none"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57" style:parent-style-name="Default">
      <style:table-cell-properties fo:background-color="transparent" fo:border-bottom="0.74pt solid #000000" fo:border-left="0.74pt solid #000000" fo:border-right="0.74pt solid #000000" fo:border-top="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8pt" fo:font-style="normal" fo:font-weight="normal" fo:text-shadow="none" style:font-name="MS Gothic" style:font-name-asian="MS Gothic"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58" style:parent-style-name="Default">
      <style:table-cell-properties fo:background-color="transparent" fo:border="0.74pt solid #000000"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8pt" fo:font-style="normal" fo:font-weight="normal" fo:text-shadow="none" style:font-name="MS Gothic" style:font-name-asian="MS Gothic"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9" style:parent-style-name="Default">
      <style:table-cell-properties fo:background-color="transparent" fo:border-bottom="0.06pt solid #000000" fo:border-left="0.74pt solid #000000"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0" style:parent-style-name="Default">
      <style:table-cell-properties fo:background-color="transparent" fo:border-bottom="0.06pt solid #000000"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1" style:parent-style-name="Default">
      <style:table-cell-properties fo:background-color="transparent" fo:border-bottom="0.74pt solid #000000" fo:border-left="none" fo:border-right="none"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2" style:parent-style-name="Default">
      <style:table-cell-properties fo:background-color="transparent" fo:border-bottom="0.06pt solid #000000"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3" style:parent-style-name="Default">
      <style:table-cell-properties fo:background-color="transparent" fo:border-bottom="0.06pt solid #000000" fo:border-left="none" fo:border-right="none"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4" style:parent-style-name="Default">
      <style:table-cell-properties fo:background-color="transparent" fo:border-bottom="0.74pt solid #000000" fo:border-left="none" fo:border-right="none"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5" style:parent-style-name="Default">
      <style:table-cell-properties fo:background-color="#d9d9d9" fo:border-bottom="0.74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6" style:parent-style-name="Default">
      <style:table-cell-properties fo:border-bottom="0.06pt solid #000000"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7" style:parent-style-name="Default">
      <style:table-cell-properties fo:border-bottom="0.06pt solid #000000" fo:border-left="none" fo:border-right="none"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8" style:parent-style-name="Default">
      <style:table-cell-properties fo:background-color="transparent" fo:border-bottom="0.06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9" style:parent-style-name="Default">
      <style:table-cell-properties fo:background-color="transparent" fo:border-bottom="0.06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0" style:parent-style-name="Default">
      <style:table-cell-properties fo:background-color="transparent" fo:border-bottom="0.74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1" style:parent-style-name="Default">
      <style:table-cell-properties fo:background-color="#d9d9d9"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2" style:parent-style-name="Default">
      <style:table-cell-properties fo:border-bottom="0.06pt solid #000000" fo:border-left="none"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3" style:parent-style-name="Default">
      <style:table-cell-properties fo:border-bottom="0.06pt solid #000000" fo:border-left="none"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4" style:parent-style-name="Default">
      <style:table-cell-properties fo:background-color="#d9d9d9" fo:border-bottom="0.74pt solid #000000"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5" style:family="table-cell" style:name="ce75" style:parent-style-name="Default">
      <style:table-cell-properties fo:border-bottom="0.06pt solid #000000"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5" style:family="table-cell" style:name="ce76" style:parent-style-name="Default">
      <style:table-cell-properties fo:border-bottom="0.06pt solid #000000" fo:border-left="0.74pt solid #000000" fo:border-right="none" fo:border-top="0.06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5" style:family="table-cell" style:name="ce77" style:parent-style-name="Default">
      <style:table-cell-properties fo:border-bottom="0.06pt solid #000000" fo:border-left="0.74pt solid #000000"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5" style:family="table-cell" style:name="ce78" style:parent-style-name="Default">
      <style:table-cell-properties fo:border-bottom="0.74pt solid #000000" fo:border-left="0.74pt solid #000000"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5" style:family="table-cell" style:name="ce79" style:parent-style-name="Default">
      <style:table-cell-properties fo:border-bottom="0.06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5" style:family="table-cell" style:name="ce80" style:parent-style-name="Default">
      <style:table-cell-properties fo:border-bottom="0.06pt solid #000000" fo:border-left="none" fo:border-right="none" fo:border-top="0.06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5" style:family="table-cell" style:name="ce81" style:parent-style-name="Default">
      <style:table-cell-properties fo:border-bottom="0.06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5" style:family="table-cell" style:name="ce82" style:parent-style-name="Default">
      <style:table-cell-properties fo:border-bottom="0.74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83" style:parent-style-name="Default">
      <style:table-cell-properties fo:border-bottom="0.06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84" style:parent-style-name="Default">
      <style:table-cell-properties fo:border-bottom="0.74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85" style:parent-style-name="Default">
      <style:table-cell-properties fo:background-color="transparent" fo:border-bottom="0.06pt solid #000000" fo:border-left="none"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86" style:parent-style-name="Default">
      <style:table-cell-properties fo:background-color="transparent" fo:border-bottom="0.74pt solid #000000" fo:border-left="none"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87" style:parent-style-name="Default">
      <style:table-cell-properties fo:background-color="transparent" fo:border="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88" style:parent-style-name="Default">
      <style:table-cell-properties fo:border-bottom="0.06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89"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0" style:parent-style-name="Default">
      <style:table-cell-properties fo:border-bottom="0.74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1" style:parent-style-name="標準_5f_Book1_5f__3010_編集済み_3011_新技術者スキルシート06-07版1">
      <style:table-cell-properties fo:background-color="#d9d9d9"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2" style:parent-style-name="Default">
      <style:table-cell-properties fo:border="none" style:rotation-align="none"/>
      <style:text-properties fo:font-size="11pt" fo:font-style="normal" fo:font-weight="normal" fo:text-shadow="none" style:font-name="MS Gothic" style:font-name-asian="MS Gothic"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3" style:parent-style-name="標準_5f_Book1_5f__3010_編集済み_3011_新技術者スキルシート06-07版1">
      <style:table-cell-properties fo:background-color="transparent" fo:border-bottom="0.06pt solid #000000" fo:border-left="0.74pt solid #000000"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4" style:parent-style-name="Default">
      <style:table-cell-properties fo:background-color="transparent" fo:border-bottom="0.06pt solid #000000" fo:border-left="0.74pt solid #000000"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5" style:parent-style-name="Default">
      <style:table-cell-properties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6" style:parent-style-name="Default">
      <style:table-cell-properties style:rotation-align="none"/>
      <style:text-properties fo:font-size="11pt" fo:font-style="normal" fo:font-weight="normal" fo:text-shadow="none" style:font-name="MS Gothic" style:font-name-asian="MS Gothic"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7" style:parent-style-name="Default">
      <style:table-cell-properties fo:background-color="transparent" fo:border-bottom="0.06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8" style:parent-style-name="Default">
      <style:table-cell-properties fo:background-color="transparent" fo:border-bottom="0.06pt solid #000000" fo:border-left="none"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9" style:parent-style-name="Default">
      <style:table-cell-properties fo:background-color="transparent" fo:border-bottom="0.74pt solid #000000" fo:border-left="none"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0" style:parent-style-name="Default">
      <style:table-cell-properties fo:border="none" style:diagonal-bl-tr="none" style:diagonal-tl-br="none" style:rotation-align="non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1" style:parent-style-name="Default">
      <style:table-cell-properties fo:background-color="transparent" fo:border="0.74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2" style:parent-style-name="Default">
      <style:table-cell-properties fo:background-color="transparent" fo:border="0.74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3" style:parent-style-name="Default">
      <style:table-cell-properties fo:background-color="transparent" fo:border-bottom="0.74pt solid #000000" fo:border-left="0.74pt solid #000000" fo:border-right="none" fo:border-top="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4" style:parent-style-name="Default">
      <style:table-cell-properties fo:background-color="transparent" fo:border-bottom="0.74pt solid #000000" fo:border-left="0.74pt solid #000000" fo:border-right="0.74pt solid #000000" fo:border-top="none"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5" style:parent-style-name="Default">
      <style:table-cell-properties fo:background-color="transparent" fo:border="0.74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6" style:parent-style-name="Default">
      <style:table-cell-properties fo:background-color="transparent" fo:border-bottom="0.74pt solid #000000" fo:border-left="0.74pt solid #000000" fo:border-right="0.74pt solid #000000" fo:border-top="none"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7" style:parent-style-name="Default">
      <style:table-cell-properties fo:background-color="transparent" fo:border-bottom="0.74pt solid #000000"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8" style:parent-style-name="Default">
      <style:table-cell-properties fo:background-color="transparent" fo:border-bottom="none" fo:border-left="none" fo:border-right="none" fo:border-top="0.74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9" style:parent-style-name="Default">
      <style:table-cell-properties fo:background-color="transparent" fo:border-bottom="0.74pt solid #000000" fo:border-left="none" fo:border-right="none" fo:border-top="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0" style:parent-style-name="Default">
      <style:table-cell-properties fo:background-color="transparent" fo:border="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1" style:parent-style-name="Default">
      <style:table-cell-properties fo:background-color="transparent" fo:border-bottom="none" fo:border-left="none" fo:border-right="0.74pt solid #000000" fo:border-top="0.74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2" style:parent-style-name="Default">
      <style:table-cell-properties fo:background-color="transparent" fo:border-bottom="0.74pt solid #000000" fo:border-left="none" fo:border-right="0.74pt solid #000000" fo:border-top="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3" style:parent-style-name="Default">
      <style:table-cell-properties fo:background-color="transparent" fo:border-bottom="0.06pt solid #000000" fo:border-left="none"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4" style:parent-style-name="Default">
      <style:table-cell-properties fo:background-color="transparent" fo:border-bottom="0.06pt solid #000000" fo:border-left="none"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5" style:parent-style-name="Default">
      <style:table-cell-properties fo:background-color="transparent" fo:border-bottom="0.74pt solid #000000" fo:border-left="none"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6" style:parent-style-name="Default">
      <style:table-cell-properties fo:background-color="transparent" fo:border="0.74pt solid #000000" fo:wrap-option="no-wrap" loext:vertical-justify="auto" style:cell-protect="protected"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7" style:parent-style-name="標準_5f_Book1_5f__3010_編集済み_3011_新技術者スキルシート06-07版1">
      <style:table-cell-properties fo:background-color="#d9d9d9" fo:border-bottom="none"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8" style:parent-style-name="Default">
      <style:table-cell-properties fo:background-color="transparent" fo:border-bottom="0.74pt solid #000000"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9" style:parent-style-name="Default">
      <style:table-cell-properties fo:background-color="transparent" fo:border-bottom="0.74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0" style:parent-style-name="Default">
      <style:table-cell-properties fo:background-color="transparent" fo:border-bottom="0.06pt solid #000000" fo:border-left="0.74pt solid #000000"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1" style:parent-style-name="Default">
      <style:table-cell-properties fo:background-color="transparent" fo:border-bottom="0.74pt solid #000000" fo:border-left="0.74pt solid #000000"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2" style:parent-style-name="Default">
      <style:table-cell-properties fo:border-bottom="0.06pt solid #000000" fo:border-left="0.74pt solid #000000"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3" style:parent-style-name="Default">
      <style:table-cell-properties fo:border-bottom="0.06pt solid #000000" fo:border-left="0.74pt solid #000000"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4" style:parent-style-name="Default">
      <style:table-cell-properties fo:border-bottom="0.74pt solid #000000" fo:border-left="0.74pt solid #000000"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5" style:parent-style-name="Default">
      <style:table-cell-properties fo:background-color="transparent"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6" style:parent-style-name="Default">
      <style:table-cell-properties fo:background-color="transparent" fo:border="0.74pt solid #000000" fo:wrap-option="wrap" loext:vertical-justify="auto" style:cell-protect="none" style:diagonal-bl-tr="none" style:diagonal-tl-br="none" style:direction="ltr" style:print-content="true" style:repeat-content="false" style:rotation-align="none" style:rotation-angle="0" style:shrink-to-fit="false" style:text-align-source="fix" style:vertical-align="top"/>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7" style:parent-style-name="Default">
      <style:table-cell-properties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8" style:parent-style-name="Default">
      <style:table-cell-properties fo:background-color="transparent" fo:border-bottom="0.74pt solid #000000" fo:border-left="none"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9" style:parent-style-name="Default">
      <style:table-cell-properties fo:background-color="transparent" fo:border-bottom="0.06pt solid #000000" fo:border-left="none" fo:border-right="none" fo:border-top="0.06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30" style:parent-style-name="Default">
      <style:table-cell-properties fo:background-color="transparent" fo:border-bottom="0.74pt solid #000000" fo:border-left="none" fo:border-right="none" fo:border-top="0.06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31" style:parent-style-name="Default">
      <style:table-cell-properties fo:border-bottom="0.06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32" style:parent-style-name="Default">
      <style:table-cell-properties fo:border-bottom="0.06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33" style:parent-style-name="Default">
      <style:table-cell-properties fo:border-bottom="0.74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34" style:parent-style-name="Default">
      <style:table-cell-properties fo:background-color="transparent"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35" style:parent-style-name="Default">
      <style:table-cell-properties fo:border-bottom="0.06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36" style:parent-style-name="Default">
      <style:table-cell-properties fo:border-bottom="0.06pt solid #000000" fo:border-left="none"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37" style:parent-style-name="Default">
      <style:table-cell-properties fo:border-bottom="0.74pt solid #000000" fo:border-left="none"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1" style:family="table-cell" style:name="ce138" style:parent-style-name="Default">
      <style:table-cell-properties fo:background-color="transparent" fo:border="none"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5" style:family="table-cell" style:name="ce139" style:parent-style-name="Default">
      <style:table-cell-properties fo:border-bottom="0.74pt solid #000000"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5" style:family="table-cell" style:name="ce140" style:parent-style-name="Default">
      <style:table-cell-properties fo:background-color="transparent"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5" style:family="table-cell" style:name="ce141" style:parent-style-name="Default">
      <style:table-cell-properties fo:border-bottom="0.74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2" style:parent-style-name="Default">
      <style:table-cell-properties fo:border-bottom="0.06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3" style:parent-style-name="Default">
      <style:table-cell-properties fo:border-bottom="0.06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4" style:parent-style-name="Default">
      <style:table-cell-properties fo:border-bottom="0.74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5" style:parent-style-name="Default">
      <style:table-cell-properties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6" style:parent-style-name="Default">
      <style:table-cell-properties fo:background-color="transparent"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7" style:parent-style-name="Default">
      <style:table-cell-properties fo:border-bottom="0.74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8" style:parent-style-name="Default">
      <style:table-cell-properties fo:background-color="transparent" fo:border-bottom="0.06pt solid #000000" fo:border-left="none"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9" style:parent-style-name="Default">
      <style:table-cell-properties fo:background-color="transparent" fo:border-bottom="0.74pt solid #000000" fo:border-left="none"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0" style:parent-style-name="Default">
      <style:table-cell-properties fo:background-color="transparent" fo:border-bottom="none" fo:border-left="none" fo:border-right="0.74pt solid #000000" fo:border-top="0.74pt solid #000000"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1" style:parent-style-name="Default">
      <style:table-cell-properties fo:background-color="transparent" fo:border-bottom="none" fo:border-left="none" fo:border-right="0.74pt solid #000000" fo:border-top="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2" style:parent-style-name="Default">
      <style:table-cell-properties fo:background-color="transparent" fo:border-bottom="0.74pt solid #000000" fo:border-left="none" fo:border-right="0.74pt solid #000000" fo:border-top="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3" style:parent-style-name="Default">
      <style:table-cell-properties fo:background-color="transparent" fo:border-bottom="none" fo:border-left="none" fo:border-right="0.74pt solid #000000" fo:border-top="0.74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4" style:parent-style-name="Default">
      <style:table-cell-properties fo:background-color="transparent" fo:border-bottom="none" fo:border-left="none" fo:border-right="0.74pt solid #000000" fo:border-top="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5" style:parent-style-name="Default">
      <style:table-cell-properties fo:background-color="transparent" fo:border-bottom="0.74pt solid #000000" fo:border-left="none" fo:border-right="0.74pt solid #000000" fo:border-top="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1" style:family="table-cell" style:name="ce156" style:parent-style-name="Default">
      <style:table-cell-properties fo:border="none"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7" style:parent-style-name="Default">
      <style:table-cell-properties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8" style:parent-style-name="Default">
      <style:table-cell-properties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9" style:parent-style-name="Default">
      <style:table-cell-properties fo:border="none"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60" style:parent-style-name="Default">
      <style:table-cell-properties fo:border="none"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61" style:parent-style-name="Default">
      <style:table-cell-properties fo:background-color="transparent" fo:border="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 style:family="table-cell" style:name="ce162" style:parent-style-name="Default">
      <style:table-cell-properties fo:background-color="transparent" fo:border="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163" style:parent-style-name="標準_5f_Book1_5f__3010_編集済み_3011_新技術者スキルシート06-07版1">
      <style:table-cell-properties fo:background-color="#ccffff" fo:border="2.49pt solid #ff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bottom"/>
      <style:paragraph-properties css3t:text-justify="auto" fo:margin-left="0mm" fo:text-align="center" style:writing-mode="page"/>
      <style:text-properties fo:color="#ff0000"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style>
    <style:style style:family="table-cell" style:name="ce164" style:parent-style-name="標準_5f_Book1">
      <style:table-cell-properties style:rotation-align="none"/>
      <style:text-properties fo:color="#ff0000" fo:font-size="9pt" fo:font-style="normal" fo:font-weight="bold" fo:text-shadow="none" style:font-name="MS Gothic" style:font-name-asian="MS Gothic"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data-style-name="N116" style:family="table-cell" style:name="ce165" style:parent-style-name="標準_5f_Book1_5f__3010_編集済み_3011_新技術者スキルシート06-07版1">
      <style:table-cell-properties style:rotation-align="non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66" style:parent-style-name="標準_5f_Book1_5f__3010_編集済み_3011_新技術者スキルシート06-07版1">
      <style:table-cell-properties fo:border="none" style:diagonal-bl-tr="none" style:diagonal-tl-br="none" style:rotation-align="none"/>
      <style:text-properties fo:color="#ff0000"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style>
    <style:style style:data-style-name="N116" style:family="table-cell" style:name="ce167" style:parent-style-name="標準_5f_Book1_5f__3010_編集済み_3011_新技術者スキルシート06-07版1">
      <style:table-cell-properties style:rotation-align="none"/>
      <style:text-properties fo:color="#ff0000"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style>
    <style:style style:data-style-name="N116" style:family="table-cell" style:name="ce168" style:parent-style-name="標準_5f_Book1_5f__3010_編集済み_3011_新技術者スキルシート06-07版1">
      <style:table-cell-properties fo:border="none" fo:wrap-option="no-wrap" loext:vertical-justify="auto" style:diagonal-bl-tr="none" style:diagonal-tl-br="none" style:direction="ltr" style:repeat-content="false" style:rotation-align="none" style:rotation-angle="0" style:shrink-to-fit="false" style:text-align-source="value-type" style:vertical-align="middle"/>
      <style:paragraph-properties css3t:text-justify="auto" fo:margin-left="0mm"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69" style:parent-style-name="標準_5f_Book1_5f__3010_編集済み_3011_新技術者スキルシート06-07版1">
      <style:table-cell-properties fo:border="none" fo:wrap-option="no-wrap" loext:vertical-justify="auto" style:diagonal-bl-tr="none" style:diagonal-tl-br="none" style:direction="ltr" style:repeat-content="false" style:rotation-align="none" style:rotation-angle="0" style:shrink-to-fit="false" style:text-align-source="value-type" style:vertical-align="bottom"/>
      <style:paragraph-properties css3t:text-justify="auto" fo:margin-left="0mm"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5" style:family="table-cell" style:name="ce170" style:parent-style-name="標準_5f_Book1_5f__3010_編集済み_3011_新技術者スキルシート06-07版1">
      <style:table-cell-properties style:rotation-align="non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5" style:family="table-cell" style:name="ce171" style:parent-style-name="標準_5f_Book1_5f__3010_編集済み_3011_新技術者スキルシート06-07版1">
      <style:table-cell-properties fo:border="none" style:diagonal-bl-tr="none" style:diagonal-tl-br="none" style:rotation-align="non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72" style:parent-style-name="標準_5f_Book1_5f__3010_編集済み_3011_新技術者スキルシート06-07版1">
      <style:table-cell-properties fo:background-color="#ffff00" fo:border="1.76pt solid #ffff00" fo:wrap-option="no-wrap" loext:vertical-justify="auto" style:diagonal-bl-tr="none" style:diagonal-tl-br="none" style:direction="ltr" style:repeat-content="false" style:rotation-align="bottom" style:rotation-angle="27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73" style:parent-style-name="標準_5f_Book1_5f__3010_編集済み_3011_新技術者スキルシート06-07版1">
      <style:table-cell-properties fo:background-color="#ffff00" fo:border-bottom="none" fo:border-left="1.76pt solid #ffff00" fo:border-right="1.76pt solid #ffff00" fo:border-top="none" fo:wrap-option="no-wrap" loext:vertical-justify="auto" style:diagonal-bl-tr="none" style:diagonal-tl-br="none" style:direction="ltr" style:repeat-content="false" style:rotation-align="bottom" style:rotation-angle="27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74" style:parent-style-name="標準_5f_Book1_5f__3010_編集済み_3011_新技術者スキルシート06-07版1">
      <style:table-cell-properties fo:background-color="#ffff00" fo:border-bottom="1.76pt solid #ffff00" fo:border-left="1.76pt solid #ffff00" fo:border-right="1.76pt solid #ffff00" fo:border-top="none" fo:wrap-option="no-wrap" loext:vertical-justify="auto" style:diagonal-bl-tr="none" style:diagonal-tl-br="none" style:direction="ltr" style:repeat-content="false" style:rotation-align="bottom" style:rotation-angle="27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5" style:family="table-cell" style:name="ce175" style:parent-style-name="標準_5f_Book1_5f__3010_編集済み_3011_新技術者スキルシート06-07版1">
      <style:table-cell-properties fo:border-bottom="none" fo:border-left="1.76pt solid #ff0000" fo:border-right="0.74pt solid #ff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5" style:family="table-cell" style:name="ce176" style:parent-style-name="標準_5f_Book1_5f__3010_編集済み_3011_新技術者スキルシート06-07版1">
      <style:table-cell-properties fo:border-bottom="none" fo:border-left="1.76pt solid #ff0000" fo:border-right="0.74pt solid #ff0000"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5" style:family="table-cell" style:name="ce177" style:parent-style-name="標準_5f_Book1_5f__3010_編集済み_3011_新技術者スキルシート06-07版1">
      <style:table-cell-properties fo:border-bottom="1.76pt solid #ff0000" fo:border-left="1.76pt solid #ff0000" fo:border-right="0.74pt solid #ff0000"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5" style:family="table-cell" style:name="ce178" style:parent-style-name="標準_5f_Book1_5f__3010_編集済み_3011_新技術者スキルシート06-07版1">
      <style:table-cell-properties fo:border-bottom="none" fo:border-left="1.76pt solid #ff0000" fo:border-right="0.74pt solid #ff0000" fo:border-top="1.76pt solid #ff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5" style:family="table-cell" style:name="ce179" style:parent-style-name="標準_5f_Book1_5f__3010_編集済み_3011_新技術者スキルシート06-07版1">
      <style:table-cell-properties fo:border-bottom="none" fo:border-left="0.74pt solid #ff0000" fo:border-right="0.74pt solid #ff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5" style:family="table-cell" style:name="ce180" style:parent-style-name="標準_5f_Book1_5f__3010_編集済み_3011_新技術者スキルシート06-07版1">
      <style:table-cell-properties fo:border-bottom="none" fo:border-left="0.74pt solid #ff0000" fo:border-right="0.74pt solid #ff0000"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5" style:family="table-cell" style:name="ce181" style:parent-style-name="標準_5f_Book1_5f__3010_編集済み_3011_新技術者スキルシート06-07版1">
      <style:table-cell-properties fo:border-bottom="1.76pt solid #ff0000" fo:border-left="0.74pt solid #ff0000" fo:border-right="0.74pt solid #ff0000"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5" style:family="table-cell" style:name="ce182" style:parent-style-name="標準_5f_Book1_5f__3010_編集済み_3011_新技術者スキルシート06-07版1">
      <style:table-cell-properties fo:border-bottom="none" fo:border-left="0.74pt solid #ff0000" fo:border-right="0.74pt solid #ff0000" fo:border-top="1.76pt solid #ff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83" style:parent-style-name="標準_5f_Book1_5f__3010_編集済み_3011_新技術者スキルシート06-07版1">
      <style:table-cell-properties fo:background-color="transparent"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84" style:parent-style-name="標準_5f_Book1_5f__3010_編集済み_3011_新技術者スキルシート06-07版1">
      <style:table-cell-properties fo:background-color="transparent"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85" style:parent-style-name="標準_5f_Book1_5f__3010_編集済み_3011_新技術者スキルシート06-07版1">
      <style:table-cell-properties fo:background-color="transparent" style:rotation-align="non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186" style:parent-style-name="標準_5f_Book1_5f__3010_編集済み_3011_新技術者スキルシート06-07版1">
      <style:table-cell-properties fo:background-color="transparent"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87" style:parent-style-name="標準_5f_Book1_5f__3010_編集済み_3011_新技術者スキルシート06-07版1">
      <style:table-cell-properties fo:background-color="transparent"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5" style:family="table-cell" style:name="ce188" style:parent-style-name="標準_5f_Book1_5f__3010_編集済み_3011_新技術者スキルシート06-07版1">
      <style:table-cell-properties fo:background-color="#ffff00" fo:border="1.76pt solid #ffff00" fo:wrap-option="no-wrap" loext:vertical-justify="auto" style:diagonal-bl-tr="none" style:diagonal-tl-br="none" style:direction="ltr" style:repeat-content="false" style:rotation-align="bottom" style:rotation-angle="27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5" style:family="table-cell" style:name="ce189" style:parent-style-name="標準_5f_Book1_5f__3010_編集済み_3011_新技術者スキルシート06-07版1">
      <style:table-cell-properties fo:background-color="#ffff00" fo:border-bottom="none" fo:border-left="1.76pt solid #ffff00" fo:border-right="1.76pt solid #ffff00" fo:border-top="none" fo:wrap-option="no-wrap" loext:vertical-justify="auto" style:diagonal-bl-tr="none" style:diagonal-tl-br="none" style:direction="ltr" style:repeat-content="false" style:rotation-align="bottom" style:rotation-angle="27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5" style:family="table-cell" style:name="ce190" style:parent-style-name="標準_5f_Book1_5f__3010_編集済み_3011_新技術者スキルシート06-07版1">
      <style:table-cell-properties fo:background-color="#ffff00" fo:border-bottom="1.76pt solid #ffff00" fo:border-left="1.76pt solid #ffff00" fo:border-right="1.76pt solid #ffff00" fo:border-top="none" fo:wrap-option="no-wrap" loext:vertical-justify="auto" style:diagonal-bl-tr="none" style:diagonal-tl-br="none" style:direction="ltr" style:repeat-content="false" style:rotation-align="bottom" style:rotation-angle="27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5" style:family="table-cell" style:name="ce191" style:parent-style-name="標準_5f_Book1_5f__3010_編集済み_3011_新技術者スキルシート06-07版1">
      <style:table-cell-properties fo:border-bottom="none" fo:border-left="0.74pt solid #ff0000" fo:border-right="1.76pt solid #ff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5" style:family="table-cell" style:name="ce192" style:parent-style-name="標準_5f_Book1_5f__3010_編集済み_3011_新技術者スキルシート06-07版1">
      <style:table-cell-properties fo:border-bottom="none" fo:border-left="0.74pt solid #ff0000" fo:border-right="1.76pt solid #ff0000"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5" style:family="table-cell" style:name="ce193" style:parent-style-name="標準_5f_Book1_5f__3010_編集済み_3011_新技術者スキルシート06-07版1">
      <style:table-cell-properties fo:border-bottom="1.76pt solid #ff0000" fo:border-left="none" fo:border-right="1.76pt solid #ff0000"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5" style:family="table-cell" style:name="ce194" style:parent-style-name="標準_5f_Book1_5f__3010_編集済み_3011_新技術者スキルシート06-07版1">
      <style:table-cell-properties fo:border-bottom="none" fo:border-left="0.74pt solid #ff0000" fo:border-right="1.76pt solid #ff0000" fo:border-top="1.76pt solid #ff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95" style:parent-style-name="標準_5f_Book1_5f__3010_編集済み_3011_新技術者スキルシート06-07版1">
      <style:table-cell-properties fo:border="none" style:diagonal-bl-tr="none" style:diagonal-tl-br="none" style:rotation-align="non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96" style:parent-style-name="標準_5f_Book1_5f__3010_編集済み_3011_新技術者スキルシート06-07版1">
      <style:table-cell-properties style:rotation-align="none"/>
      <style:text-properties fo:color="#ff0000"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style>
    <style:style style:family="table-cell" style:name="ce197" style:parent-style-name="標準_5f_Book1_5f__3010_編集済み_3011_新技術者スキルシート06-07版1">
      <style:table-cell-properties fo:background-color="transparent" fo:border="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98" style:parent-style-name="標準_5f_Book1_5f__3010_編集済み_3011_新技術者スキルシート06-07版1">
      <style:table-cell-properties fo:background-color="transparent" fo:border="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99" style:parent-style-name="標準_5f_Book1_5f__3010_編集済み_3011_新技術者スキルシート06-07版1">
      <style:table-cell-properties fo:background-color="transparent" fo:border="none" style:diagonal-bl-tr="none" style:diagonal-tl-br="none" style:rotation-align="non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00" style:parent-style-name="標準_5f_Book1_5f__3010_編集済み_3011_新技術者スキルシート06-07版1">
      <style:table-cell-properties fo:background-color="transparent" style:rotation-align="non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01" style:parent-style-name="Default">
      <style:table-cell-properties fo:background-color="#d9d9d9" fo:border-bottom="none" fo:border-left="0.74pt solid #000000" fo:border-right="0.74pt solid #00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02" style:parent-style-name="Default">
      <style:table-cell-properties fo:background-color="#d9d9d9" fo:border-bottom="none"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03" style:parent-style-name="Default">
      <style:table-cell-properties fo:background-color="#d9d9d9" fo:border-bottom="0.74pt solid #000000"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4" style:family="table-cell" style:name="ce204" style:parent-style-name="Default">
      <style:table-cell-properties fo:background-color="transparent" fo:border-bottom="none"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8pt" fo:font-style="normal" fo:font-weight="normal" fo:text-shadow="none" style:font-name="MS Gothic" style:font-name-asian="MS Gothic"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3" style:family="table-cell" style:name="ce205" style:parent-style-name="Default">
      <style:table-cell-properties fo:background-color="transparent" fo:border="none"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end" style:writing-mode="page"/>
      <style:text-properties fo:font-size="8pt" fo:font-style="normal" fo:font-weight="normal" fo:text-shadow="none" style:font-name="MS Gothic" style:font-name-asian="MS Gothic"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2" style:family="table-cell" style:name="ce206" style:parent-style-name="Default">
      <style:table-cell-properties fo:background-color="transparent" fo:border="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8pt" fo:font-style="normal" fo:font-weight="normal" fo:text-shadow="none" style:font-name="MS Gothic" style:font-name-asian="MS Gothic"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07" style:parent-style-name="Default">
      <style:table-cell-properties fo:background-color="transparent" fo:border-bottom="none"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208" style:parent-style-name="Default">
      <style:table-cell-properties fo:background-color="transparent" fo:border="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8pt" fo:font-style="normal" fo:font-weight="normal" fo:text-shadow="none" style:font-name="MS Gothic" style:font-name-asian="MS Gothic"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09" style:parent-style-name="Default">
      <style:table-cell-properties fo:background-color="transparent" fo:border-bottom="none"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10" style:parent-style-name="Default">
      <style:table-cell-properties fo:background-color="transparent" fo:border-bottom="none"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11" style:parent-style-name="Default">
      <style:table-cell-properties fo:background-color="transparent" fo:border="none" fo:wrap-option="no-wrap" loext:vertical-justify="auto" style:cell-protect="protected"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12" style:parent-style-name="Default">
      <style:table-cell-properties fo:background-color="transparent" fo:border="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top"/>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13" style:parent-style-name="Default">
      <style:table-cell-properties fo:background-color="transparent" fo:border-bottom="none" fo:border-left="none" fo:border-right="none" fo:border-top="0.74pt solid #000000" fo:wrap-option="wrap" loext:vertical-justify="auto" style:cell-protect="none" style:diagonal-bl-tr="none" style:diagonal-tl-br="none" style:direction="ltr" style:print-content="true" style:repeat-content="false" style:rotation-align="none" style:rotation-angle="0" style:shrink-to-fit="false" style:text-align-source="fix" style:vertical-align="top"/>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14" style:parent-style-name="Default">
      <style:table-cell-properties fo:background-color="transparent" fo:border="none"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top"/>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15" style:parent-style-name="Default">
      <style:table-cell-properties fo:background-color="transparent" fo:border-bottom="none"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top"/>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5" style:family="table-cell" style:name="ce216" style:parent-style-name="標準_5f_Book1_5f__3010_編集済み_3011_新技術者スキルシート06-07版1">
      <style:table-cell-properties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5" style:family="table-cell" style:name="ce217" style:parent-style-name="標準_5f_Book1_5f__3010_編集済み_3011_新技術者スキルシート06-07版1">
      <style:table-cell-properties fo:border="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5" style:family="table-cell" style:name="ce218" style:parent-style-name="標準_5f_Book1_5f__3010_編集済み_3011_新技術者スキルシート06-07版1">
      <style:table-cell-properties fo:border-bottom="none" fo:border-left="none" fo:border-right="1.76pt solid #ff0000"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19" style:parent-style-name="Default">
      <style:table-cell-properties fo:border="0.74pt solid #000000"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20" style:parent-style-name="Default">
      <style:table-cell-properties fo:border-bottom="none" fo:border-left="0.74pt solid #000000" fo:border-right="0.74pt solid #000000" fo:border-top="0.74pt solid #000000"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21" style:parent-style-name="Default">
      <style:table-cell-properties fo:border-bottom="none" fo:border-left="0.74pt solid #000000" fo:border-right="0.74pt solid #000000" fo:border-top="none"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22" style:parent-style-name="Default">
      <style:table-cell-properties fo:border-bottom="0.74pt solid #000000" fo:border-left="0.74pt solid #000000" fo:border-right="0.74pt solid #000000" fo:border-top="none"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23" style:parent-style-name="Default">
      <style:table-cell-properties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24" style:parent-style-name="Default">
      <style:table-cell-properties fo:border-bottom="none" fo:border-left="0.74pt solid #000000" fo:border-right="none" fo:border-top="0.74pt solid #000000"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25" style:parent-style-name="Default">
      <style:table-cell-properties fo:border-bottom="0.74pt solid #000000" fo:border-left="0.74pt solid #000000" fo:border-right="none" fo:border-top="none"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graphic" style:name="gr1">
      <style:graphic-properties draw:auto-grow-height="false" draw:fill="solid" draw:fill-color="#ffffff" draw:fit-to-size="false" draw:stroke="solid" draw:stroke-linejoin="round" draw:textarea-vertical-align="middle" fo:min-height="0mm" fo:min-width="0mm" fo:padding-bottom="0mm" fo:padding-left="0.51mm" fo:padding-right="0mm" fo:padding-top="0mm" fo:wrap-option="wrap" style:shrink-to-fit="false" svg:stroke-color="#ff0000" svg:stroke-width="0.35mm"/>
    </style:style>
    <style:style style:family="paragraph" style:name="P1">
      <style:paragraph-properties fo:line-height="100%" fo:margin-bottom="0mm" fo:margin-top="0mm" fo:text-align="center"/>
    </style:style>
    <style:style style:family="paragraph" style:name="P2">
      <loext:graphic-properties draw:fill="solid" draw:fill-color="#ffffff"/>
      <style:paragraph-properties fo:text-align="start"/>
      <style:text-properties fo:font-size="18pt"/>
    </style:style>
    <style:style style:family="text" style:name="T1">
      <style:text-properties fo:font-size="11pt" fo:font-style="normal" fo:font-variant="normal" fo:font-weight="normal" fo:letter-spacing="normal" fo:text-transform="none" style:font-size-asian="11pt" style:font-size-complex="11pt" style:font-style-asian="normal" style:font-style-complex="normal" style:font-weight-asian="normal" style:font-weight-complex="normal" style:text-line-through-style="none" style:text-line-through-type="none" style:text-position="0% 100%" style:text-underline-style="none"/>
    </style:style>
    <style:style style:family="table-row" style:name="ac3faec">
      <style:table-row-properties fo:break-before="auto" style:row-height="0.2953in" style:use-optimal-row-height="true"/>
    </style:style>
    <style:style style:family="table-row" style:name="a13befa">
      <style:table-row-properties fo:break-before="auto" style:row-height="0.7382in" style:use-optimal-row-height="false"/>
    </style:style>
    <style:style style:family="table-row" style:name="a386283">
      <style:table-row-properties fo:break-before="auto" style:row-height="0.7382in" style:use-optimal-row-height="false"/>
    </style:style>
    <style:style style:family="table-row" style:name="a0dd8f6">
      <style:table-row-properties fo:break-before="auto" style:row-height="1.9194in" style:use-optimal-row-height="false"/>
    </style:style>
    <style:style style:family="table-row" style:name="a9caa88">
      <style:table-row-properties fo:break-before="auto" style:row-height="0.8859in" style:use-optimal-row-height="false"/>
    </style:style>
  </office:automatic-styles>
  <office:body>
    <office:spreadsheet>
      <table:calculation-settings table:automatic-find-labels="false" table:case-sensitive="false" table:use-regular-expressions="false" table:use-wildcards="true">
        <table:iteration table:maximum-difference="0.0001"/>
      </table:calculation-settings>
      <table:content-validations>
        <table:content-validation table:allow-empty-cell="true" table:base-cell-address="定義.P3" table:condition="of:cell-content-is-in-list(性別)" table:display-list="unsorted" table:name="val1">
          <table:help-message table:display="true"/>
          <table:error-message table:display="true" table:message-type="stop"/>
        </table:content-validation>
        <table:content-validation table:allow-empty-cell="true" table:base-cell-address="定義.AF3" table:condition="of:cell-content-is-in-list(雇用形態)" table:display-list="unsorted" table:name="val2">
          <table:help-message table:display="true"/>
          <table:error-message table:display="true" table:message-type="stop"/>
        </table:content-validation>
        <table:content-validation table:allow-empty-cell="true" table:base-cell-address="定義.U21" table:condition="of:cell-content-is-in-list([.$AZ$1])" table:display-list="unsorted" table:name="val3">
          <table:help-message table:display="true"/>
        </table:content-validation>
        <table:content-validation table:allow-empty-cell="true" table:base-cell-address="定義.U33" table:condition="of:cell-content-is-in-list(担当区分)" table:display-list="unsorted" table:name="val4">
          <table:help-message table:display="true"/>
          <table:error-message table:display="true" table:message-type="stop"/>
        </table:content-validation>
        <table:content-validation table:base-cell-address="定義.AV2" table:name="val5">
          <table:help-message table:display="true"/>
        </table:content-validation>
        <table:content-validation table:allow-empty-cell="true" table:base-cell-address="定義.U46" table:condition="of:cell-content-is-in-list(担当区分)" table:display-list="unsorted" table:name="val6">
          <table:help-message table:display="true"/>
          <table:error-message table:display="true" table:message-type="stop"/>
        </table:content-validation>
      </table:content-validations>
      <table:table table:name="技術経歴書" table:print-ranges="技術経歴書.A1:技術経歴書.AU59" table:style-name="ta1">
        <office:forms form:apply-design-mode="false" form:automatic-focus="false"/>
        <table:table-column table:default-cell-style-name="ce19" table:number-columns-repeated="47" table:style-name="co1"/>
        <table:table-column table:default-cell-style-name="ce19" table:style-name="co2"/>
        <table:table-column table:default-cell-style-name="ce165" table:style-name="co3"/>
        <table:table-column table:default-cell-style-name="ce19" table:number-columns-repeated="5" table:style-name="co4"/>
        <table:table-column table:default-cell-style-name="ce19" table:number-columns-repeated="21" table:style-name="co1"/>
        <table:table-row table:style-name="ro1">
          <table:table-cell calcext:value-type="string" office:value-type="string" table:number-columns-spanned="20" table:number-rows-spanned="1" table:style-name="ce1">
            <text:p>技術経歴書</text:p>
          </table:table-cell>
          <table:covered-table-cell table:number-columns-repeated="19" table:style-name="ce1"/>
          <table:table-cell table:number-columns-repeated="10" table:style-name="ce100"/>
          <table:table-cell table:number-columns-repeated="3" table:style-name="ce127"/>
          <table:table-cell calcext:value-type="string" office:value-type="string" table:number-columns-spanned="6" table:number-rows-spanned="1" table:style-name="ce127">
            <text:p>最終更新日：</text:p>
          </table:table-cell>
          <table:covered-table-cell table:number-columns-repeated="5" table:style-name="ce127"/>
          <table:table-cell table:number-columns-spanned="8" table:number-rows-spanned="1" table:style-name="ce138"/>
          <table:covered-table-cell table:number-columns-repeated="7" table:style-name="ce138"/>
          <table:table-cell table:style-name="ce156"/>
          <table:table-cell calcext:value-type="date" office:date-value="1990-01-01" office:value-type="date" table:style-name="ce163">
            <text:p>01.01.1990</text:p>
          </table:table-cell>
          <table:table-cell table:number-columns-repeated="2"/>
          <table:table-cell table:style-name="ce183"/>
          <table:table-cell table:style-name="ce187"/>
          <table:table-cell table:style-name="ce183"/>
          <table:table-cell table:number-columns-repeated="5" table:style-name="ce187"/>
          <table:table-cell table:number-columns-repeated="3" table:style-name="ce197"/>
          <table:table-cell table:style-name="ce200"/>
          <table:table-cell table:style-name="ce183"/>
          <table:table-cell table:number-columns-repeated="960"/>
        </table:table-row>
        <table:table-row table:style-name="ro2">
          <table:table-cell calcext:value-type="string" office:value-type="string" table:number-columns-spanned="5" table:number-rows-spanned="1" table:style-name="ce2">
            <text:p>フリガナ</text:p>
          </table:table-cell>
          <table:covered-table-cell table:number-columns-repeated="3" table:style-name="ce20"/>
          <table:covered-table-cell table:style-name="ce40"/>
          <table:table-cell table:number-columns-spanned="10" table:number-rows-spanned="1" table:style-name="ce45"/>
          <table:covered-table-cell table:number-columns-repeated="8" table:style-name="ce60"/>
          <table:covered-table-cell table:style-name="ce85"/>
          <table:table-cell calcext:value-type="string" office:value-type="string" table:number-columns-spanned="2" table:number-rows-spanned="1" table:style-name="ce5">
            <text:p>性別</text:p>
          </table:table-cell>
          <table:covered-table-cell table:style-name="ce5"/>
          <table:table-cell calcext:value-type="string" office:value-type="string" table:number-columns-spanned="3" table:number-rows-spanned="1" table:style-name="ce5">
            <text:p>年齢</text:p>
          </table:table-cell>
          <table:covered-table-cell table:style-name="ce65"/>
          <table:covered-table-cell table:style-name="ce71"/>
          <table:table-cell calcext:value-type="string" office:value-type="string" table:number-columns-spanned="11" table:number-rows-spanned="1" table:style-name="ce5">
            <text:p>最寄り駅</text:p>
          </table:table-cell>
          <table:covered-table-cell table:number-columns-repeated="9" table:style-name="ce65"/>
          <table:covered-table-cell table:style-name="ce71"/>
          <table:table-cell calcext:value-type="string" office:value-type="string" table:number-columns-spanned="8" table:number-rows-spanned="1" table:style-name="ce5">
            <text:p>雇用形態</text:p>
          </table:table-cell>
          <table:covered-table-cell table:number-columns-repeated="6" table:style-name="ce65"/>
          <table:covered-table-cell table:style-name="ce71"/>
          <table:table-cell calcext:value-type="string" office:value-type="string" table:number-columns-spanned="8" table:number-rows-spanned="1" table:style-name="ce5">
            <text:p>経験</text:p>
          </table:table-cell>
          <table:covered-table-cell table:number-columns-repeated="6" table:style-name="ce65"/>
          <table:covered-table-cell table:style-name="ce71"/>
          <table:table-cell table:content-validation-name="val5" table:style-name="ce47"/>
          <table:table-cell calcext:value-type="string" office:value-type="string" table:style-name="ce164">
            <text:p>↑生年月日を記入</text:p>
          </table:table-cell>
          <table:table-cell table:number-columns-repeated="2"/>
          <table:table-cell table:style-name="ce184"/>
          <table:table-cell table:number-columns-repeated="7" table:style-name="ce185"/>
          <table:table-cell table:style-name="ce198"/>
          <table:table-cell table:style-name="ce199"/>
          <table:table-cell table:style-name="ce198"/>
          <table:table-cell table:number-columns-repeated="2" table:style-name="ce185"/>
          <table:table-cell table:number-columns-repeated="960"/>
        </table:table-row>
        <table:table-row table:style-name="ro2">
          <table:table-cell calcext:value-type="string" office:value-type="string" table:number-columns-spanned="5" table:number-rows-spanned="1" table:style-name="ce3">
            <text:p>氏　　名</text:p>
          </table:table-cell>
          <table:covered-table-cell table:number-columns-repeated="3" table:style-name="ce21"/>
          <table:covered-table-cell table:style-name="ce41"/>
          <table:table-cell table:number-columns-spanned="10" table:number-rows-spanned="1" table:style-name="ce46"/>
          <table:covered-table-cell table:number-columns-repeated="8" table:style-name="ce61"/>
          <table:covered-table-cell table:style-name="ce86"/>
          <table:table-cell table:content-validation-name="val1" table:number-columns-spanned="2" table:number-rows-spanned="1" table:style-name="ce87"/>
          <table:covered-table-cell table:content-validation-name="val1" table:style-name="ce87"/>
          <table:table-cell calcext:value-type="float" office:value="29" office:value-type="float" table:formula="of:=IF(COUNTBLANK([.AW1])&gt;0;&quot;&quot;;IF(ISERR(DATEDIF([.AW1];TODAY();&quot;Y&quot;));&quot;&quot;;DATEDIF([.AW1];TODAY();&quot;Y&quot;)))" table:number-columns-spanned="3" table:number-rows-spanned="1" table:style-name="ce89">
            <text:p>29</text:p>
          </table:table-cell>
          <table:covered-table-cell table:style-name="ce90"/>
          <table:covered-table-cell table:style-name="ce95"/>
          <table:table-cell table:number-columns-spanned="11" table:number-rows-spanned="1" table:style-name="ce87"/>
          <table:covered-table-cell table:number-columns-repeated="9" table:style-name="ce107"/>
          <table:covered-table-cell table:style-name="ce128"/>
          <table:table-cell table:content-validation-name="val2" table:number-columns-spanned="8" table:number-rows-spanned="1" table:style-name="ce87"/>
          <table:covered-table-cell table:number-columns-repeated="6" table:style-name="ce107"/>
          <table:covered-table-cell table:style-name="ce128"/>
          <table:table-cell table:number-columns-spanned="2" table:number-rows-spanned="1" table:style-name="ce139"/>
          <table:covered-table-cell table:style-name="ce141"/>
          <table:table-cell calcext:value-type="string" office:value-type="string" table:style-name="ce90">
            <text:p>年</text:p>
          </table:table-cell>
          <table:table-cell table:number-columns-spanned="2" table:number-rows-spanned="1" table:style-name="ce141"/>
          <table:covered-table-cell table:style-name="ce141"/>
          <table:table-cell calcext:value-type="string" office:value-type="string" table:number-columns-spanned="3" table:number-rows-spanned="1" table:style-name="ce145">
            <text:p>ヶ月</text:p>
          </table:table-cell>
          <table:covered-table-cell table:style-name="ce147"/>
          <table:covered-table-cell table:style-name="ce145"/>
          <table:table-cell table:content-validation-name="val5" table:style-name="ce47"/>
          <table:table-cell calcext:value-type="string" office:value-type="string" table:style-name="ce164">
            <text:p>ex) 1980/4/1</text:p>
          </table:table-cell>
          <table:table-cell table:number-columns-repeated="2"/>
          <table:table-cell table:style-name="ce184"/>
          <table:table-cell table:number-columns-repeated="7" table:style-name="ce185"/>
          <table:table-cell table:style-name="ce198"/>
          <table:table-cell table:style-name="ce199"/>
          <table:table-cell table:style-name="ce198"/>
          <table:table-cell table:number-columns-repeated="2" table:style-name="ce185"/>
          <table:table-cell table:number-columns-repeated="960"/>
        </table:table-row>
        <table:table-row table:style-name="ro3">
          <table:table-cell table:number-columns-repeated="5" table:style-name="ce4"/>
          <table:table-cell table:number-columns-repeated="10" table:style-name="ce47"/>
          <table:table-cell table:content-validation-name="val1" table:number-columns-repeated="2" table:style-name="ce47"/>
          <table:table-cell table:number-columns-repeated="3" table:style-name="ce4"/>
          <table:table-cell table:content-validation-name="val2" table:number-columns-repeated="7" table:style-name="ce47"/>
          <table:table-cell table:number-columns-repeated="12" table:style-name="ce47"/>
          <table:table-cell table:number-columns-repeated="2" table:style-name="ce140"/>
          <table:table-cell table:style-name="ce4"/>
          <table:table-cell table:number-columns-repeated="2" table:style-name="ce140"/>
          <table:table-cell table:number-columns-repeated="3" table:style-name="ce146"/>
          <table:table-cell table:content-validation-name="val5" table:style-name="ce47"/>
          <table:table-cell table:style-name="ce164"/>
          <table:table-cell table:number-columns-repeated="2"/>
          <table:table-cell table:style-name="ce184"/>
          <table:table-cell table:number-columns-repeated="7" table:style-name="ce185"/>
          <table:table-cell table:style-name="ce198"/>
          <table:table-cell table:style-name="ce199"/>
          <table:table-cell table:style-name="ce198"/>
          <table:table-cell table:number-columns-repeated="2" table:style-name="ce185"/>
          <table:table-cell table:number-columns-repeated="960"/>
        </table:table-row>
        <table:table-row table:style-name="ro2">
          <table:table-cell calcext:value-type="string" office:value-type="string" table:number-columns-spanned="5" table:number-rows-spanned="3" table:style-name="ce5">
            <text:p>最終学歴</text:p>
          </table:table-cell>
          <table:covered-table-cell table:number-columns-repeated="3" table:style-name="ce22"/>
          <table:covered-table-cell table:style-name="ce42"/>
          <table:table-cell calcext:value-type="string" office:value-type="string" table:number-columns-spanned="19" table:number-rows-spanned="1" table:style-name="ce48">
            <text:p>**大学**部　卒業</text:p>
          </table:table-cell>
          <table:covered-table-cell table:number-columns-repeated="17" table:style-name="ce62"/>
          <table:covered-table-cell table:style-name="ce113"/>
          <table:table-cell calcext:value-type="string" office:value-type="string" table:number-columns-spanned="5" table:number-rows-spanned="3" table:style-name="ce5">
            <text:p>資　格</text:p>
          </table:table-cell>
          <table:covered-table-cell table:number-columns-repeated="3" table:style-name="ce22"/>
          <table:covered-table-cell table:style-name="ce42"/>
          <table:table-cell table:number-columns-spanned="18" table:number-rows-spanned="1" table:style-name="ce48"/>
          <table:covered-table-cell table:number-columns-repeated="16" table:style-name="ce62"/>
          <table:covered-table-cell table:style-name="ce113"/>
          <table:table-cell table:style-name="ce157"/>
          <table:table-cell table:number-columns-repeated="3"/>
          <table:table-cell table:style-name="ce184"/>
          <table:table-cell table:number-columns-repeated="7" table:style-name="ce185"/>
          <table:table-cell table:style-name="ce198"/>
          <table:table-cell table:number-columns-repeated="2" table:style-name="ce199"/>
          <table:table-cell table:number-columns-repeated="2" table:style-name="ce185"/>
          <table:table-cell table:number-columns-repeated="960"/>
        </table:table-row>
        <table:table-row table:style-name="ro2">
          <table:covered-table-cell table:style-name="ce6"/>
          <table:covered-table-cell table:number-columns-repeated="3" table:style-name="ce23"/>
          <table:covered-table-cell table:style-name="ce43"/>
          <table:table-cell table:number-columns-spanned="19" table:number-rows-spanned="1" table:style-name="ce49"/>
          <table:covered-table-cell table:number-columns-repeated="17" table:style-name="ce63"/>
          <table:covered-table-cell table:style-name="ce114"/>
          <table:covered-table-cell table:style-name="ce6"/>
          <table:covered-table-cell table:number-columns-repeated="3" table:style-name="ce23"/>
          <table:covered-table-cell table:style-name="ce43"/>
          <table:table-cell table:number-columns-spanned="18" table:number-rows-spanned="1" table:style-name="ce120"/>
          <table:covered-table-cell table:number-columns-repeated="16" table:style-name="ce129"/>
          <table:covered-table-cell table:style-name="ce148"/>
          <table:table-cell table:style-name="ce4"/>
          <table:table-cell table:number-columns-repeated="3"/>
          <table:table-cell table:number-columns-repeated="8" table:style-name="ce185"/>
          <table:table-cell table:style-name="ce198"/>
          <table:table-cell table:number-columns-repeated="2" table:style-name="ce199"/>
          <table:table-cell table:number-columns-repeated="2" table:style-name="ce185"/>
          <table:table-cell table:number-columns-repeated="960"/>
        </table:table-row>
        <table:table-row table:style-name="ro2">
          <table:covered-table-cell table:style-name="ce7"/>
          <table:covered-table-cell table:number-columns-repeated="3" table:style-name="ce24"/>
          <table:covered-table-cell table:style-name="ce44"/>
          <table:table-cell table:number-columns-spanned="19" table:number-rows-spanned="1" table:style-name="ce50"/>
          <table:covered-table-cell table:number-columns-repeated="17" table:style-name="ce64"/>
          <table:covered-table-cell table:style-name="ce115"/>
          <table:covered-table-cell table:style-name="ce7"/>
          <table:covered-table-cell table:number-columns-repeated="3" table:style-name="ce24"/>
          <table:covered-table-cell table:style-name="ce44"/>
          <table:table-cell table:number-columns-spanned="18" table:number-rows-spanned="1" table:style-name="ce121"/>
          <table:covered-table-cell table:number-columns-repeated="16" table:style-name="ce130"/>
          <table:covered-table-cell table:style-name="ce149"/>
          <table:table-cell table:style-name="ce158"/>
          <table:table-cell table:number-columns-repeated="3"/>
          <table:table-cell table:number-columns-repeated="5" table:style-name="ce186"/>
          <table:table-cell table:number-columns-repeated="968"/>
        </table:table-row>
        <table:table-row table:style-name="ro2">
          <table:table-cell calcext:value-type="string" office:value-type="string" table:number-columns-spanned="5" table:number-rows-spanned="6" table:style-name="ce8">
            <text:p>スキル</text:p>
          </table:table-cell>
          <table:covered-table-cell table:number-columns-repeated="3" table:style-name="ce23"/>
          <table:covered-table-cell table:style-name="ce43"/>
          <table:table-cell calcext:value-type="string" office:value-type="string" table:number-columns-spanned="6" table:number-rows-spanned="1" table:style-name="ce5">
            <text:p>言語</text:p>
          </table:table-cell>
          <table:covered-table-cell table:number-columns-repeated="4" table:style-name="ce65"/>
          <table:covered-table-cell table:style-name="ce71"/>
          <table:table-cell calcext:value-type="string" office:value-type="string" table:number-columns-spanned="7" table:number-rows-spanned="1" table:style-name="ce74">
            <text:p>経験年月</text:p>
          </table:table-cell>
          <table:covered-table-cell table:number-columns-repeated="6" table:style-name="ce65"/>
          <table:table-cell calcext:value-type="string" office:value-type="string" table:number-columns-spanned="6" table:number-rows-spanned="1" table:style-name="ce91">
            <text:p>特記事項</text:p>
          </table:table-cell>
          <table:covered-table-cell table:number-columns-repeated="5" table:style-name="ce91"/>
          <table:table-cell calcext:value-type="string" office:value-type="string" table:number-columns-spanned="5" table:number-rows-spanned="6" table:style-name="ce117">
            <text:p>担当経験</text:p>
          </table:table-cell>
          <table:covered-table-cell table:number-columns-repeated="3" table:style-name="ce22"/>
          <table:covered-table-cell table:style-name="ce42"/>
          <table:table-cell calcext:value-type="string" office:value-type="string" table:number-columns-spanned="10" table:number-rows-spanned="1" table:style-name="ce5">
            <text:p>担当</text:p>
          </table:table-cell>
          <table:covered-table-cell table:number-columns-repeated="8" table:style-name="ce65"/>
          <table:covered-table-cell table:style-name="ce71"/>
          <table:table-cell calcext:value-type="string" office:value-type="string" table:number-columns-spanned="8" table:number-rows-spanned="1" table:style-name="ce5">
            <text:p>経験年月</text:p>
          </table:table-cell>
          <table:covered-table-cell table:number-columns-repeated="7" table:style-name="ce5"/>
          <table:table-cell table:style-name="ce159"/>
          <table:table-cell>
            <draw:custom-shape draw:name="額縁 2" draw:style-name="gr1" draw:text-style-name="P2" draw:z-index="0" svg:height="10.84mm" svg:width="21.86mm" svg:x="2.91mm" svg:y="1.59mm" table:end-cell-address="技術経歴書.AY10" table:end-x="0.52mm" table:end-y="2.9mm">
              <office:event-listeners>
                <script:event-listener script:event-name="dom:click" script:language="ooo:script" xlink:href="vnd.sun.star.script:VBAProject.Module1.expcalc?language=Basic&amp;location=document" xlink:type="simple"/>
              </office:event-listeners>
              <text:p text:style-name="P1"><text:span text:style-name="T1">年数計算</text:span></text:p>
              <draw:enhanced-geometry draw:enhanced-path="M ?f2 ?f2 L ?f3 ?f2 ?f3 ?f4 ?f2 ?f4 Z S N M 0 0 L ?f5 0 ?f3 ?f2 ?f2 ?f2 Z  S N M 0 ?f8 L ?f2 ?f4 ?f3 ?f4 ?f5 ?f8 Z  S N M 0 0 L ?f2 ?f2 ?f2 ?f4 0 ?f8 Z  S N M ?f5 0 L ?f5 ?f8 ?f3 ?f4 ?f3 ?f2 Z  S N M 0 0 L ?f5 0 ?f5 ?f8 0 ?f8 Z M ?f2 ?f2 L ?f3 ?f2 ?f3 ?f4 ?f2 ?f4 Z M 0 0 L ?f2 ?f2 M 0 ?f8 L ?f2 ?f4 M ?f5 0 L ?f3 ?f2 M ?f5 ?f8 L ?f3 ?f4 F N" draw:mirror-horizontal="false" draw:mirror-vertical="false" draw:modifiers="12500" draw:text-areas="?f2 ?f2 ?f3 ?f4" draw:type="ooxml-bevel" drawooo:enhanced-path="M ?f2 ?f2 L ?f3 ?f2 ?f3 ?f4 ?f2 ?f4 Z S N M 0 0 L ?f5 0 ?f3 ?f2 ?f2 ?f2 Z K S N M 0 ?f8 L ?f2 ?f4 ?f3 ?f4 ?f5 ?f8 Z I S N M 0 0 L ?f2 ?f2 ?f2 ?f4 0 ?f8 Z J S N M ?f5 0 L ?f5 ?f8 ?f3 ?f4 ?f3 ?f2 Z H S N M 0 0 L ?f5 0 ?f5 ?f8 0 ?f8 Z M ?f2 ?f2 L ?f3 ?f2 ?f3 ?f4 ?f2 ?f4 Z M 0 0 L ?f2 ?f2 M 0 ?f8 L ?f2 ?f4 M ?f5 0 L ?f3 ?f2 M ?f5 ?f8 L ?f3 ?f4 F N" svg:viewBox="0 0 0 0">
                <draw:equation draw:formula="if(0-$0 ,0,if(50000-$0 ,$0 ,50000))" draw:name="f0"/>
                <draw:equation draw:formula="min(logwidth,logheight)" draw:name="f1"/>
                <draw:equation draw:formula="?f1 *?f0 /100000" draw:name="f2"/>
                <draw:equation draw:formula="logwidth+0-?f2 " draw:name="f3"/>
                <draw:equation draw:formula="logheight+0-?f2 " draw:name="f4"/>
                <draw:equation draw:formula="logwidth" draw:name="f5"/>
                <draw:equation draw:formula="logheight/2" draw:name="f6"/>
                <draw:equation draw:formula="logwidth/2" draw:name="f7"/>
                <draw:equation draw:formula="logheight" draw:name="f8"/>
                <draw:handle draw:handle-position="?f2 0" draw:handle-range-x-maximum="50000" draw:handle-range-x-minimum="0"/>
              </draw:enhanced-geometry>
            </draw:custom-shape>
          </table:table-cell>
          <table:table-cell table:style-name="ce170"/>
          <table:table-cell table:number-columns-repeated="974"/>
        </table:table-row>
        <table:table-row table:style-name="ro2">
          <table:covered-table-cell table:style-name="ce6"/>
          <table:covered-table-cell table:number-columns-repeated="3" table:style-name="ce23"/>
          <table:covered-table-cell table:style-name="ce43"/>
          <table:table-cell table:number-columns-spanned="6" table:number-rows-spanned="1" table:style-name="ce51"/>
          <table:covered-table-cell table:number-columns-repeated="4" table:style-name="ce66"/>
          <table:covered-table-cell table:style-name="ce72"/>
          <table:table-cell table:number-columns-spanned="2" table:number-rows-spanned="1" table:style-name="ce75"/>
          <table:covered-table-cell table:style-name="ce79"/>
          <table:table-cell calcext:value-type="string" office:value-type="string" table:style-name="ce83">
            <text:p>年</text:p>
          </table:table-cell>
          <table:table-cell table:number-columns-spanned="2" table:number-rows-spanned="1" table:style-name="ce79"/>
          <table:covered-table-cell table:style-name="ce79"/>
          <table:table-cell calcext:value-type="string" office:value-type="string" table:number-columns-spanned="2" table:number-rows-spanned="1" table:style-name="ce88">
            <text:p>ヶ月</text:p>
          </table:table-cell>
          <table:covered-table-cell table:style-name="ce88"/>
          <table:table-cell table:number-columns-spanned="6" table:number-rows-spanned="1" table:style-name="ce92"/>
          <table:covered-table-cell table:number-columns-repeated="5" table:style-name="ce96"/>
          <table:covered-table-cell table:number-columns-repeated="4" table:style-name="ce23"/>
          <table:covered-table-cell table:style-name="ce43"/>
          <table:table-cell calcext:value-type="string" office:value-type="string" table:number-columns-spanned="10" table:number-rows-spanned="1" table:style-name="ce122">
            <text:p><text:s/>PM.プロジェクトマネージャ</text:p>
          </table:table-cell>
          <table:covered-table-cell table:number-columns-repeated="8" table:style-name="ce131"/>
          <table:covered-table-cell table:style-name="ce135"/>
          <table:table-cell table:number-columns-spanned="2" table:number-rows-spanned="1" table:style-name="ce75"/>
          <table:covered-table-cell table:style-name="ce142"/>
          <table:table-cell calcext:value-type="string" office:value-type="string" table:style-name="ce88">
            <text:p>年</text:p>
          </table:table-cell>
          <table:table-cell table:number-columns-spanned="2" table:number-rows-spanned="1" table:style-name="ce79"/>
          <table:covered-table-cell table:style-name="ce142"/>
          <table:table-cell calcext:value-type="string" office:value-type="string" table:number-columns-spanned="3" table:number-rows-spanned="1" table:style-name="ce135">
            <text:p>ヶ月</text:p>
          </table:table-cell>
          <table:covered-table-cell table:style-name="ce131"/>
          <table:covered-table-cell table:style-name="ce135"/>
          <table:table-cell table:style-name="ce160"/>
          <table:table-cell table:number-columns-repeated="976"/>
        </table:table-row>
        <table:table-row table:style-name="ro2">
          <table:covered-table-cell table:style-name="ce6"/>
          <table:covered-table-cell table:number-columns-repeated="3" table:style-name="ce23"/>
          <table:covered-table-cell table:style-name="ce43"/>
          <table:table-cell table:number-columns-spanned="6" table:number-rows-spanned="1" table:style-name="ce52"/>
          <table:covered-table-cell table:number-columns-repeated="4" table:style-name="ce67"/>
          <table:covered-table-cell table:style-name="ce73"/>
          <table:table-cell table:number-columns-spanned="2" table:number-rows-spanned="1" table:style-name="ce76"/>
          <table:covered-table-cell table:style-name="ce80"/>
          <table:table-cell calcext:value-type="string" office:value-type="string" table:style-name="ce83">
            <text:p>年</text:p>
          </table:table-cell>
          <table:table-cell table:number-columns-spanned="2" table:number-rows-spanned="1" table:style-name="ce80"/>
          <table:covered-table-cell table:style-name="ce80"/>
          <table:table-cell calcext:value-type="string" office:value-type="string" table:number-columns-spanned="2" table:number-rows-spanned="1" table:style-name="ce83">
            <text:p>ヶ月</text:p>
          </table:table-cell>
          <table:covered-table-cell table:style-name="ce83"/>
          <table:table-cell table:number-columns-spanned="6" table:number-rows-spanned="1" table:style-name="ce93"/>
          <table:covered-table-cell table:number-columns-repeated="5" table:style-name="ce93"/>
          <table:covered-table-cell table:number-columns-repeated="4" table:style-name="ce23"/>
          <table:covered-table-cell table:style-name="ce43"/>
          <table:table-cell calcext:value-type="string" office:value-type="string" table:number-columns-spanned="10" table:number-rows-spanned="1" table:style-name="ce123">
            <text:p><text:s/>PL.プロジェクトリーダ</text:p>
          </table:table-cell>
          <table:covered-table-cell table:number-columns-repeated="8" table:style-name="ce132"/>
          <table:covered-table-cell table:style-name="ce136"/>
          <table:table-cell table:number-columns-spanned="2" table:number-rows-spanned="1" table:style-name="ce77"/>
          <table:covered-table-cell table:style-name="ce143"/>
          <table:table-cell calcext:value-type="string" office:value-type="string" table:style-name="ce83">
            <text:p>年</text:p>
          </table:table-cell>
          <table:table-cell table:number-columns-spanned="2" table:number-rows-spanned="1" table:style-name="ce81"/>
          <table:covered-table-cell table:style-name="ce143"/>
          <table:table-cell calcext:value-type="string" office:value-type="string" table:number-columns-spanned="3" table:number-rows-spanned="1" table:style-name="ce136">
            <text:p>ヶ月</text:p>
          </table:table-cell>
          <table:covered-table-cell table:style-name="ce132"/>
          <table:covered-table-cell table:style-name="ce136"/>
          <table:table-cell table:style-name="ce160"/>
          <table:table-cell table:number-columns-repeated="976"/>
        </table:table-row>
        <table:table-row table:style-name="ro2">
          <table:covered-table-cell table:style-name="ce6"/>
          <table:covered-table-cell table:number-columns-repeated="3" table:style-name="ce23"/>
          <table:covered-table-cell table:style-name="ce43"/>
          <table:table-cell table:number-columns-spanned="6" table:number-rows-spanned="1" table:style-name="ce52"/>
          <table:covered-table-cell table:number-columns-repeated="4" table:style-name="ce67"/>
          <table:covered-table-cell table:style-name="ce73"/>
          <table:table-cell table:number-columns-spanned="2" table:number-rows-spanned="1" table:style-name="ce77"/>
          <table:covered-table-cell table:style-name="ce81"/>
          <table:table-cell calcext:value-type="string" office:value-type="string" table:style-name="ce83">
            <text:p>年</text:p>
          </table:table-cell>
          <table:table-cell table:number-columns-spanned="2" table:number-rows-spanned="1" table:style-name="ce81"/>
          <table:covered-table-cell table:style-name="ce81"/>
          <table:table-cell calcext:value-type="string" office:value-type="string" table:number-columns-spanned="2" table:number-rows-spanned="1" table:style-name="ce83">
            <text:p>ヶ月</text:p>
          </table:table-cell>
          <table:covered-table-cell table:style-name="ce83"/>
          <table:table-cell table:number-columns-spanned="6" table:number-rows-spanned="1" table:style-name="ce94"/>
          <table:covered-table-cell table:number-columns-repeated="5" table:style-name="ce94"/>
          <table:covered-table-cell table:number-columns-repeated="4" table:style-name="ce23"/>
          <table:covered-table-cell table:style-name="ce43"/>
          <table:table-cell calcext:value-type="string" office:value-type="string" table:number-columns-spanned="10" table:number-rows-spanned="1" table:style-name="ce123">
            <text:p><text:s/>SL.サブリーダ</text:p>
          </table:table-cell>
          <table:covered-table-cell table:number-columns-repeated="8" table:style-name="ce132"/>
          <table:covered-table-cell table:style-name="ce136"/>
          <table:table-cell table:number-columns-spanned="2" table:number-rows-spanned="1" table:style-name="ce77"/>
          <table:covered-table-cell table:style-name="ce143"/>
          <table:table-cell calcext:value-type="string" office:value-type="string" table:style-name="ce83">
            <text:p>年</text:p>
          </table:table-cell>
          <table:table-cell table:number-columns-spanned="2" table:number-rows-spanned="1" table:style-name="ce81"/>
          <table:covered-table-cell table:style-name="ce143"/>
          <table:table-cell calcext:value-type="string" office:value-type="string" table:number-columns-spanned="3" table:number-rows-spanned="1" table:style-name="ce136">
            <text:p>ヶ月</text:p>
          </table:table-cell>
          <table:covered-table-cell table:style-name="ce132"/>
          <table:covered-table-cell table:style-name="ce136"/>
          <table:table-cell table:style-name="ce4"/>
          <table:table-cell table:number-columns-repeated="976"/>
        </table:table-row>
        <table:table-row table:style-name="ro2">
          <table:covered-table-cell table:style-name="ce6"/>
          <table:covered-table-cell table:number-columns-repeated="3" table:style-name="ce23"/>
          <table:covered-table-cell table:style-name="ce43"/>
          <table:table-cell table:number-columns-spanned="6" table:number-rows-spanned="1" table:style-name="ce52"/>
          <table:covered-table-cell table:number-columns-repeated="4" table:style-name="ce67"/>
          <table:covered-table-cell table:style-name="ce73"/>
          <table:table-cell table:number-columns-spanned="2" table:number-rows-spanned="1" table:style-name="ce77"/>
          <table:covered-table-cell table:style-name="ce81"/>
          <table:table-cell calcext:value-type="string" office:value-type="string" table:style-name="ce83">
            <text:p>年</text:p>
          </table:table-cell>
          <table:table-cell table:number-columns-spanned="2" table:number-rows-spanned="1" table:style-name="ce81"/>
          <table:covered-table-cell table:style-name="ce81"/>
          <table:table-cell calcext:value-type="string" office:value-type="string" table:number-columns-spanned="2" table:number-rows-spanned="1" table:style-name="ce83">
            <text:p>ヶ月</text:p>
          </table:table-cell>
          <table:covered-table-cell table:style-name="ce83"/>
          <table:table-cell table:number-columns-spanned="6" table:number-rows-spanned="1" table:style-name="ce94"/>
          <table:covered-table-cell table:number-columns-repeated="5" table:style-name="ce94"/>
          <table:covered-table-cell table:number-columns-repeated="4" table:style-name="ce23"/>
          <table:covered-table-cell table:style-name="ce43"/>
          <table:table-cell calcext:value-type="string" office:value-type="string" table:number-columns-spanned="10" table:number-rows-spanned="1" table:style-name="ce123">
            <text:p> T.  担当(SE/PG)</text:p>
          </table:table-cell>
          <table:covered-table-cell table:number-columns-repeated="8" table:style-name="ce132"/>
          <table:covered-table-cell table:style-name="ce136"/>
          <table:table-cell table:number-columns-spanned="2" table:number-rows-spanned="1" table:style-name="ce77"/>
          <table:covered-table-cell table:style-name="ce143"/>
          <table:table-cell calcext:value-type="string" office:value-type="string" table:style-name="ce83">
            <text:p>年</text:p>
          </table:table-cell>
          <table:table-cell table:number-columns-spanned="2" table:number-rows-spanned="1" table:style-name="ce81"/>
          <table:covered-table-cell table:style-name="ce143"/>
          <table:table-cell calcext:value-type="string" office:value-type="string" table:number-columns-spanned="3" table:number-rows-spanned="1" table:style-name="ce136">
            <text:p>ヶ月</text:p>
          </table:table-cell>
          <table:covered-table-cell table:style-name="ce132"/>
          <table:covered-table-cell table:style-name="ce136"/>
          <table:table-cell table:style-name="ce158"/>
          <table:table-cell table:number-columns-repeated="976"/>
        </table:table-row>
        <table:table-row table:style-name="ro2">
          <table:covered-table-cell table:style-name="ce6"/>
          <table:covered-table-cell table:number-columns-repeated="3" table:style-name="ce23"/>
          <table:covered-table-cell table:style-name="ce43"/>
          <table:table-cell table:number-columns-spanned="6" table:number-rows-spanned="1" table:style-name="ce52"/>
          <table:covered-table-cell table:number-columns-repeated="4" table:style-name="ce67"/>
          <table:covered-table-cell table:style-name="ce73"/>
          <table:table-cell table:number-columns-spanned="2" table:number-rows-spanned="1" table:style-name="ce78"/>
          <table:covered-table-cell table:style-name="ce82"/>
          <table:table-cell calcext:value-type="string" office:value-type="string" table:style-name="ce84">
            <text:p>年</text:p>
          </table:table-cell>
          <table:table-cell table:number-columns-spanned="2" table:number-rows-spanned="1" table:style-name="ce82"/>
          <table:covered-table-cell table:style-name="ce82"/>
          <table:table-cell calcext:value-type="string" office:value-type="string" table:number-columns-spanned="2" table:number-rows-spanned="1" table:style-name="ce84">
            <text:p>ヶ月</text:p>
          </table:table-cell>
          <table:covered-table-cell table:style-name="ce84"/>
          <table:table-cell table:number-columns-spanned="6" table:number-rows-spanned="1" table:style-name="ce54"/>
          <table:covered-table-cell table:number-columns-repeated="5" table:style-name="ce54"/>
          <table:covered-table-cell table:number-columns-repeated="4" table:style-name="ce23"/>
          <table:covered-table-cell table:style-name="ce43"/>
          <table:table-cell calcext:value-type="string" office:value-type="string" table:number-columns-spanned="10" table:number-rows-spanned="1" table:style-name="ce124">
            <text:p> その他</text:p>
          </table:table-cell>
          <table:covered-table-cell table:number-columns-repeated="8" table:style-name="ce133"/>
          <table:covered-table-cell table:style-name="ce137"/>
          <table:table-cell table:number-columns-spanned="2" table:number-rows-spanned="1" table:style-name="ce78"/>
          <table:covered-table-cell table:style-name="ce144"/>
          <table:table-cell calcext:value-type="string" office:value-type="string" table:style-name="ce84">
            <text:p>年</text:p>
          </table:table-cell>
          <table:table-cell table:number-columns-spanned="2" table:number-rows-spanned="1" table:style-name="ce82"/>
          <table:covered-table-cell table:style-name="ce144"/>
          <table:table-cell calcext:value-type="string" office:value-type="string" table:number-columns-spanned="3" table:number-rows-spanned="1" table:style-name="ce137">
            <text:p>ヶ月</text:p>
          </table:table-cell>
          <table:covered-table-cell table:style-name="ce133"/>
          <table:covered-table-cell table:style-name="ce137"/>
          <table:table-cell table:style-name="ce158"/>
          <table:table-cell table:number-columns-repeated="976"/>
        </table:table-row>
        <table:table-row table:style-name="ro2">
          <table:table-cell calcext:value-type="string" office:value-type="string" table:number-columns-spanned="47" table:number-rows-spanned="3" table:style-name="ce9">
            <text:p>コメント：</text:p>
          </table:table-cell>
          <table:covered-table-cell table:number-columns-repeated="45" table:style-name="ce25"/>
          <table:covered-table-cell table:style-name="ce150"/>
          <table:table-cell table:style-name="ce158"/>
          <table:table-cell table:style-name="ce166"/>
          <table:table-cell table:number-columns-repeated="5" table:style-name="ce171"/>
          <table:table-cell table:style-name="ce195"/>
          <table:table-cell table:style-name="ce4"/>
          <table:table-cell table:number-columns-repeated="968"/>
        </table:table-row>
        <table:table-row table:style-name="ro2">
          <table:covered-table-cell table:style-name="ce10"/>
          <table:covered-table-cell table:number-columns-repeated="45" table:style-name="ce12"/>
          <table:covered-table-cell table:style-name="ce151"/>
          <table:table-cell table:style-name="ce158"/>
          <table:table-cell table:style-name="ce166"/>
          <table:table-cell table:number-columns-repeated="5" table:style-name="ce171"/>
          <table:table-cell table:style-name="ce195"/>
          <table:table-cell table:number-columns-repeated="969"/>
        </table:table-row>
        <table:table-row table:style-name="ro2">
          <table:covered-table-cell table:style-name="ce11"/>
          <table:covered-table-cell table:number-columns-repeated="45" table:style-name="ce26"/>
          <table:covered-table-cell table:style-name="ce152"/>
          <table:table-cell table:style-name="ce158"/>
          <table:table-cell table:style-name="ce167"/>
          <table:table-cell table:number-columns-repeated="975"/>
        </table:table-row>
        <table:table-row table:style-name="ro3">
          <table:table-cell table:number-columns-repeated="47" table:style-name="ce12"/>
          <table:table-cell table:style-name="ce158"/>
          <table:table-cell table:number-columns-repeated="976"/>
        </table:table-row>
        <table:table-row table:style-name="ro2">
          <table:table-cell calcext:value-type="string" office:value-type="string" table:number-columns-spanned="47" table:number-rows-spanned="1" table:style-name="ce13">
            <text:p>　作業工程：　BI.要件定義　BD.基本設計　FD.機能設計　DD.詳細設計　MUT.製造/単体テスト ST.結合 PT.総合テスト　OP運用(オペレーション)</text:p>
          </table:table-cell>
          <table:covered-table-cell table:number-columns-repeated="45" table:style-name="ce27"/>
          <table:covered-table-cell table:style-name="ce153"/>
          <table:table-cell table:style-name="ce161"/>
          <table:table-cell/>
          <table:table-cell table:number-columns-repeated="5" table:style-name="ce171"/>
          <table:table-cell table:style-name="ce196"/>
          <table:table-cell table:number-columns-repeated="969"/>
        </table:table-row>
        <table:table-row table:style-name="ro2">
          <table:table-cell calcext:value-type="string" office:value-type="string" table:number-columns-spanned="47" table:number-rows-spanned="1" table:style-name="ce14">
            <text:p>　担当：　PM.プロジェクトマネージャ　PL.プロジェクトリーダ　SL.サブリーダ　T.担当（SE/PG）　O.その他</text:p>
          </table:table-cell>
          <table:covered-table-cell table:number-columns-repeated="45" table:style-name="ce28"/>
          <table:covered-table-cell table:style-name="ce154"/>
          <table:table-cell table:style-name="ce161"/>
          <table:table-cell/>
          <table:table-cell table:number-columns-repeated="5" table:style-name="ce171"/>
          <table:table-cell table:style-name="ce196"/>
          <table:table-cell table:number-columns-repeated="969"/>
        </table:table-row>
        <table:table-row table:style-name="ro2">
          <table:table-cell calcext:value-type="string" office:value-type="string" table:number-columns-spanned="47" table:number-rows-spanned="1" table:style-name="ce15">
            <text:p>　プロジェクト規模：　L.25人(1年以上)　M.6～25人(3カ月～1年未満)　S.5人(3カ月以下)</text:p>
          </table:table-cell>
          <table:covered-table-cell table:number-columns-repeated="45" table:style-name="ce29"/>
          <table:covered-table-cell table:style-name="ce155"/>
          <table:table-cell table:style-name="ce161"/>
          <table:table-cell table:number-columns-repeated="976"/>
        </table:table-row>
        <table:table-header-rows>
          <table:table-row table:style-name="ro2">
            <table:table-cell calcext:value-type="string" office:value-type="string" table:number-columns-spanned="1" table:number-rows-spanned="3" table:style-name="ce16">
              <text:p>No</text:p>
            </table:table-cell>
            <table:table-cell calcext:value-type="string" office:value-type="string" table:number-columns-spanned="4" table:number-rows-spanned="1" table:style-name="ce30">
              <text:p>作業開始</text:p>
            </table:table-cell>
            <table:covered-table-cell table:number-columns-repeated="2" table:style-name="ce37"/>
            <table:covered-table-cell table:style-name="ce30"/>
            <table:table-cell calcext:value-type="string" office:value-type="string" table:number-columns-spanned="15" table:number-rows-spanned="1" table:style-name="ce53">
              <text:p>業　　　務　　　名</text:p>
            </table:table-cell>
            <table:covered-table-cell table:number-columns-repeated="13" table:style-name="ce68"/>
            <table:covered-table-cell table:style-name="ce97"/>
            <table:table-cell calcext:value-type="string" office:value-type="string" table:content-validation-name="val3" table:style-name="ce101">
              <text:p>BI</text:p>
            </table:table-cell>
            <table:table-cell calcext:value-type="string" office:value-type="string" table:style-name="ce101">
              <text:p>BD</text:p>
            </table:table-cell>
            <table:table-cell calcext:value-type="string" office:value-type="string" table:style-name="ce101">
              <text:p>FD</text:p>
            </table:table-cell>
            <table:table-cell calcext:value-type="string" office:value-type="string" table:style-name="ce101">
              <text:p>DD</text:p>
            </table:table-cell>
            <table:table-cell calcext:value-type="string" office:value-type="string" table:style-name="ce101">
              <text:p>MUT</text:p>
            </table:table-cell>
            <table:table-cell calcext:value-type="string" office:value-type="string" table:style-name="ce101">
              <text:p>ST</text:p>
            </table:table-cell>
            <table:table-cell calcext:value-type="string" office:value-type="string" table:style-name="ce101">
              <text:p>PT</text:p>
            </table:table-cell>
            <table:table-cell calcext:value-type="string" office:value-type="string" table:style-name="ce101">
              <text:p>OP</text:p>
            </table:table-cell>
            <table:table-cell calcext:value-type="string" office:value-type="string" table:style-name="ce101">
              <text:p>他</text:p>
            </table:table-cell>
            <table:table-cell calcext:value-type="string" office:value-type="string" table:number-columns-spanned="8" table:number-rows-spanned="3" table:style-name="ce125">
              <text:p>OS/DB/AP</text:p>
            </table:table-cell>
            <table:covered-table-cell table:number-columns-repeated="6" table:style-name="ce119"/>
            <table:covered-table-cell table:style-name="ce134"/>
            <table:table-cell calcext:value-type="string" office:value-type="string" table:number-columns-spanned="10" table:number-rows-spanned="3" table:style-name="ce125">
              <text:p>使用言語/FW/他</text:p>
            </table:table-cell>
            <table:covered-table-cell table:number-columns-repeated="9" table:style-name="ce125"/>
            <table:table-cell table:style-name="ce161"/>
            <table:table-cell table:number-columns-spanned="1" table:number-rows-spanned="3" table:style-name="ce168"/>
            <table:table-cell calcext:value-type="string" office:value-type="string" table:number-columns-spanned="1" table:number-rows-spanned="3" table:style-name="ce172">
              <text:p>Java</text:p>
            </table:table-cell>
            <table:table-cell calcext:value-type="string" office:value-type="string" table:number-columns-spanned="1" table:number-rows-spanned="3" table:style-name="ce172">
              <text:p>PHP</text:p>
            </table:table-cell>
            <table:table-cell calcext:value-type="string" office:value-type="string" table:number-columns-spanned="1" table:number-rows-spanned="3" table:style-name="ce172">
              <text:p>SQL</text:p>
            </table:table-cell>
            <table:table-cell table:number-columns-spanned="1" table:number-rows-spanned="3" table:style-name="ce172"/>
            <table:table-cell table:number-columns-spanned="1" table:number-rows-spanned="3" table:style-name="ce188"/>
            <table:table-cell table:number-columns-repeated="970"/>
          </table:table-row>
          <table:table-row table:style-name="ro2">
            <table:covered-table-cell table:style-name="ce17"/>
            <table:table-cell calcext:value-type="string" office:value-type="string" table:number-columns-spanned="4" table:number-rows-spanned="1" table:style-name="ce31">
              <text:p>～作業終了</text:p>
            </table:table-cell>
            <table:covered-table-cell table:number-columns-repeated="2" table:style-name="ce38"/>
            <table:covered-table-cell table:style-name="ce31"/>
            <table:table-cell calcext:value-type="string" office:value-type="string" table:number-columns-spanned="15" table:number-rows-spanned="2" table:style-name="ce54">
              <text:p>作　　　業　　　概　　　要</text:p>
            </table:table-cell>
            <table:covered-table-cell table:number-columns-repeated="13" table:style-name="ce69"/>
            <table:covered-table-cell table:style-name="ce98"/>
            <table:table-cell calcext:value-type="string" office:value-type="string" table:number-columns-spanned="3" table:number-rows-spanned="2" table:style-name="ce102">
              <text:p>担当</text:p>
            </table:table-cell>
            <table:covered-table-cell table:style-name="ce108"/>
            <table:covered-table-cell table:style-name="ce111"/>
            <table:table-cell calcext:value-type="string" office:value-type="string" table:number-columns-spanned="3" table:number-rows-spanned="2" table:style-name="ce102">
              <text:p>規模</text:p>
            </table:table-cell>
            <table:covered-table-cell table:style-name="ce108"/>
            <table:covered-table-cell table:style-name="ce111"/>
            <table:table-cell calcext:value-type="string" office:value-type="string" table:number-columns-spanned="3" table:number-rows-spanned="2" table:style-name="ce118">
              <text:p>人数</text:p>
            </table:table-cell>
            <table:covered-table-cell table:number-columns-repeated="2" table:style-name="ce119"/>
            <table:covered-table-cell table:style-name="ce118"/>
            <table:covered-table-cell table:number-columns-repeated="6" table:style-name="ce119"/>
            <table:covered-table-cell table:style-name="ce134"/>
            <table:covered-table-cell table:number-columns-repeated="10" table:style-name="ce125"/>
            <table:table-cell table:style-name="ce28"/>
            <table:covered-table-cell table:style-name="ce168"/>
            <table:covered-table-cell table:number-columns-repeated="4" table:style-name="ce173"/>
            <table:covered-table-cell table:style-name="ce189"/>
            <table:table-cell table:number-columns-repeated="970"/>
          </table:table-row>
          <table:table-row table:style-name="ro2">
            <table:covered-table-cell table:style-name="ce17"/>
            <table:table-cell calcext:value-type="string" office:value-type="string" table:number-columns-spanned="4" table:number-rows-spanned="1" table:style-name="ce32">
              <text:p>作業期間</text:p>
            </table:table-cell>
            <table:covered-table-cell table:number-columns-repeated="2" table:style-name="ce39"/>
            <table:covered-table-cell table:style-name="ce32"/>
            <table:covered-table-cell table:style-name="ce55"/>
            <table:covered-table-cell table:number-columns-repeated="13" table:style-name="ce70"/>
            <table:covered-table-cell table:style-name="ce99"/>
            <table:covered-table-cell table:style-name="ce103"/>
            <table:covered-table-cell table:style-name="ce109"/>
            <table:covered-table-cell table:style-name="ce112"/>
            <table:covered-table-cell table:style-name="ce103"/>
            <table:covered-table-cell table:style-name="ce109"/>
            <table:covered-table-cell table:style-name="ce112"/>
            <table:covered-table-cell table:style-name="ce118"/>
            <table:covered-table-cell table:number-columns-repeated="2" table:style-name="ce119"/>
            <table:covered-table-cell table:style-name="ce118"/>
            <table:covered-table-cell table:number-columns-repeated="6" table:style-name="ce119"/>
            <table:covered-table-cell table:style-name="ce134"/>
            <table:covered-table-cell table:number-columns-repeated="10" table:style-name="ce125"/>
            <table:table-cell table:style-name="ce28"/>
            <table:covered-table-cell table:style-name="ce168"/>
            <table:covered-table-cell table:number-columns-repeated="4" table:style-name="ce174"/>
            <table:covered-table-cell table:style-name="ce190"/>
            <table:table-cell table:number-columns-repeated="970"/>
          </table:table-row>
        </table:table-header-rows>
        <table:table-row table:style-name="ro4">
          <table:table-cell calcext:value-type="float" office:string-value="1" office:value="1" office:value-type="string" table:formula="of:=(ROW()-20)/4" table:number-columns-spanned="1" table:number-rows-spanned="4" table:style-name="ce18">
            <text:p>1</text:p>
          </table:table-cell>
          <table:table-cell table:formula="of:=IF([.AV24]=0;&quot;&quot;;DATEVALUE([.AV24]))" table:number-columns-spanned="4" table:number-rows-spanned="1" table:style-name="ce33">
            <text:p/>
          </table:table-cell>
          <table:covered-table-cell table:number-columns-repeated="3" table:style-name="ce33"/>
          <table:table-cell office:string-value="String title" office:value-type="string" table:number-columns-spanned="15" table:number-rows-spanned="1" table:style-name="ce56">
            <text:p>String title</text:p>
          </table:table-cell>
          <table:covered-table-cell table:number-columns-repeated="14" table:style-name="ce56"/>
          <table:table-cell table:style-name="ce104"/>
          <table:table-cell table:number-columns-repeated="8" table:style-name="ce106"/>
          <table:table-cell office:string-value="String&#10;platforms&#10;s&#10;s&#10;sd" office:value-type="string" table:number-columns-spanned="8" table:number-rows-spanned="4" table:style-name="ce126">
            <text:p>String<text:line-break/>platforms<text:line-break/>s<text:line-break/>s<text:line-break/>sd</text:p>
          </table:table-cell>
          <table:covered-table-cell table:number-columns-repeated="7" table:style-name="ce126"/>
          <table:table-cell office:string-value="q&#10;w&#10;w&#10;w" office:value-type="string" table:number-columns-spanned="10" table:number-rows-spanned="4" table:style-name="ce126">
            <text:p>q<text:line-break/>w<text:line-break/>w<text:line-break/>w</text:p>
          </table:table-cell>
          <table:covered-table-cell table:number-columns-repeated="9" table:style-name="ce126"/>
          <table:table-cell office:string-value="2019-08-01" office:value-type="string" table:style-name="ce162">
            <text:p>2019-08-01</text:p>
          </table:table-cell>
          <table:table-cell table:style-name="ce169"/>
          <table:table-cell calcext:value-type="error" office:string-value="" office:value-type="string" table:formula="of:=IF(COUNTBLANK([.$AX$21])&gt;0;&quot;&quot;;IF(NOT(SKILLCHECK([.$AX$21];[.$AL24]));&quot;&quot;;&quot;○&quot;))" table:style-name="ce175">
            <text:p>#VALUE!</text:p>
          </table:table-cell>
          <table:table-cell calcext:value-type="error" office:string-value="" office:value-type="string" table:formula="of:=IF(COUNTBLANK([.$AY$21])&gt;0;&quot;&quot;;IF(NOT(SKILLCHECK([.$AY$21];[.$AL24]));&quot;&quot;;&quot;○&quot;))" table:style-name="ce179">
            <text:p>#VALUE!</text:p>
          </table:table-cell>
          <table:table-cell calcext:value-type="error" office:string-value="" office:value-type="string" table:formula="of:=IF(COUNTBLANK([.$AZ$21])&gt;0;&quot;&quot;;IF(NOT(SKILLCHECK([.$AZ$21];[.$AL24]));&quot;&quot;;&quot;○&quot;))" table:style-name="ce179">
            <text:p>#VALUE!</text:p>
          </table:table-cell>
          <table:table-cell table:formula="of:=IF(COUNTBLANK([.$BA$21])&gt;0;&quot;&quot;;IF(NOT(SKILLCHECK([.$BA$21];[.$AL24]));&quot;&quot;;&quot;○&quot;))" table:style-name="ce179">
            <text:p/>
          </table:table-cell>
          <table:table-cell table:formula="of:=IF(COUNTBLANK([.$BB$21])&gt;0;&quot;&quot;;IF(NOT(SKILLCHECK([.$BB$21];[.$AL24]));&quot;&quot;;&quot;○&quot;))" table:style-name="ce191">
            <text:p/>
          </table:table-cell>
          <table:table-cell table:number-columns-repeated="970"/>
        </table:table-row>
        <table:table-row table:style-name="ro4">
          <table:covered-table-cell table:style-name="ce17"/>
          <table:table-cell table:formula="of:=IF([.AV25]=0;&quot;&quot;;DATEVALUE([.AV25]))" table:number-columns-spanned="4" table:number-rows-spanned="1" table:style-name="ce34">
            <text:p/>
          </table:table-cell>
          <table:covered-table-cell table:number-columns-repeated="3" table:style-name="ce34"/>
          <table:table-cell table:formula="=JIS(&quot;ああああああああああ&quot;)" table:number-columns-spanned="15" table:number-rows-spanned="3" table:style-name="ce57"/>
          <table:covered-table-cell table:number-columns-repeated="14" table:style-name="ce57"/>
          <table:table-cell office:string-value="N" office:value-type="string" table:content-validation-name="val4" table:number-columns-spanned="3" table:number-rows-spanned="3" table:style-name="ce87">
            <text:p>N</text:p>
          </table:table-cell>
          <table:covered-table-cell table:content-validation-name="val4" table:number-columns-repeated="2" table:style-name="ce87"/>
          <table:table-cell table:formula="of:=IF(COUNTBLANK([.AA25]);&quot;&quot;;IF([.AA25]&lt;5;&quot;S&quot;;IF([.AA25]&lt;25;&quot;M&quot;;&quot;L&quot;)))" table:number-columns-spanned="3" table:number-rows-spanned="3" table:style-name="ce116">
            <text:p/>
          </table:table-cell>
          <table:covered-table-cell table:number-columns-repeated="2" table:style-name="ce116"/>
          <table:table-cell office:string-value="3" office:value-type="string" table:number-columns-spanned="3" table:number-rows-spanned="3" table:style-name="ce87">
            <text:p>3</text:p>
          </table:table-cell>
          <table:covered-table-cell table:number-columns-repeated="2" table:style-name="ce87"/>
          <table:covered-table-cell table:number-columns-repeated="18" table:style-name="ce126"/>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ro4">
          <table:covered-table-cell table:style-name="ce17"/>
          <table:table-cell table:formula="of:=IF([.AV24]=0;&quot;&quot;;IF([.AV25]=0;QUOTIENT(DATEDIF(DATEVALUE([.B2]);TODAY();&quot;M&quot;)+1;12)&amp;&quot;年&quot;&amp;MOD(DATEDIF(DATEVALUE([.AV24]);TODAY();&quot;M&quot;)+1;12)&amp;&quot;ヶ月&quot;;QUOTIENT(DATEDIF(DATEVALUE([.AV24]);DATEVALUE([.AV25]);&quot;M&quot;)+1;12)&amp;&quot;年&quot;&amp;MOD(DATEDIF(DATEVALUE([.AV24]);DATEVALUE([.AV25]);&quot;M&quot;)+1;12)&amp;&quot;ヶ月&quot;))" table:number-columns-spanned="4" table:number-rows-spanned="2" table:style-name="ce35">
            <text:p/>
          </table:table-cell>
          <table:covered-table-cell table:number-columns-repeated="3" table:style-name="ce35"/>
          <table:covered-table-cell table:number-columns-repeated="15" table:style-name="ce58"/>
          <table:covered-table-cell table:content-validation-name="val4" table:number-columns-repeated="3" table:style-name="ce87"/>
          <table:covered-table-cell table:number-columns-repeated="3" table:style-name="ce116"/>
          <table:covered-table-cell table:number-columns-repeated="3" table:style-name="ce87"/>
          <table:covered-table-cell table:number-columns-repeated="18" table:style-name="ce126"/>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17"/>
          <table:covered-table-cell table:number-columns-repeated="4" table:style-name="ce36"/>
          <table:covered-table-cell table:number-columns-repeated="15" table:style-name="ce58"/>
          <table:covered-table-cell table:content-validation-name="val4" table:number-columns-repeated="3" table:style-name="ce87"/>
          <table:covered-table-cell table:number-columns-repeated="3" table:style-name="ce116"/>
          <table:covered-table-cell table:number-columns-repeated="3" table:style-name="ce87"/>
          <table:covered-table-cell table:number-columns-repeated="18" table:style-name="ce126"/>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4">
          <table:table-cell calcext:value-type="float" office:string-value="2" office:value="2" office:value-type="string" table:formula="of:=(ROW()-20)/4" table:number-columns-spanned="1" table:number-rows-spanned="4" table:style-name="ce18">
            <text:p>2</text:p>
          </table:table-cell>
          <table:table-cell table:formula="of:=IF([.AV28]=0;&quot;&quot;;DATEVALUE([.AV28]))" table:number-columns-spanned="4" table:number-rows-spanned="1" table:style-name="ce33">
            <text:p/>
          </table:table-cell>
          <table:covered-table-cell table:number-columns-repeated="3" table:style-name="ce33"/>
          <table:table-cell office:string-value="String title" office:value-type="string" table:number-columns-spanned="15" table:number-rows-spanned="1" table:style-name="ce59">
            <text:p>String title</text:p>
          </table:table-cell>
          <table:covered-table-cell table:number-columns-repeated="14" table:style-name="ce59"/>
          <table:table-cell table:style-name="ce105"/>
          <table:table-cell table:number-columns-repeated="6" table:style-name="ce110"/>
          <table:table-cell table:number-columns-repeated="2" table:style-name="ce106"/>
          <table:table-cell office:string-value="String&#10;platforms&#10;s&#10;s&#10;sd" office:value-type="string" table:number-columns-spanned="8" table:number-rows-spanned="4" table:style-name="ce126">
            <text:p>String<text:line-break/>platforms<text:line-break/>s<text:line-break/>s<text:line-break/>sd</text:p>
          </table:table-cell>
          <table:covered-table-cell table:number-columns-repeated="7" table:style-name="ce126"/>
          <table:table-cell office:string-value="q&#10;w&#10;w&#10;w" office:value-type="string" table:number-columns-spanned="10" table:number-rows-spanned="4" table:style-name="ce126">
            <text:p>q<text:line-break/>w<text:line-break/>w<text:line-break/>w</text:p>
          </table:table-cell>
          <table:covered-table-cell table:number-columns-repeated="9" table:style-name="ce126"/>
          <table:table-cell office:string-value="2019-08-01" office:value-type="string" table:style-name="ce162">
            <text:p>2019-08-01</text:p>
          </table:table-cell>
          <table:table-cell table:style-name="ce169"/>
          <table:table-cell calcext:value-type="error" office:string-value="" office:value-type="string" table:formula="of:=IF(COUNTBLANK([.$AX$21])&gt;0;&quot;&quot;;IF(NOT(SKILLCHECK([.$AX$21];[.$AL28]));&quot;&quot;;&quot;○&quot;))" table:style-name="ce178">
            <text:p>#VALUE!</text:p>
          </table:table-cell>
          <table:table-cell calcext:value-type="error" office:string-value="" office:value-type="string" table:formula="of:=IF(COUNTBLANK([.$AY$21])&gt;0;&quot;&quot;;IF(NOT(SKILLCHECK([.$AY$21];[.$AL28]));&quot;&quot;;&quot;○&quot;))" table:style-name="ce182">
            <text:p>#VALUE!</text:p>
          </table:table-cell>
          <table:table-cell calcext:value-type="error" office:string-value="" office:value-type="string" table:formula="of:=IF(COUNTBLANK([.$AZ$21])&gt;0;&quot;&quot;;IF(NOT(SKILLCHECK([.$AZ$21];[.$AL28]));&quot;&quot;;&quot;○&quot;))" table:style-name="ce182">
            <text:p>#VALUE!</text:p>
          </table:table-cell>
          <table:table-cell table:formula="of:=IF(COUNTBLANK([.$BA$21])&gt;0;&quot;&quot;;IF(NOT(SKILLCHECK([.$BA$21];[.$AL28]));&quot;&quot;;&quot;○&quot;))" table:style-name="ce182">
            <text:p/>
          </table:table-cell>
          <table:table-cell table:formula="of:=IF(COUNTBLANK([.$BB$21])&gt;0;&quot;&quot;;IF(NOT(SKILLCHECK([.$BB$21];[.$AL28]));&quot;&quot;;&quot;○&quot;))" table:style-name="ce194">
            <text:p/>
          </table:table-cell>
          <table:table-cell table:number-columns-repeated="970"/>
        </table:table-row>
        <table:table-row table:style-name="ro4">
          <table:covered-table-cell table:style-name="ce17"/>
          <table:table-cell table:formula="of:=IF([.AV29]=0;&quot;&quot;;DATEVALUE([.AV29]))" table:number-columns-spanned="4" table:number-rows-spanned="1" table:style-name="ce34">
            <text:p/>
          </table:table-cell>
          <table:covered-table-cell table:number-columns-repeated="3" table:style-name="ce34"/>
          <table:table-cell table:formula="=JIS(&quot;あああああああああああああああああああああああああああああああああああああああああああああああああああああああああああああああああああああああああああああああああああああああああ&quot;)" table:number-columns-spanned="15" table:number-rows-spanned="3" table:style-name="ce57"/>
          <table:covered-table-cell table:number-columns-repeated="14" table:style-name="ce57"/>
          <table:table-cell office:string-value="N" office:value-type="string" table:content-validation-name="val4" table:number-columns-spanned="3" table:number-rows-spanned="3" table:style-name="ce87">
            <text:p>N</text:p>
          </table:table-cell>
          <table:covered-table-cell table:content-validation-name="val4" table:number-columns-repeated="2" table:style-name="ce87"/>
          <table:table-cell table:formula="of:=IF(COUNTBLANK([.AA29]);&quot;&quot;;IF([.AA29]&lt;5;&quot;S&quot;;IF([.AA29]&lt;25;&quot;M&quot;;&quot;L&quot;)))" table:number-columns-spanned="3" table:number-rows-spanned="3" table:style-name="ce116">
            <text:p/>
          </table:table-cell>
          <table:covered-table-cell table:number-columns-repeated="2" table:style-name="ce116"/>
          <table:table-cell office:string-value="3" office:value-type="string" table:number-columns-spanned="3" table:number-rows-spanned="3" table:style-name="ce87">
            <text:p>3</text:p>
          </table:table-cell>
          <table:covered-table-cell table:number-columns-repeated="2" table:style-name="ce87"/>
          <table:covered-table-cell table:number-columns-repeated="18" table:style-name="ce126"/>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ro4">
          <table:covered-table-cell table:style-name="ce17"/>
          <table:table-cell table:formula="of:=IF([.AV28]=0;&quot;&quot;;IF([.AV29]=0;QUOTIENT(DATEDIF(DATEVALUE([.B6]);TODAY();&quot;M&quot;)+1;12)&amp;&quot;年&quot;&amp;MOD(DATEDIF(DATEVALUE([.AV28]);TODAY();&quot;M&quot;)+1;12)&amp;&quot;ヶ月&quot;;QUOTIENT(DATEDIF(DATEVALUE([.AV28]);DATEVALUE([.AV29]);&quot;M&quot;)+1;12)&amp;&quot;年&quot;&amp;MOD(DATEDIF(DATEVALUE([.AV28]);DATEVALUE([.AV29]);&quot;M&quot;)+1;12)&amp;&quot;ヶ月&quot;))" table:number-columns-spanned="4" table:number-rows-spanned="2" table:style-name="ce35">
            <text:p/>
          </table:table-cell>
          <table:covered-table-cell table:number-columns-repeated="3" table:style-name="ce35"/>
          <table:covered-table-cell table:number-columns-repeated="15" table:style-name="ce58"/>
          <table:covered-table-cell table:content-validation-name="val4" table:number-columns-repeated="3" table:style-name="ce87"/>
          <table:covered-table-cell table:number-columns-repeated="3" table:style-name="ce116"/>
          <table:covered-table-cell table:number-columns-repeated="3" table:style-name="ce87"/>
          <table:covered-table-cell table:number-columns-repeated="18" table:style-name="ce126"/>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ac3faec">
          <table:covered-table-cell table:style-name="ce17"/>
          <table:covered-table-cell table:number-columns-repeated="4" table:style-name="ce36"/>
          <table:covered-table-cell table:number-columns-repeated="15" table:style-name="ce58"/>
          <table:covered-table-cell table:content-validation-name="val4" table:number-columns-repeated="3" table:style-name="ce87"/>
          <table:covered-table-cell table:number-columns-repeated="3" table:style-name="ce116"/>
          <table:covered-table-cell table:number-columns-repeated="3" table:style-name="ce87"/>
          <table:covered-table-cell table:number-columns-repeated="18" table:style-name="ce126"/>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4">
          <table:table-cell calcext:value-type="float" office:string-value="3" office:value="3" office:value-type="string" table:formula="of:=(ROW()-20)/4" table:number-columns-spanned="1" table:number-rows-spanned="4" table:style-name="ce18">
            <text:p>3</text:p>
          </table:table-cell>
          <table:table-cell table:formula="of:=IF([.AV32]=0;&quot;&quot;;DATEVALUE([.AV32]))" table:number-columns-spanned="4" table:number-rows-spanned="1" table:style-name="ce33">
            <text:p/>
          </table:table-cell>
          <table:covered-table-cell table:number-columns-repeated="3" table:style-name="ce33"/>
          <table:table-cell office:string-value="String title" office:value-type="string" table:number-columns-spanned="15" table:number-rows-spanned="1" table:style-name="ce59">
            <text:p>String title</text:p>
          </table:table-cell>
          <table:covered-table-cell table:number-columns-repeated="14" table:style-name="ce59"/>
          <table:table-cell table:style-name="ce105"/>
          <table:table-cell table:number-columns-repeated="2" table:style-name="ce110"/>
          <table:table-cell table:style-name="ce106"/>
          <table:table-cell table:number-columns-repeated="3" table:style-name="ce110"/>
          <table:table-cell table:number-columns-repeated="2" table:style-name="ce106"/>
          <table:table-cell office:string-value="String&#10;platforms&#10;s&#10;s&#10;sd" office:value-type="string" table:number-columns-spanned="8" table:number-rows-spanned="4" table:style-name="ce126">
            <text:p>String<text:line-break/>platforms<text:line-break/>s<text:line-break/>s<text:line-break/>sd</text:p>
          </table:table-cell>
          <table:covered-table-cell table:number-columns-repeated="7" table:style-name="ce126"/>
          <table:table-cell office:string-value="q&#10;w&#10;w&#10;w" office:value-type="string" table:number-columns-spanned="10" table:number-rows-spanned="4" table:style-name="ce126">
            <text:p>q<text:line-break/>w<text:line-break/>w<text:line-break/>w</text:p>
          </table:table-cell>
          <table:covered-table-cell table:number-columns-repeated="9" table:style-name="ce126"/>
          <table:table-cell office:string-value="2019-08-01" office:value-type="string" table:style-name="ce162">
            <text:p>2019-08-01</text:p>
          </table:table-cell>
          <table:table-cell table:style-name="ce169"/>
          <table:table-cell calcext:value-type="error" office:string-value="" office:value-type="string" table:formula="of:=IF(COUNTBLANK([.$AX$21])&gt;0;&quot;&quot;;IF(NOT(SKILLCHECK([.$AX$21];[.$AL32]));&quot;&quot;;&quot;○&quot;))" table:style-name="ce178">
            <text:p>#VALUE!</text:p>
          </table:table-cell>
          <table:table-cell calcext:value-type="error" office:string-value="" office:value-type="string" table:formula="of:=IF(COUNTBLANK([.$AY$21])&gt;0;&quot;&quot;;IF(NOT(SKILLCHECK([.$AY$21];[.$AL32]));&quot;&quot;;&quot;○&quot;))" table:style-name="ce182">
            <text:p>#VALUE!</text:p>
          </table:table-cell>
          <table:table-cell calcext:value-type="error" office:string-value="" office:value-type="string" table:formula="of:=IF(COUNTBLANK([.$AZ$21])&gt;0;&quot;&quot;;IF(NOT(SKILLCHECK([.$AZ$21];[.$AL32]));&quot;&quot;;&quot;○&quot;))" table:style-name="ce182">
            <text:p>#VALUE!</text:p>
          </table:table-cell>
          <table:table-cell table:formula="of:=IF(COUNTBLANK([.$BA$21])&gt;0;&quot;&quot;;IF(NOT(SKILLCHECK([.$BA$21];[.$AL32]));&quot;&quot;;&quot;○&quot;))" table:style-name="ce182">
            <text:p/>
          </table:table-cell>
          <table:table-cell table:formula="of:=IF(COUNTBLANK([.$BB$21])&gt;0;&quot;&quot;;IF(NOT(SKILLCHECK([.$BB$21];[.$AL32]));&quot;&quot;;&quot;○&quot;))" table:style-name="ce194">
            <text:p/>
          </table:table-cell>
          <table:table-cell table:number-columns-repeated="970"/>
        </table:table-row>
        <table:table-row table:style-name="ro4">
          <table:covered-table-cell table:style-name="ce17"/>
          <table:table-cell table:formula="of:=IF([.AV33]=0;&quot;&quot;;DATEVALUE([.AV33]))" table:number-columns-spanned="4" table:number-rows-spanned="1" table:style-name="ce34">
            <text:p/>
          </table:table-cell>
          <table:covered-table-cell table:number-columns-repeated="3" table:style-name="ce34"/>
          <table:table-cell table:formula="=JIS(&quot;StrinStrinStrinStrinStrinStrinStrinStri&quot;)" table:number-columns-spanned="15" table:number-rows-spanned="3" table:style-name="ce57"/>
          <table:covered-table-cell table:number-columns-repeated="14" table:style-name="ce57"/>
          <table:table-cell office:string-value="N" office:value-type="string" table:content-validation-name="val4" table:number-columns-spanned="3" table:number-rows-spanned="3" table:style-name="ce87">
            <text:p>N</text:p>
          </table:table-cell>
          <table:covered-table-cell table:content-validation-name="val4" table:number-columns-repeated="2" table:style-name="ce87"/>
          <table:table-cell table:formula="of:=IF(COUNTBLANK([.AA33]);&quot;&quot;;IF([.AA33]&lt;5;&quot;S&quot;;IF([.AA33]&lt;25;&quot;M&quot;;&quot;L&quot;)))" table:number-columns-spanned="3" table:number-rows-spanned="3" table:style-name="ce116">
            <text:p/>
          </table:table-cell>
          <table:covered-table-cell table:number-columns-repeated="2" table:style-name="ce116"/>
          <table:table-cell office:string-value="3" office:value-type="string" table:number-columns-spanned="3" table:number-rows-spanned="3" table:style-name="ce87">
            <text:p>3</text:p>
          </table:table-cell>
          <table:covered-table-cell table:number-columns-repeated="2" table:style-name="ce87"/>
          <table:covered-table-cell table:number-columns-repeated="18" table:style-name="ce126"/>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ro4">
          <table:covered-table-cell table:style-name="ce17"/>
          <table:table-cell table:formula="of:=IF([.AV32]=0;&quot;&quot;;IF([.AV33]=0;QUOTIENT(DATEDIF(DATEVALUE([.B10]);TODAY();&quot;M&quot;)+1;12)&amp;&quot;年&quot;&amp;MOD(DATEDIF(DATEVALUE([.AV32]);TODAY();&quot;M&quot;)+1;12)&amp;&quot;ヶ月&quot;;QUOTIENT(DATEDIF(DATEVALUE([.AV32]);DATEVALUE([.AV33]);&quot;M&quot;)+1;12)&amp;&quot;年&quot;&amp;MOD(DATEDIF(DATEVALUE([.AV32]);DATEVALUE([.AV33]);&quot;M&quot;)+1;12)&amp;&quot;ヶ月&quot;))" table:number-columns-spanned="4" table:number-rows-spanned="2" table:style-name="ce35">
            <text:p/>
          </table:table-cell>
          <table:covered-table-cell table:number-columns-repeated="3" table:style-name="ce35"/>
          <table:covered-table-cell table:number-columns-repeated="15" table:style-name="ce58"/>
          <table:covered-table-cell table:content-validation-name="val4" table:number-columns-repeated="3" table:style-name="ce87"/>
          <table:covered-table-cell table:number-columns-repeated="3" table:style-name="ce116"/>
          <table:covered-table-cell table:number-columns-repeated="3" table:style-name="ce87"/>
          <table:covered-table-cell table:number-columns-repeated="18" table:style-name="ce126"/>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17"/>
          <table:covered-table-cell table:number-columns-repeated="4" table:style-name="ce36"/>
          <table:covered-table-cell table:number-columns-repeated="15" table:style-name="ce58"/>
          <table:covered-table-cell table:content-validation-name="val4" table:number-columns-repeated="3" table:style-name="ce87"/>
          <table:covered-table-cell table:number-columns-repeated="3" table:style-name="ce116"/>
          <table:covered-table-cell table:number-columns-repeated="3" table:style-name="ce87"/>
          <table:covered-table-cell table:number-columns-repeated="18" table:style-name="ce126"/>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4">
          <table:table-cell calcext:value-type="float" office:string-value="4" office:value="4" office:value-type="string" table:formula="of:=(ROW()-20)/4" table:number-columns-spanned="1" table:number-rows-spanned="4" table:style-name="ce18">
            <text:p>4</text:p>
          </table:table-cell>
          <table:table-cell table:formula="of:=IF([.AV36]=0;&quot;&quot;;DATEVALUE([.AV36]))" table:number-columns-spanned="4" table:number-rows-spanned="1" table:style-name="ce33">
            <text:p/>
          </table:table-cell>
          <table:covered-table-cell table:number-columns-repeated="3" table:style-name="ce33"/>
          <table:table-cell office:string-value="String title" office:value-type="string" table:number-columns-spanned="15" table:number-rows-spanned="1" table:style-name="ce59">
            <text:p>String title</text:p>
          </table:table-cell>
          <table:covered-table-cell table:number-columns-repeated="14" table:style-name="ce59"/>
          <table:table-cell table:number-columns-repeated="8" table:style-name="ce106"/>
          <table:table-cell table:style-name="ce110"/>
          <table:table-cell office:string-value="String&#10;platforms&#10;s&#10;s&#10;sd" office:value-type="string" table:number-columns-spanned="8" table:number-rows-spanned="4" table:style-name="ce126">
            <text:p>String<text:line-break/>platforms<text:line-break/>s<text:line-break/>s<text:line-break/>sd</text:p>
          </table:table-cell>
          <table:covered-table-cell table:number-columns-repeated="7" table:style-name="ce126"/>
          <table:table-cell office:string-value="q&#10;w&#10;w&#10;w" office:value-type="string" table:number-columns-spanned="10" table:number-rows-spanned="4" table:style-name="ce126">
            <text:p>q<text:line-break/>w<text:line-break/>w<text:line-break/>w</text:p>
          </table:table-cell>
          <table:covered-table-cell table:number-columns-repeated="9" table:style-name="ce126"/>
          <table:table-cell office:string-value="2019-08-01" office:value-type="string" table:style-name="ce162">
            <text:p>2019-08-01</text:p>
          </table:table-cell>
          <table:table-cell table:style-name="ce169"/>
          <table:table-cell calcext:value-type="error" office:string-value="" office:value-type="string" table:formula="of:=IF(COUNTBLANK([.$AX$21])&gt;0;&quot;&quot;;IF(NOT(SKILLCHECK([.$AX$21];[.$AL36]));&quot;&quot;;&quot;○&quot;))" table:style-name="ce178">
            <text:p>#VALUE!</text:p>
          </table:table-cell>
          <table:table-cell calcext:value-type="error" office:string-value="" office:value-type="string" table:formula="of:=IF(COUNTBLANK([.$AY$21])&gt;0;&quot;&quot;;IF(NOT(SKILLCHECK([.$AY$21];[.$AL36]));&quot;&quot;;&quot;○&quot;))" table:style-name="ce182">
            <text:p>#VALUE!</text:p>
          </table:table-cell>
          <table:table-cell calcext:value-type="error" office:string-value="" office:value-type="string" table:formula="of:=IF(COUNTBLANK([.$AZ$21])&gt;0;&quot;&quot;;IF(NOT(SKILLCHECK([.$AZ$21];[.$AL36]));&quot;&quot;;&quot;○&quot;))" table:style-name="ce182">
            <text:p>#VALUE!</text:p>
          </table:table-cell>
          <table:table-cell table:formula="of:=IF(COUNTBLANK([.$BA$21])&gt;0;&quot;&quot;;IF(NOT(SKILLCHECK([.$BA$21];[.$AL36]));&quot;&quot;;&quot;○&quot;))" table:style-name="ce182">
            <text:p/>
          </table:table-cell>
          <table:table-cell table:formula="of:=IF(COUNTBLANK([.$BB$21])&gt;0;&quot;&quot;;IF(NOT(SKILLCHECK([.$BB$21];[.$AL36]));&quot;&quot;;&quot;○&quot;))" table:style-name="ce194">
            <text:p/>
          </table:table-cell>
          <table:table-cell table:number-columns-repeated="970"/>
        </table:table-row>
        <table:table-row table:style-name="ro4">
          <table:covered-table-cell table:style-name="ce17"/>
          <table:table-cell table:formula="of:=IF([.AV37]=0;&quot;&quot;;DATEVALUE([.AV37]))" table:number-columns-spanned="4" table:number-rows-spanned="1" table:style-name="ce34">
            <text:p/>
          </table:table-cell>
          <table:covered-table-cell table:number-columns-repeated="3" table:style-name="ce34"/>
          <table:table-cell table:formula="=JIS(&quot;StringStringStringStringString&quot;)" table:number-columns-spanned="15" table:number-rows-spanned="3" table:style-name="ce57"/>
          <table:covered-table-cell table:number-columns-repeated="14" table:style-name="ce57"/>
          <table:table-cell office:string-value="N" office:value-type="string" table:content-validation-name="val4" table:number-columns-spanned="3" table:number-rows-spanned="3" table:style-name="ce87">
            <text:p>N</text:p>
          </table:table-cell>
          <table:covered-table-cell table:content-validation-name="val4" table:number-columns-repeated="2" table:style-name="ce87"/>
          <table:table-cell table:formula="of:=IF(COUNTBLANK([.AA37]);&quot;&quot;;IF([.AA37]&lt;5;&quot;S&quot;;IF([.AA37]&lt;25;&quot;M&quot;;&quot;L&quot;)))" table:number-columns-spanned="3" table:number-rows-spanned="3" table:style-name="ce116">
            <text:p/>
          </table:table-cell>
          <table:covered-table-cell table:number-columns-repeated="2" table:style-name="ce116"/>
          <table:table-cell office:string-value="3" office:value-type="string" table:number-columns-spanned="3" table:number-rows-spanned="3" table:style-name="ce87">
            <text:p>3</text:p>
          </table:table-cell>
          <table:covered-table-cell table:number-columns-repeated="2" table:style-name="ce87"/>
          <table:covered-table-cell table:number-columns-repeated="18" table:style-name="ce126"/>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ro4">
          <table:covered-table-cell table:style-name="ce17"/>
          <table:table-cell table:formula="of:=IF([.AV36]=0;&quot;&quot;;IF([.AV37]=0;QUOTIENT(DATEDIF(DATEVALUE([.B14]);TODAY();&quot;M&quot;)+1;12)&amp;&quot;年&quot;&amp;MOD(DATEDIF(DATEVALUE([.AV36]);TODAY();&quot;M&quot;)+1;12)&amp;&quot;ヶ月&quot;;QUOTIENT(DATEDIF(DATEVALUE([.AV36]);DATEVALUE([.AV37]);&quot;M&quot;)+1;12)&amp;&quot;年&quot;&amp;MOD(DATEDIF(DATEVALUE([.AV36]);DATEVALUE([.AV37]);&quot;M&quot;)+1;12)&amp;&quot;ヶ月&quot;))" table:number-columns-spanned="4" table:number-rows-spanned="2" table:style-name="ce35">
            <text:p/>
          </table:table-cell>
          <table:covered-table-cell table:number-columns-repeated="3" table:style-name="ce35"/>
          <table:covered-table-cell table:number-columns-repeated="15" table:style-name="ce58"/>
          <table:covered-table-cell table:content-validation-name="val4" table:number-columns-repeated="3" table:style-name="ce87"/>
          <table:covered-table-cell table:number-columns-repeated="3" table:style-name="ce116"/>
          <table:covered-table-cell table:number-columns-repeated="3" table:style-name="ce87"/>
          <table:covered-table-cell table:number-columns-repeated="18" table:style-name="ce126"/>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4">
          <table:covered-table-cell table:style-name="ce17"/>
          <table:covered-table-cell table:number-columns-repeated="4" table:style-name="ce36"/>
          <table:covered-table-cell table:number-columns-repeated="15" table:style-name="ce58"/>
          <table:covered-table-cell table:content-validation-name="val4" table:number-columns-repeated="3" table:style-name="ce87"/>
          <table:covered-table-cell table:number-columns-repeated="3" table:style-name="ce116"/>
          <table:covered-table-cell table:number-columns-repeated="3" table:style-name="ce87"/>
          <table:covered-table-cell table:number-columns-repeated="18" table:style-name="ce126"/>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4">
          <table:table-cell calcext:value-type="float" office:string-value="5" office:value="5" office:value-type="string" table:formula="of:=(ROW()-20)/4" table:number-columns-spanned="1" table:number-rows-spanned="4" table:style-name="ce18">
            <text:p>5</text:p>
          </table:table-cell>
          <table:table-cell table:formula="of:=IF([.AV40]=0;&quot;&quot;;DATEVALUE([.AV40]))" table:number-columns-spanned="4" table:number-rows-spanned="1" table:style-name="ce33">
            <text:p/>
          </table:table-cell>
          <table:covered-table-cell table:number-columns-repeated="3" table:style-name="ce33"/>
          <table:table-cell office:string-value="String title" office:value-type="string" table:number-columns-spanned="15" table:number-rows-spanned="1" table:style-name="ce59">
            <text:p>String title</text:p>
          </table:table-cell>
          <table:covered-table-cell table:number-columns-repeated="14" table:style-name="ce59"/>
          <table:table-cell table:style-name="ce105"/>
          <table:table-cell table:number-columns-repeated="3" table:style-name="ce106"/>
          <table:table-cell table:number-columns-repeated="5" table:style-name="ce110"/>
          <table:table-cell office:string-value="String&#10;platforms&#10;s&#10;s&#10;sd&#10;j&#10;j&#10;j&#10;j" office:value-type="string" table:number-columns-spanned="8" table:number-rows-spanned="4" table:style-name="ce126">
            <text:p>String<text:line-break/>platforms<text:line-break/>s<text:line-break/>s<text:line-break/>sd<text:line-break/>j<text:line-break/>j<text:line-break/>j<text:line-break/>j</text:p>
          </table:table-cell>
          <table:covered-table-cell table:number-columns-repeated="7" table:style-name="ce126"/>
          <table:table-cell office:string-value="q&#10;w&#10;w&#10;w" office:value-type="string" table:number-columns-spanned="10" table:number-rows-spanned="4" table:style-name="ce126">
            <text:p>q<text:line-break/>w<text:line-break/>w<text:line-break/>w</text:p>
          </table:table-cell>
          <table:covered-table-cell table:number-columns-repeated="9" table:style-name="ce126"/>
          <table:table-cell office:string-value="2019-08-01" office:value-type="string" table:style-name="ce162">
            <text:p>2019-08-01</text:p>
          </table:table-cell>
          <table:table-cell table:style-name="ce169"/>
          <table:table-cell calcext:value-type="error" office:string-value="" office:value-type="string" table:formula="of:=IF(COUNTBLANK([.$AX$21])&gt;0;&quot;&quot;;IF(NOT(SKILLCHECK([.$AX$21];[.$AL40]));&quot;&quot;;&quot;○&quot;))" table:style-name="ce178">
            <text:p>#VALUE!</text:p>
          </table:table-cell>
          <table:table-cell calcext:value-type="error" office:string-value="" office:value-type="string" table:formula="of:=IF(COUNTBLANK([.$AY$21])&gt;0;&quot;&quot;;IF(NOT(SKILLCHECK([.$AY$21];[.$AL40]));&quot;&quot;;&quot;○&quot;))" table:style-name="ce182">
            <text:p>#VALUE!</text:p>
          </table:table-cell>
          <table:table-cell calcext:value-type="error" office:string-value="" office:value-type="string" table:formula="of:=IF(COUNTBLANK([.$AZ$21])&gt;0;&quot;&quot;;IF(NOT(SKILLCHECK([.$AZ$21];[.$AL40]));&quot;&quot;;&quot;○&quot;))" table:style-name="ce182">
            <text:p>#VALUE!</text:p>
          </table:table-cell>
          <table:table-cell table:formula="of:=IF(COUNTBLANK([.$BA$21])&gt;0;&quot;&quot;;IF(NOT(SKILLCHECK([.$BA$21];[.$AL40]));&quot;&quot;;&quot;○&quot;))" table:style-name="ce182">
            <text:p/>
          </table:table-cell>
          <table:table-cell table:formula="of:=IF(COUNTBLANK([.$BB$21])&gt;0;&quot;&quot;;IF(NOT(SKILLCHECK([.$BB$21];[.$AL40]));&quot;&quot;;&quot;○&quot;))" table:style-name="ce194">
            <text:p/>
          </table:table-cell>
          <table:table-cell table:number-columns-repeated="970"/>
        </table:table-row>
        <table:table-row table:style-name="ro4">
          <table:covered-table-cell table:style-name="ce17"/>
          <table:table-cell table:formula="of:=IF([.AV41]=0;&quot;&quot;;DATEVALUE([.AV41]))" table:number-columns-spanned="4" table:number-rows-spanned="1" table:style-name="ce34">
            <text:p/>
          </table:table-cell>
          <table:covered-table-cell table:number-columns-repeated="3" table:style-name="ce34"/>
          <table:table-cell table:formula="=JIS(&quot;String description&quot;)" table:number-columns-spanned="15" table:number-rows-spanned="3" table:style-name="ce57"/>
          <table:covered-table-cell table:number-columns-repeated="14" table:style-name="ce57"/>
          <table:table-cell office:string-value="N" office:value-type="string" table:content-validation-name="val4" table:number-columns-spanned="3" table:number-rows-spanned="3" table:style-name="ce87">
            <text:p>N</text:p>
          </table:table-cell>
          <table:covered-table-cell table:content-validation-name="val4" table:number-columns-repeated="2" table:style-name="ce87"/>
          <table:table-cell table:formula="of:=IF(COUNTBLANK([.AA41]);&quot;&quot;;IF([.AA41]&lt;5;&quot;S&quot;;IF([.AA41]&lt;25;&quot;M&quot;;&quot;L&quot;)))" table:number-columns-spanned="3" table:number-rows-spanned="3" table:style-name="ce116">
            <text:p/>
          </table:table-cell>
          <table:covered-table-cell table:number-columns-repeated="2" table:style-name="ce116"/>
          <table:table-cell office:string-value="3" office:value-type="string" table:number-columns-spanned="3" table:number-rows-spanned="3" table:style-name="ce87">
            <text:p>3</text:p>
          </table:table-cell>
          <table:covered-table-cell table:number-columns-repeated="2" table:style-name="ce87"/>
          <table:covered-table-cell table:number-columns-repeated="18" table:style-name="ce126"/>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ro4">
          <table:covered-table-cell table:style-name="ce17"/>
          <table:table-cell table:formula="of:=IF([.AV40]=0;&quot;&quot;;IF([.AV41]=0;QUOTIENT(DATEDIF(DATEVALUE([.B18]);TODAY();&quot;M&quot;)+1;12)&amp;&quot;年&quot;&amp;MOD(DATEDIF(DATEVALUE([.AV40]);TODAY();&quot;M&quot;)+1;12)&amp;&quot;ヶ月&quot;;QUOTIENT(DATEDIF(DATEVALUE([.AV40]);DATEVALUE([.AV41]);&quot;M&quot;)+1;12)&amp;&quot;年&quot;&amp;MOD(DATEDIF(DATEVALUE([.AV40]);DATEVALUE([.AV41]);&quot;M&quot;)+1;12)&amp;&quot;ヶ月&quot;))" table:number-columns-spanned="4" table:number-rows-spanned="2" table:style-name="ce35">
            <text:p/>
          </table:table-cell>
          <table:covered-table-cell table:number-columns-repeated="3" table:style-name="ce35"/>
          <table:covered-table-cell table:number-columns-repeated="15" table:style-name="ce58"/>
          <table:covered-table-cell table:content-validation-name="val4" table:number-columns-repeated="3" table:style-name="ce87"/>
          <table:covered-table-cell table:number-columns-repeated="3" table:style-name="ce116"/>
          <table:covered-table-cell table:number-columns-repeated="3" table:style-name="ce87"/>
          <table:covered-table-cell table:number-columns-repeated="18" table:style-name="ce126"/>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a13befa">
          <table:covered-table-cell table:style-name="ce17"/>
          <table:covered-table-cell table:number-columns-repeated="4" table:style-name="ce36"/>
          <table:covered-table-cell table:number-columns-repeated="15" table:style-name="ce58"/>
          <table:covered-table-cell table:content-validation-name="val4" table:number-columns-repeated="3" table:style-name="ce87"/>
          <table:covered-table-cell table:number-columns-repeated="3" table:style-name="ce116"/>
          <table:covered-table-cell table:number-columns-repeated="3" table:style-name="ce87"/>
          <table:covered-table-cell table:number-columns-repeated="18" table:style-name="ce126"/>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4">
          <table:table-cell calcext:value-type="float" office:string-value="6" office:value="6" office:value-type="string" table:formula="of:=(ROW()-20)/4" table:number-columns-spanned="1" table:number-rows-spanned="4" table:style-name="ce18">
            <text:p>6</text:p>
          </table:table-cell>
          <table:table-cell table:formula="of:=IF([.AV44]=0;&quot;&quot;;DATEVALUE([.AV44]))" table:number-columns-spanned="4" table:number-rows-spanned="1" table:style-name="ce33">
            <text:p/>
          </table:table-cell>
          <table:covered-table-cell table:number-columns-repeated="3" table:style-name="ce33"/>
          <table:table-cell office:string-value="String title" office:value-type="string" table:number-columns-spanned="15" table:number-rows-spanned="1" table:style-name="ce59">
            <text:p>String title</text:p>
          </table:table-cell>
          <table:covered-table-cell table:number-columns-repeated="14" table:style-name="ce59"/>
          <table:table-cell table:number-columns-repeated="7" table:style-name="ce106"/>
          <table:table-cell table:number-columns-repeated="2" table:style-name="ce110"/>
          <table:table-cell office:string-value="String&#10;platforms&#10;s&#10;s&#10;sd" office:value-type="string" table:number-columns-spanned="8" table:number-rows-spanned="4" table:style-name="ce126">
            <text:p>String<text:line-break/>platforms<text:line-break/>s<text:line-break/>s<text:line-break/>sd</text:p>
          </table:table-cell>
          <table:covered-table-cell table:number-columns-repeated="7" table:style-name="ce126"/>
          <table:table-cell office:string-value="q&#10;w&#10;w&#10;w" office:value-type="string" table:number-columns-spanned="10" table:number-rows-spanned="4" table:style-name="ce126">
            <text:p>q<text:line-break/>w<text:line-break/>w<text:line-break/>w</text:p>
          </table:table-cell>
          <table:covered-table-cell table:number-columns-repeated="9" table:style-name="ce126"/>
          <table:table-cell office:string-value="2019-08-01" office:value-type="string" table:style-name="ce162">
            <text:p>2019-08-01</text:p>
          </table:table-cell>
          <table:table-cell table:style-name="ce169"/>
          <table:table-cell calcext:value-type="error" office:string-value="" office:value-type="string" table:formula="of:=IF(COUNTBLANK([.$AX$21])&gt;0;&quot;&quot;;IF(NOT(SKILLCHECK([.$AX$21];[.$AL44]));&quot;&quot;;&quot;○&quot;))" table:style-name="ce178">
            <text:p>#VALUE!</text:p>
          </table:table-cell>
          <table:table-cell calcext:value-type="error" office:string-value="" office:value-type="string" table:formula="of:=IF(COUNTBLANK([.$AY$21])&gt;0;&quot;&quot;;IF(NOT(SKILLCHECK([.$AY$21];[.$AL44]));&quot;&quot;;&quot;○&quot;))" table:style-name="ce182">
            <text:p>#VALUE!</text:p>
          </table:table-cell>
          <table:table-cell calcext:value-type="error" office:string-value="" office:value-type="string" table:formula="of:=IF(COUNTBLANK([.$AZ$21])&gt;0;&quot;&quot;;IF(NOT(SKILLCHECK([.$AZ$21];[.$AL44]));&quot;&quot;;&quot;○&quot;))" table:style-name="ce182">
            <text:p>#VALUE!</text:p>
          </table:table-cell>
          <table:table-cell table:formula="of:=IF(COUNTBLANK([.$BA$21])&gt;0;&quot;&quot;;IF(NOT(SKILLCHECK([.$BA$21];[.$AL44]));&quot;&quot;;&quot;○&quot;))" table:style-name="ce182">
            <text:p/>
          </table:table-cell>
          <table:table-cell table:formula="of:=IF(COUNTBLANK([.$BB$21])&gt;0;&quot;&quot;;IF(NOT(SKILLCHECK([.$BB$21];[.$AL44]));&quot;&quot;;&quot;○&quot;))" table:style-name="ce194">
            <text:p/>
          </table:table-cell>
          <table:table-cell table:number-columns-repeated="970"/>
        </table:table-row>
        <table:table-row table:style-name="ro4">
          <table:covered-table-cell table:style-name="ce17"/>
          <table:table-cell table:formula="of:=IF([.AV45]=0;&quot;&quot;;DATEVALUE([.AV45]))" table:number-columns-spanned="4" table:number-rows-spanned="1" table:style-name="ce34">
            <text:p/>
          </table:table-cell>
          <table:covered-table-cell table:number-columns-repeated="3" table:style-name="ce34"/>
          <table:table-cell table:formula="=JIS(&quot;String description&quot;)" table:number-columns-spanned="15" table:number-rows-spanned="3" table:style-name="ce57"/>
          <table:covered-table-cell table:number-columns-repeated="14" table:style-name="ce57"/>
          <table:table-cell office:string-value="N" office:value-type="string" table:content-validation-name="val4" table:number-columns-spanned="3" table:number-rows-spanned="3" table:style-name="ce87">
            <text:p>N</text:p>
          </table:table-cell>
          <table:covered-table-cell table:content-validation-name="val4" table:number-columns-repeated="2" table:style-name="ce87"/>
          <table:table-cell table:formula="of:=IF(COUNTBLANK([.AA45]);&quot;&quot;;IF([.AA45]&lt;5;&quot;S&quot;;IF([.AA45]&lt;25;&quot;M&quot;;&quot;L&quot;)))" table:number-columns-spanned="3" table:number-rows-spanned="3" table:style-name="ce116">
            <text:p/>
          </table:table-cell>
          <table:covered-table-cell table:number-columns-repeated="2" table:style-name="ce116"/>
          <table:table-cell office:string-value="3" office:value-type="string" table:number-columns-spanned="3" table:number-rows-spanned="3" table:style-name="ce87">
            <text:p>3</text:p>
          </table:table-cell>
          <table:covered-table-cell table:number-columns-repeated="2" table:style-name="ce87"/>
          <table:covered-table-cell table:number-columns-repeated="18" table:style-name="ce126"/>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ro4">
          <table:covered-table-cell table:style-name="ce17"/>
          <table:table-cell table:formula="of:=IF([.AV44]=0;&quot;&quot;;IF([.AV45]=0;QUOTIENT(DATEDIF(DATEVALUE([.B22]);TODAY();&quot;M&quot;)+1;12)&amp;&quot;年&quot;&amp;MOD(DATEDIF(DATEVALUE([.AV44]);TODAY();&quot;M&quot;)+1;12)&amp;&quot;ヶ月&quot;;QUOTIENT(DATEDIF(DATEVALUE([.AV44]);DATEVALUE([.AV45]);&quot;M&quot;)+1;12)&amp;&quot;年&quot;&amp;MOD(DATEDIF(DATEVALUE([.AV44]);DATEVALUE([.AV45]);&quot;M&quot;)+1;12)&amp;&quot;ヶ月&quot;))" table:number-columns-spanned="4" table:number-rows-spanned="2" table:style-name="ce35">
            <text:p/>
          </table:table-cell>
          <table:covered-table-cell table:number-columns-repeated="3" table:style-name="ce35"/>
          <table:covered-table-cell table:number-columns-repeated="15" table:style-name="ce58"/>
          <table:covered-table-cell table:content-validation-name="val4" table:number-columns-repeated="3" table:style-name="ce87"/>
          <table:covered-table-cell table:number-columns-repeated="3" table:style-name="ce116"/>
          <table:covered-table-cell table:number-columns-repeated="3" table:style-name="ce87"/>
          <table:covered-table-cell table:number-columns-repeated="18" table:style-name="ce126"/>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6">
          <table:covered-table-cell table:style-name="ce17"/>
          <table:covered-table-cell table:number-columns-repeated="4" table:style-name="ce36"/>
          <table:covered-table-cell table:number-columns-repeated="15" table:style-name="ce58"/>
          <table:covered-table-cell table:content-validation-name="val4" table:number-columns-repeated="3" table:style-name="ce87"/>
          <table:covered-table-cell table:number-columns-repeated="3" table:style-name="ce116"/>
          <table:covered-table-cell table:number-columns-repeated="3" table:style-name="ce87"/>
          <table:covered-table-cell table:number-columns-repeated="18" table:style-name="ce126"/>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4">
          <table:table-cell calcext:value-type="float" office:string-value="7" office:value="7" office:value-type="string" table:formula="of:=(ROW()-20)/4" table:number-columns-spanned="1" table:number-rows-spanned="4" table:style-name="ce18">
            <text:p>7</text:p>
          </table:table-cell>
          <table:table-cell table:formula="of:=IF([.AV48]=0;&quot;&quot;;DATEVALUE([.AV48]))" table:number-columns-spanned="4" table:number-rows-spanned="1" table:style-name="ce33">
            <text:p/>
          </table:table-cell>
          <table:covered-table-cell table:number-columns-repeated="3" table:style-name="ce33"/>
          <table:table-cell office:string-value="String title" office:value-type="string" table:number-columns-spanned="15" table:number-rows-spanned="1" table:style-name="ce59">
            <text:p>String title</text:p>
          </table:table-cell>
          <table:covered-table-cell table:number-columns-repeated="14" table:style-name="ce59"/>
          <table:table-cell table:style-name="ce106"/>
          <table:table-cell table:number-columns-repeated="7" table:style-name="ce110"/>
          <table:table-cell table:style-name="ce106"/>
          <table:table-cell office:string-value="String&#10;platforms&#10;s&#10;s&#10;sd" office:value-type="string" table:number-columns-spanned="8" table:number-rows-spanned="4" table:style-name="ce126">
            <text:p>String<text:line-break/>platforms<text:line-break/>s<text:line-break/>s<text:line-break/>sd</text:p>
          </table:table-cell>
          <table:covered-table-cell table:number-columns-repeated="7" table:style-name="ce126"/>
          <table:table-cell office:string-value="q&#10;w&#10;w&#10;w" office:value-type="string" table:number-columns-spanned="10" table:number-rows-spanned="4" table:style-name="ce126">
            <text:p>q<text:line-break/>w<text:line-break/>w<text:line-break/>w</text:p>
          </table:table-cell>
          <table:covered-table-cell table:number-columns-repeated="9" table:style-name="ce126"/>
          <table:table-cell office:string-value="2019-08-01" office:value-type="string" table:style-name="ce162">
            <text:p>2019-08-01</text:p>
          </table:table-cell>
          <table:table-cell table:style-name="ce169"/>
          <table:table-cell calcext:value-type="error" office:string-value="" office:value-type="string" table:formula="of:=IF(COUNTBLANK([.$AX$21])&gt;0;&quot;&quot;;IF(NOT(SKILLCHECK([.$AX$21];[.$AL48]));&quot;&quot;;&quot;○&quot;))" table:style-name="ce178">
            <text:p>#VALUE!</text:p>
          </table:table-cell>
          <table:table-cell calcext:value-type="error" office:string-value="" office:value-type="string" table:formula="of:=IF(COUNTBLANK([.$AY$21])&gt;0;&quot;&quot;;IF(NOT(SKILLCHECK([.$AY$21];[.$AL48]));&quot;&quot;;&quot;○&quot;))" table:style-name="ce182">
            <text:p>#VALUE!</text:p>
          </table:table-cell>
          <table:table-cell calcext:value-type="error" office:string-value="" office:value-type="string" table:formula="of:=IF(COUNTBLANK([.$AZ$21])&gt;0;&quot;&quot;;IF(NOT(SKILLCHECK([.$AZ$21];[.$AL48]));&quot;&quot;;&quot;○&quot;))" table:style-name="ce182">
            <text:p>#VALUE!</text:p>
          </table:table-cell>
          <table:table-cell table:formula="of:=IF(COUNTBLANK([.$BA$21])&gt;0;&quot;&quot;;IF(NOT(SKILLCHECK([.$BA$21];[.$AL48]));&quot;&quot;;&quot;○&quot;))" table:style-name="ce182">
            <text:p/>
          </table:table-cell>
          <table:table-cell table:formula="of:=IF(COUNTBLANK([.$BB$21])&gt;0;&quot;&quot;;IF(NOT(SKILLCHECK([.$BB$21];[.$AL48]));&quot;&quot;;&quot;○&quot;))" table:style-name="ce194">
            <text:p/>
          </table:table-cell>
          <table:table-cell table:number-columns-repeated="970"/>
        </table:table-row>
        <table:table-row table:style-name="ro4">
          <table:covered-table-cell table:style-name="ce17"/>
          <table:table-cell table:formula="of:=IF([.AV49]=0;&quot;&quot;;DATEVALUE([.AV49]))" table:number-columns-spanned="4" table:number-rows-spanned="1" table:style-name="ce34">
            <text:p/>
          </table:table-cell>
          <table:covered-table-cell table:number-columns-repeated="3" table:style-name="ce34"/>
          <table:table-cell table:formula="=JIS(&quot;String description&quot;)" table:number-columns-spanned="15" table:number-rows-spanned="3" table:style-name="ce57"/>
          <table:covered-table-cell table:number-columns-repeated="14" table:style-name="ce57"/>
          <table:table-cell office:string-value="N" office:value-type="string" table:content-validation-name="val4" table:number-columns-spanned="3" table:number-rows-spanned="3" table:style-name="ce87">
            <text:p>N</text:p>
          </table:table-cell>
          <table:covered-table-cell table:content-validation-name="val4" table:number-columns-repeated="2" table:style-name="ce87"/>
          <table:table-cell table:formula="of:=IF(COUNTBLANK([.AA49]);&quot;&quot;;IF([.AA49]&lt;5;&quot;S&quot;;IF([.AA49]&lt;25;&quot;M&quot;;&quot;L&quot;)))" table:number-columns-spanned="3" table:number-rows-spanned="3" table:style-name="ce116">
            <text:p/>
          </table:table-cell>
          <table:covered-table-cell table:number-columns-repeated="2" table:style-name="ce116"/>
          <table:table-cell office:string-value="3" office:value-type="string" table:number-columns-spanned="3" table:number-rows-spanned="3" table:style-name="ce87">
            <text:p>3</text:p>
          </table:table-cell>
          <table:covered-table-cell table:number-columns-repeated="2" table:style-name="ce87"/>
          <table:covered-table-cell table:number-columns-repeated="18" table:style-name="ce126"/>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ro4">
          <table:covered-table-cell table:style-name="ce17"/>
          <table:table-cell table:formula="of:=IF([.AV48]=0;&quot;&quot;;IF([.AV49]=0;QUOTIENT(DATEDIF(DATEVALUE([.B26]);TODAY();&quot;M&quot;)+1;12)&amp;&quot;年&quot;&amp;MOD(DATEDIF(DATEVALUE([.AV48]);TODAY();&quot;M&quot;)+1;12)&amp;&quot;ヶ月&quot;;QUOTIENT(DATEDIF(DATEVALUE([.AV48]);DATEVALUE([.AV49]);&quot;M&quot;)+1;12)&amp;&quot;年&quot;&amp;MOD(DATEDIF(DATEVALUE([.AV48]);DATEVALUE([.AV49]);&quot;M&quot;)+1;12)&amp;&quot;ヶ月&quot;))" table:number-columns-spanned="4" table:number-rows-spanned="2" table:style-name="ce35">
            <text:p/>
          </table:table-cell>
          <table:covered-table-cell table:number-columns-repeated="3" table:style-name="ce35"/>
          <table:covered-table-cell table:number-columns-repeated="15" table:style-name="ce58"/>
          <table:covered-table-cell table:content-validation-name="val4" table:number-columns-repeated="3" table:style-name="ce87"/>
          <table:covered-table-cell table:number-columns-repeated="3" table:style-name="ce116"/>
          <table:covered-table-cell table:number-columns-repeated="3" table:style-name="ce87"/>
          <table:covered-table-cell table:number-columns-repeated="18" table:style-name="ce126"/>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4">
          <table:covered-table-cell table:style-name="ce17"/>
          <table:covered-table-cell table:number-columns-repeated="4" table:style-name="ce36"/>
          <table:covered-table-cell table:number-columns-repeated="15" table:style-name="ce58"/>
          <table:covered-table-cell table:content-validation-name="val4" table:number-columns-repeated="3" table:style-name="ce87"/>
          <table:covered-table-cell table:number-columns-repeated="3" table:style-name="ce116"/>
          <table:covered-table-cell table:number-columns-repeated="3" table:style-name="ce87"/>
          <table:covered-table-cell table:number-columns-repeated="18" table:style-name="ce126"/>
          <table:table-cell table:style-name="ce162"/>
          <table:table-cell table:style-name="ce169"/>
          <table:table-cell table:style-name="ce177"/>
          <table:table-cell table:number-columns-repeated="3" table:style-name="ce181"/>
          <table:table-cell table:style-name="ce193"/>
          <table:table-cell table:number-columns-repeated="970"/>
        </table:table-row>
        <table:named-expressions>
          <table:named-range table:base-cell-address="$技術経歴書.$A$1" table:cell-range-address="$技術経歴書.$A$1:.$AU$59" table:name="_xlnm.Print_Area" table:range-usable-as="print-range"/>
          <table:named-range table:base-cell-address="$技術経歴書.$A$1" table:cell-range-address="$技術経歴書.$A$21:.$AMJ$23" table:name="_xlnm.Print_Titles" table:range-usable-as="repeat-column repeat-row"/>
        </table:named-expressions>
      </table:table>
      <table:table table:name="S0" table:print-ranges="S0.A1:S0.AU56" table:style-name="ta2">
        <office:forms form:apply-design-mode="false" form:automatic-focus="false"/>
        <table:table-column table:default-cell-style-name="ce19" table:number-columns-repeated="47" table:style-name="co1"/>
        <table:table-column table:default-cell-style-name="ce19" table:style-name="co2"/>
        <table:table-column table:default-cell-style-name="ce165" table:style-name="co3"/>
        <table:table-column table:default-cell-style-name="ce19" table:number-columns-repeated="5" table:style-name="co4"/>
        <table:table-column table:default-cell-style-name="ce19" table:number-columns-repeated="21" table:style-name="co1"/>
        <table:table-row table:style-name="ro4">
          <table:table-cell calcext:value-type="float" office:string-value="8" office:value="32" office:value-type="string" table:number-columns-spanned="1" table:number-rows-spanned="4" table:style-name="ce17">
            <text:p>8</text:p>
          </table:table-cell>
          <table:table-cell table:formula="of:=IF([.AV1]=0;&quot;&quot;;DATEVALUE([.AV1]))" table:number-columns-spanned="4" table:number-rows-spanned="1" table:style-name="ce33">
            <text:p/>
          </table:table-cell>
          <table:covered-table-cell table:number-columns-repeated="3" table:style-name="ce33"/>
          <table:table-cell office:string-value="String title" office:value-type="string" table:number-columns-spanned="15" table:number-rows-spanned="1" table:style-name="ce59">
            <text:p>String title</text:p>
          </table:table-cell>
          <table:covered-table-cell table:number-columns-repeated="14" table:style-name="ce59"/>
          <table:table-cell table:style-name="ce105"/>
          <table:table-cell table:number-columns-repeated="8" table:style-name="ce110"/>
          <table:table-cell office:string-value="String&#10;platforms&#10;s&#10;s&#10;sd" office:value-type="string" table:number-columns-spanned="8" table:number-rows-spanned="4" table:style-name="ce126">
            <text:p>String<text:line-break/>platforms<text:line-break/>s<text:line-break/>s<text:line-break/>sd</text:p>
          </table:table-cell>
          <table:covered-table-cell table:number-columns-repeated="7" table:style-name="ce212"/>
          <table:table-cell office:string-value="q&#10;w&#10;w&#10;w" office:value-type="string" table:number-columns-spanned="10" table:number-rows-spanned="4" table:style-name="ce126">
            <text:p>q<text:line-break/>w<text:line-break/>w<text:line-break/>w</text:p>
          </table:table-cell>
          <table:covered-table-cell table:number-columns-repeated="9" table:style-name="ce212"/>
          <table:table-cell office:string-value="2019-08-01" office:value-type="string" table:style-name="ce162">
            <text:p>2019-08-01</text:p>
          </table:table-cell>
          <table:table-cell table:style-name="ce169"/>
          <table:table-cell calcext:value-type="error" office:string-value="" office:value-type="string" table:formula="of:=IF(COUNTBLANK(#REF!)&gt;0;&quot;&quot;;IF(NOT(SKILLCHECK(#REF!;[.$AL1]));&quot;&quot;;&quot;○&quot;))" table:style-name="ce178">
            <text:p>Err:504</text:p>
          </table:table-cell>
          <table:table-cell calcext:value-type="error" office:string-value="" office:value-type="string" table:formula="of:=IF(COUNTBLANK(#REF!)&gt;0;&quot;&quot;;IF(NOT(SKILLCHECK(#REF!;[.$AL1]));&quot;&quot;;&quot;○&quot;))" table:style-name="ce182">
            <text:p>Err:504</text:p>
          </table:table-cell>
          <table:table-cell calcext:value-type="error" office:string-value="" office:value-type="string" table:formula="of:=IF(COUNTBLANK(#REF!)&gt;0;&quot;&quot;;IF(NOT(SKILLCHECK(#REF!;[.$AL1]));&quot;&quot;;&quot;○&quot;))" table:style-name="ce182">
            <text:p>Err:504</text:p>
          </table:table-cell>
          <table:table-cell calcext:value-type="error" office:string-value="" office:value-type="string" table:formula="of:=IF(COUNTBLANK(#REF!)&gt;0;&quot;&quot;;IF(NOT(SKILLCHECK(#REF!;[.$AL1]));&quot;&quot;;&quot;○&quot;))" table:style-name="ce182">
            <text:p>Err:504</text:p>
          </table:table-cell>
          <table:table-cell calcext:value-type="error" office:string-value="" office:value-type="string" table:formula="of:=IF(COUNTBLANK(#REF!)&gt;0;&quot;&quot;;IF(NOT(SKILLCHECK(#REF!;[.$AL1]));&quot;&quot;;&quot;○&quot;))" table:style-name="ce194">
            <text:p>Err:504</text:p>
          </table:table-cell>
          <table:table-cell table:number-columns-repeated="970"/>
        </table:table-row>
        <table:table-row table:style-name="ro4">
          <table:covered-table-cell table:style-name="ce17"/>
          <table:table-cell table:formula="of:=IF([.AV2]=0;&quot;&quot;;DATEVALUE([.AV2]))" table:number-columns-spanned="4" table:number-rows-spanned="1" table:style-name="ce34">
            <text:p/>
          </table:table-cell>
          <table:covered-table-cell table:number-columns-repeated="3" table:style-name="ce34"/>
          <table:table-cell table:formula="=JIS(&quot;String description&quot;)" table:number-columns-spanned="15" table:number-rows-spanned="3" table:style-name="ce57"/>
          <table:covered-table-cell table:number-columns-repeated="14" table:style-name="ce57"/>
          <table:table-cell office:string-value="N" office:value-type="string" table:content-validation-name="val6" table:number-columns-spanned="3" table:number-rows-spanned="3" table:style-name="ce87">
            <text:p>N</text:p>
          </table:table-cell>
          <table:covered-table-cell table:content-validation-name="val6" table:number-columns-repeated="2" table:style-name="ce87"/>
          <table:table-cell table:formula="of:=IF(COUNTBLANK([.AA2]);&quot;&quot;;IF([.AA2]&lt;5;&quot;S&quot;;IF([.AA2]&lt;25;&quot;M&quot;;&quot;L&quot;)))" table:number-columns-spanned="3" table:number-rows-spanned="3" table:style-name="ce116">
            <text:p/>
          </table:table-cell>
          <table:covered-table-cell table:number-columns-repeated="2" table:style-name="ce116"/>
          <table:table-cell office:string-value="3" office:value-type="string" table:number-columns-spanned="3" table:number-rows-spanned="3" table:style-name="ce87">
            <text:p>3</text:p>
          </table:table-cell>
          <table:covered-table-cell table:number-columns-repeated="2" table:style-name="ce87"/>
          <table:covered-table-cell table:number-columns-repeated="18" table:style-name="ce212"/>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ro4">
          <table:covered-table-cell table:style-name="ce17"/>
          <table:table-cell table:formula="of:=IF([.AV1]=0;&quot;&quot;;IF([.AV2]=0;QUOTIENT(DATEDIF(DATEVALUE(#REF!);TODAY();&quot;M&quot;)+1;12)&amp;&quot;年&quot;&amp;MOD(DATEDIF(DATEVALUE([.AV1]);TODAY();&quot;M&quot;)+1;12)&amp;&quot;ヶ月&quot;;QUOTIENT(DATEDIF(DATEVALUE([.AV1]);DATEVALUE([.AV2]);&quot;M&quot;)+1;12)&amp;&quot;年&quot;&amp;MOD(DATEDIF(DATEVALUE([.AV1]);DATEVALUE([.AV2]);&quot;M&quot;)+1;12)&amp;&quot;ヶ月&quot;))" table:number-columns-spanned="4" table:number-rows-spanned="2" table:style-name="ce35">
            <text:p/>
          </table:table-cell>
          <table:covered-table-cell table:number-columns-repeated="3" table:style-name="ce35"/>
          <table:covered-table-cell table:number-columns-repeated="15" table:style-name="ce58"/>
          <table:covered-table-cell table:content-validation-name="val6" table:number-columns-repeated="3" table:style-name="ce87"/>
          <table:covered-table-cell table:number-columns-repeated="3" table:style-name="ce116"/>
          <table:covered-table-cell table:number-columns-repeated="3" table:style-name="ce87"/>
          <table:covered-table-cell table:number-columns-repeated="18" table:style-name="ce212"/>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4">
          <table:covered-table-cell table:style-name="ce17"/>
          <table:covered-table-cell table:number-columns-repeated="4" table:style-name="ce36"/>
          <table:covered-table-cell table:number-columns-repeated="15" table:style-name="ce58"/>
          <table:covered-table-cell table:content-validation-name="val6" table:number-columns-repeated="3" table:style-name="ce87"/>
          <table:covered-table-cell table:number-columns-repeated="3" table:style-name="ce116"/>
          <table:covered-table-cell table:number-columns-repeated="3" table:style-name="ce87"/>
          <table:covered-table-cell table:number-columns-repeated="18" table:style-name="ce212"/>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4">
          <table:table-cell office:string-value="9" office:value-type="string" table:number-columns-spanned="1" table:number-rows-spanned="4" table:style-name="ce17">
            <text:p>9</text:p>
          </table:table-cell>
          <table:table-cell table:formula="of:=IF([.AV5]=0;&quot;&quot;;DATEVALUE([.AV5]))" table:number-columns-spanned="4" table:number-rows-spanned="1" table:style-name="ce33">
            <text:p/>
          </table:table-cell>
          <table:covered-table-cell table:number-columns-repeated="3" table:style-name="ce33"/>
          <table:table-cell office:string-value="String title" office:value-type="string" table:number-columns-spanned="15" table:number-rows-spanned="1" table:style-name="ce59">
            <text:p>String title</text:p>
          </table:table-cell>
          <table:covered-table-cell table:number-columns-repeated="14" table:style-name="ce59"/>
          <table:table-cell table:style-name="ce106"/>
          <table:table-cell table:number-columns-repeated="7" table:style-name="ce110"/>
          <table:table-cell table:style-name="ce106"/>
          <table:table-cell office:string-value="String&#10;platforms&#10;s&#10;s&#10;sd" office:value-type="string" table:number-columns-spanned="8" table:number-rows-spanned="4" table:style-name="ce126">
            <text:p>String<text:line-break/>platforms<text:line-break/>s<text:line-break/>s<text:line-break/>sd</text:p>
          </table:table-cell>
          <table:covered-table-cell table:number-columns-repeated="7" table:style-name="ce212"/>
          <table:table-cell office:string-value="q&#10;w&#10;w&#10;w" office:value-type="string" table:number-columns-spanned="10" table:number-rows-spanned="4" table:style-name="ce126">
            <text:p>q<text:line-break/>w<text:line-break/>w<text:line-break/>w</text:p>
          </table:table-cell>
          <table:covered-table-cell table:number-columns-repeated="9" table:style-name="ce212"/>
          <table:table-cell office:string-value="2019-08-01" office:value-type="string" table:style-name="ce162">
            <text:p>2019-08-01</text:p>
          </table:table-cell>
          <table:table-cell table:style-name="ce169"/>
          <table:table-cell calcext:value-type="error" office:string-value="" office:value-type="string" table:formula="of:=IF(COUNTBLANK(#REF!)&gt;0;&quot;&quot;;IF(NOT(SKILLCHECK(#REF!;[.$AL5]));&quot;&quot;;&quot;○&quot;))" table:style-name="ce178">
            <text:p>Err:504</text:p>
          </table:table-cell>
          <table:table-cell calcext:value-type="error" office:string-value="" office:value-type="string" table:formula="of:=IF(COUNTBLANK(#REF!)&gt;0;&quot;&quot;;IF(NOT(SKILLCHECK(#REF!;[.$AL5]));&quot;&quot;;&quot;○&quot;))" table:style-name="ce182">
            <text:p>Err:504</text:p>
          </table:table-cell>
          <table:table-cell calcext:value-type="error" office:string-value="" office:value-type="string" table:formula="of:=IF(COUNTBLANK(#REF!)&gt;0;&quot;&quot;;IF(NOT(SKILLCHECK(#REF!;[.$AL5]));&quot;&quot;;&quot;○&quot;))" table:style-name="ce182">
            <text:p>Err:504</text:p>
          </table:table-cell>
          <table:table-cell calcext:value-type="error" office:string-value="" office:value-type="string" table:formula="of:=IF(COUNTBLANK(#REF!)&gt;0;&quot;&quot;;IF(NOT(SKILLCHECK(#REF!;[.$AL5]));&quot;&quot;;&quot;○&quot;))" table:style-name="ce182">
            <text:p>Err:504</text:p>
          </table:table-cell>
          <table:table-cell calcext:value-type="error" office:string-value="" office:value-type="string" table:formula="of:=IF(COUNTBLANK(#REF!)&gt;0;&quot;&quot;;IF(NOT(SKILLCHECK(#REF!;[.$AL5]));&quot;&quot;;&quot;○&quot;))" table:style-name="ce194">
            <text:p>Err:504</text:p>
          </table:table-cell>
          <table:table-cell table:number-columns-repeated="970"/>
        </table:table-row>
        <table:table-row table:style-name="ro4">
          <table:covered-table-cell table:style-name="ce201"/>
          <table:table-cell table:formula="of:=IF([.AV6]=0;&quot;&quot;;DATEVALUE([.AV6]))" table:number-columns-spanned="4" table:number-rows-spanned="1" table:style-name="ce34">
            <text:p/>
          </table:table-cell>
          <table:covered-table-cell table:number-columns-repeated="3" table:style-name="ce34"/>
          <table:table-cell table:formula="=JIS(&quot;String description&quot;)" table:number-columns-spanned="15" table:number-rows-spanned="3" table:style-name="ce57"/>
          <table:covered-table-cell table:number-columns-repeated="14" table:style-name="ce57"/>
          <table:table-cell office:string-value="N" office:value-type="string" table:content-validation-name="val6" table:number-columns-spanned="3" table:number-rows-spanned="3" table:style-name="ce87">
            <text:p>N</text:p>
          </table:table-cell>
          <table:covered-table-cell table:content-validation-name="val6" table:number-columns-repeated="2" table:style-name="ce87"/>
          <table:table-cell table:formula="of:=IF(COUNTBLANK([.AA6]);&quot;&quot;;IF([.AA6]&lt;5;&quot;S&quot;;IF([.AA6]&lt;25;&quot;M&quot;;&quot;L&quot;)))" table:number-columns-spanned="3" table:number-rows-spanned="3" table:style-name="ce116">
            <text:p/>
          </table:table-cell>
          <table:covered-table-cell table:number-columns-repeated="2" table:style-name="ce116"/>
          <table:table-cell office:string-value="3" office:value-type="string" table:number-columns-spanned="3" table:number-rows-spanned="3" table:style-name="ce87">
            <text:p>3</text:p>
          </table:table-cell>
          <table:covered-table-cell table:number-columns-repeated="2" table:style-name="ce87"/>
          <table:covered-table-cell table:number-columns-repeated="18" table:style-name="ce212"/>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ro4">
          <table:covered-table-cell table:style-name="ce201"/>
          <table:table-cell table:formula="of:=IF([.AV5]=0;&quot;&quot;;IF([.AV6]=0;QUOTIENT(DATEDIF(DATEVALUE(#REF!);TODAY();&quot;M&quot;)+1;12)&amp;&quot;年&quot;&amp;MOD(DATEDIF(DATEVALUE([.AV5]);TODAY();&quot;M&quot;)+1;12)&amp;&quot;ヶ月&quot;;QUOTIENT(DATEDIF(DATEVALUE([.AV5]);DATEVALUE([.AV6]);&quot;M&quot;)+1;12)&amp;&quot;年&quot;&amp;MOD(DATEDIF(DATEVALUE([.AV5]);DATEVALUE([.AV6]);&quot;M&quot;)+1;12)&amp;&quot;ヶ月&quot;))" table:number-columns-spanned="4" table:number-rows-spanned="2" table:style-name="ce35">
            <text:p/>
          </table:table-cell>
          <table:covered-table-cell table:number-columns-repeated="3" table:style-name="ce35"/>
          <table:covered-table-cell table:number-columns-repeated="15" table:style-name="ce58"/>
          <table:covered-table-cell table:content-validation-name="val6" table:number-columns-repeated="3" table:style-name="ce87"/>
          <table:covered-table-cell table:number-columns-repeated="3" table:style-name="ce116"/>
          <table:covered-table-cell table:number-columns-repeated="3" table:style-name="ce87"/>
          <table:covered-table-cell table:number-columns-repeated="18" table:style-name="ce212"/>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4">
          <table:covered-table-cell table:style-name="ce18"/>
          <table:covered-table-cell table:number-columns-repeated="4" table:style-name="ce36"/>
          <table:covered-table-cell table:number-columns-repeated="15" table:style-name="ce58"/>
          <table:covered-table-cell table:content-validation-name="val6" table:number-columns-repeated="3" table:style-name="ce87"/>
          <table:covered-table-cell table:number-columns-repeated="3" table:style-name="ce116"/>
          <table:covered-table-cell table:number-columns-repeated="3" table:style-name="ce87"/>
          <table:covered-table-cell table:number-columns-repeated="18" table:style-name="ce212"/>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4">
          <table:table-cell office:string-value="10" office:value-type="string" table:number-columns-spanned="1" table:number-rows-spanned="4" table:style-name="ce17">
            <text:p>10</text:p>
          </table:table-cell>
          <table:table-cell table:formula="of:=IF([.AV9]=0;&quot;&quot;;DATEVALUE([.AV9]))" table:number-columns-spanned="4" table:number-rows-spanned="1" table:style-name="ce33">
            <text:p/>
          </table:table-cell>
          <table:covered-table-cell table:number-columns-repeated="3" table:style-name="ce33"/>
          <table:table-cell office:string-value="String title" office:value-type="string" table:number-columns-spanned="15" table:number-rows-spanned="1" table:style-name="ce59">
            <text:p>String title</text:p>
          </table:table-cell>
          <table:covered-table-cell table:number-columns-repeated="14" table:style-name="ce59"/>
          <table:table-cell table:number-columns-repeated="9" table:style-name="ce106"/>
          <table:table-cell office:string-value="String&#10;platforms&#10;s&#10;s&#10;sd" office:value-type="string" table:number-columns-spanned="8" table:number-rows-spanned="4" table:style-name="ce126">
            <text:p>String<text:line-break/>platforms<text:line-break/>s<text:line-break/>s<text:line-break/>sd</text:p>
          </table:table-cell>
          <table:covered-table-cell table:number-columns-repeated="7" table:style-name="ce212"/>
          <table:table-cell office:string-value="q&#10;w&#10;w&#10;w" office:value-type="string" table:number-columns-spanned="10" table:number-rows-spanned="4" table:style-name="ce126">
            <text:p>q<text:line-break/>w<text:line-break/>w<text:line-break/>w</text:p>
          </table:table-cell>
          <table:covered-table-cell table:number-columns-repeated="9" table:style-name="ce212"/>
          <table:table-cell office:string-value="2019-08-01" office:value-type="string" table:style-name="ce162">
            <text:p>2019-08-01</text:p>
          </table:table-cell>
          <table:table-cell table:style-name="ce169"/>
          <table:table-cell calcext:value-type="error" office:string-value="" office:value-type="string" table:formula="of:=IF(COUNTBLANK(#REF!)&gt;0;&quot;&quot;;IF(NOT(SKILLCHECK(#REF!;[.$AL9]));&quot;&quot;;&quot;○&quot;))" table:style-name="ce178">
            <text:p>Err:504</text:p>
          </table:table-cell>
          <table:table-cell calcext:value-type="error" office:string-value="" office:value-type="string" table:formula="of:=IF(COUNTBLANK(#REF!)&gt;0;&quot;&quot;;IF(NOT(SKILLCHECK(#REF!;[.$AL9]));&quot;&quot;;&quot;○&quot;))" table:style-name="ce182">
            <text:p>Err:504</text:p>
          </table:table-cell>
          <table:table-cell calcext:value-type="error" office:string-value="" office:value-type="string" table:formula="of:=IF(COUNTBLANK(#REF!)&gt;0;&quot;&quot;;IF(NOT(SKILLCHECK(#REF!;[.$AL9]));&quot;&quot;;&quot;○&quot;))" table:style-name="ce182">
            <text:p>Err:504</text:p>
          </table:table-cell>
          <table:table-cell calcext:value-type="error" office:string-value="" office:value-type="string" table:formula="of:=IF(COUNTBLANK(#REF!)&gt;0;&quot;&quot;;IF(NOT(SKILLCHECK(#REF!;[.$AL9]));&quot;&quot;;&quot;○&quot;))" table:style-name="ce182">
            <text:p>Err:504</text:p>
          </table:table-cell>
          <table:table-cell calcext:value-type="error" office:string-value="" office:value-type="string" table:formula="of:=IF(COUNTBLANK(#REF!)&gt;0;&quot;&quot;;IF(NOT(SKILLCHECK(#REF!;[.$AL9]));&quot;&quot;;&quot;○&quot;))" table:style-name="ce194">
            <text:p>Err:504</text:p>
          </table:table-cell>
          <table:table-cell table:number-columns-repeated="970"/>
        </table:table-row>
        <table:table-row table:style-name="ro4">
          <table:covered-table-cell table:style-name="ce201"/>
          <table:table-cell table:formula="of:=IF([.AV10]=0;&quot;&quot;;DATEVALUE([.AV10]))" table:number-columns-spanned="4" table:number-rows-spanned="1" table:style-name="ce34">
            <text:p/>
          </table:table-cell>
          <table:covered-table-cell table:number-columns-repeated="3" table:style-name="ce34"/>
          <table:table-cell table:formula="=JIS(&quot;String description&quot;)" table:number-columns-spanned="15" table:number-rows-spanned="3" table:style-name="ce57"/>
          <table:covered-table-cell table:number-columns-repeated="14" table:style-name="ce57"/>
          <table:table-cell office:string-value="N" office:value-type="string" table:content-validation-name="val6" table:number-columns-spanned="3" table:number-rows-spanned="3" table:style-name="ce87">
            <text:p>N</text:p>
          </table:table-cell>
          <table:covered-table-cell table:content-validation-name="val6" table:number-columns-repeated="2" table:style-name="ce87"/>
          <table:table-cell table:formula="of:=IF(COUNTBLANK([.AA10]);&quot;&quot;;IF([.AA10]&lt;5;&quot;S&quot;;IF([.AA10]&lt;25;&quot;M&quot;;&quot;L&quot;)))" table:number-columns-spanned="3" table:number-rows-spanned="3" table:style-name="ce116">
            <text:p/>
          </table:table-cell>
          <table:covered-table-cell table:number-columns-repeated="2" table:style-name="ce116"/>
          <table:table-cell office:string-value="3" office:value-type="string" table:number-columns-spanned="3" table:number-rows-spanned="3" table:style-name="ce87">
            <text:p>3</text:p>
          </table:table-cell>
          <table:covered-table-cell table:number-columns-repeated="2" table:style-name="ce87"/>
          <table:covered-table-cell table:number-columns-repeated="18" table:style-name="ce212"/>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ro4">
          <table:covered-table-cell table:style-name="ce201"/>
          <table:table-cell table:formula="of:=IF([.AV9]=0;&quot;&quot;;IF([.AV10]=0;QUOTIENT(DATEDIF(DATEVALUE(#REF!);TODAY();&quot;M&quot;)+1;12)&amp;&quot;年&quot;&amp;MOD(DATEDIF(DATEVALUE([.AV9]);TODAY();&quot;M&quot;)+1;12)&amp;&quot;ヶ月&quot;;QUOTIENT(DATEDIF(DATEVALUE([.AV9]);DATEVALUE([.AV10]);&quot;M&quot;)+1;12)&amp;&quot;年&quot;&amp;MOD(DATEDIF(DATEVALUE([.AV9]);DATEVALUE([.AV10]);&quot;M&quot;)+1;12)&amp;&quot;ヶ月&quot;))" table:number-columns-spanned="4" table:number-rows-spanned="2" table:style-name="ce35">
            <text:p/>
          </table:table-cell>
          <table:covered-table-cell table:number-columns-repeated="3" table:style-name="ce35"/>
          <table:covered-table-cell table:number-columns-repeated="15" table:style-name="ce58"/>
          <table:covered-table-cell table:content-validation-name="val6" table:number-columns-repeated="3" table:style-name="ce87"/>
          <table:covered-table-cell table:number-columns-repeated="3" table:style-name="ce116"/>
          <table:covered-table-cell table:number-columns-repeated="3" table:style-name="ce87"/>
          <table:covered-table-cell table:number-columns-repeated="18" table:style-name="ce212"/>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2">
          <table:covered-table-cell table:style-name="ce18"/>
          <table:covered-table-cell table:number-columns-repeated="4" table:style-name="ce36"/>
          <table:covered-table-cell table:number-columns-repeated="15" table:style-name="ce58"/>
          <table:covered-table-cell table:content-validation-name="val6" table:number-columns-repeated="3" table:style-name="ce87"/>
          <table:covered-table-cell table:number-columns-repeated="3" table:style-name="ce116"/>
          <table:covered-table-cell table:number-columns-repeated="3" table:style-name="ce87"/>
          <table:covered-table-cell table:number-columns-repeated="18" table:style-name="ce212"/>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4">
          <table:table-cell office:string-value="11" office:value-type="string" table:number-columns-spanned="1" table:number-rows-spanned="4" table:style-name="ce17">
            <text:p>11</text:p>
          </table:table-cell>
          <table:table-cell table:formula="of:=IF([.AV13]=0;&quot;&quot;;DATEVALUE([.AV13]))" table:number-columns-spanned="4" table:number-rows-spanned="1" table:style-name="ce33">
            <text:p/>
          </table:table-cell>
          <table:covered-table-cell table:number-columns-repeated="3" table:style-name="ce33"/>
          <table:table-cell office:string-value="String title" office:value-type="string" table:number-columns-spanned="15" table:number-rows-spanned="1" table:style-name="ce59">
            <text:p>String title</text:p>
          </table:table-cell>
          <table:covered-table-cell table:number-columns-repeated="14" table:style-name="ce59"/>
          <table:table-cell table:style-name="ce105"/>
          <table:table-cell table:number-columns-repeated="4" table:style-name="ce106"/>
          <table:table-cell table:number-columns-repeated="4" table:style-name="ce110"/>
          <table:table-cell office:string-value="String&#10;platforms&#10;s&#10;s&#10;sd" office:value-type="string" table:number-columns-spanned="8" table:number-rows-spanned="4" table:style-name="ce126">
            <text:p>String<text:line-break/>platforms<text:line-break/>s<text:line-break/>s<text:line-break/>sd</text:p>
          </table:table-cell>
          <table:covered-table-cell table:number-columns-repeated="7" table:style-name="ce212"/>
          <table:table-cell office:string-value="q&#10;w&#10;w&#10;w" office:value-type="string" table:number-columns-spanned="10" table:number-rows-spanned="4" table:style-name="ce126">
            <text:p>q<text:line-break/>w<text:line-break/>w<text:line-break/>w</text:p>
          </table:table-cell>
          <table:covered-table-cell table:number-columns-repeated="9" table:style-name="ce212"/>
          <table:table-cell office:string-value="2019-08-01" office:value-type="string" table:style-name="ce162">
            <text:p>2019-08-01</text:p>
          </table:table-cell>
          <table:table-cell table:style-name="ce169"/>
          <table:table-cell calcext:value-type="error" office:string-value="" office:value-type="string" table:formula="of:=IF(COUNTBLANK(#REF!)&gt;0;&quot;&quot;;IF(NOT(SKILLCHECK(#REF!;[.$AL13]));&quot;&quot;;&quot;○&quot;))" table:style-name="ce178">
            <text:p>Err:504</text:p>
          </table:table-cell>
          <table:table-cell calcext:value-type="error" office:string-value="" office:value-type="string" table:formula="of:=IF(COUNTBLANK(#REF!)&gt;0;&quot;&quot;;IF(NOT(SKILLCHECK(#REF!;[.$AL13]));&quot;&quot;;&quot;○&quot;))" table:style-name="ce182">
            <text:p>Err:504</text:p>
          </table:table-cell>
          <table:table-cell calcext:value-type="error" office:string-value="" office:value-type="string" table:formula="of:=IF(COUNTBLANK(#REF!)&gt;0;&quot;&quot;;IF(NOT(SKILLCHECK(#REF!;[.$AL13]));&quot;&quot;;&quot;○&quot;))" table:style-name="ce182">
            <text:p>Err:504</text:p>
          </table:table-cell>
          <table:table-cell calcext:value-type="error" office:string-value="" office:value-type="string" table:formula="of:=IF(COUNTBLANK(#REF!)&gt;0;&quot;&quot;;IF(NOT(SKILLCHECK(#REF!;[.$AL13]));&quot;&quot;;&quot;○&quot;))" table:style-name="ce182">
            <text:p>Err:504</text:p>
          </table:table-cell>
          <table:table-cell calcext:value-type="error" office:string-value="" office:value-type="string" table:formula="of:=IF(COUNTBLANK(#REF!)&gt;0;&quot;&quot;;IF(NOT(SKILLCHECK(#REF!;[.$AL13]));&quot;&quot;;&quot;○&quot;))" table:style-name="ce194">
            <text:p>Err:504</text:p>
          </table:table-cell>
          <table:table-cell table:number-columns-repeated="970"/>
        </table:table-row>
        <table:table-row table:style-name="ro4">
          <table:covered-table-cell table:style-name="ce201"/>
          <table:table-cell table:formula="of:=IF([.AV14]=0;&quot;&quot;;DATEVALUE([.AV14]))" table:number-columns-spanned="4" table:number-rows-spanned="1" table:style-name="ce34">
            <text:p/>
          </table:table-cell>
          <table:covered-table-cell table:number-columns-repeated="3" table:style-name="ce34"/>
          <table:table-cell table:formula="=JIS(&quot;String description&quot;)" table:number-columns-spanned="15" table:number-rows-spanned="3" table:style-name="ce57"/>
          <table:covered-table-cell table:number-columns-repeated="14" table:style-name="ce57"/>
          <table:table-cell office:string-value="N" office:value-type="string" table:content-validation-name="val6" table:number-columns-spanned="3" table:number-rows-spanned="3" table:style-name="ce87">
            <text:p>N</text:p>
          </table:table-cell>
          <table:covered-table-cell table:content-validation-name="val6" table:number-columns-repeated="2" table:style-name="ce87"/>
          <table:table-cell table:formula="of:=IF(COUNTBLANK([.AA14]);&quot;&quot;;IF([.AA14]&lt;5;&quot;S&quot;;IF([.AA14]&lt;25;&quot;M&quot;;&quot;L&quot;)))" table:number-columns-spanned="3" table:number-rows-spanned="3" table:style-name="ce116">
            <text:p/>
          </table:table-cell>
          <table:covered-table-cell table:number-columns-repeated="2" table:style-name="ce116"/>
          <table:table-cell office:string-value="3" office:value-type="string" table:number-columns-spanned="3" table:number-rows-spanned="3" table:style-name="ce87">
            <text:p>3</text:p>
          </table:table-cell>
          <table:covered-table-cell table:number-columns-repeated="2" table:style-name="ce87"/>
          <table:covered-table-cell table:number-columns-repeated="18" table:style-name="ce212"/>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ro4">
          <table:covered-table-cell table:style-name="ce201"/>
          <table:table-cell table:formula="of:=IF([.AV13]=0;&quot;&quot;;IF([.AV14]=0;QUOTIENT(DATEDIF(DATEVALUE(#REF!);TODAY();&quot;M&quot;)+1;12)&amp;&quot;年&quot;&amp;MOD(DATEDIF(DATEVALUE([.AV13]);TODAY();&quot;M&quot;)+1;12)&amp;&quot;ヶ月&quot;;QUOTIENT(DATEDIF(DATEVALUE([.AV13]);DATEVALUE([.AV14]);&quot;M&quot;)+1;12)&amp;&quot;年&quot;&amp;MOD(DATEDIF(DATEVALUE([.AV13]);DATEVALUE([.AV14]);&quot;M&quot;)+1;12)&amp;&quot;ヶ月&quot;))" table:number-columns-spanned="4" table:number-rows-spanned="2" table:style-name="ce35">
            <text:p/>
          </table:table-cell>
          <table:covered-table-cell table:number-columns-repeated="3" table:style-name="ce35"/>
          <table:covered-table-cell table:number-columns-repeated="15" table:style-name="ce58"/>
          <table:covered-table-cell table:content-validation-name="val6" table:number-columns-repeated="3" table:style-name="ce87"/>
          <table:covered-table-cell table:number-columns-repeated="3" table:style-name="ce116"/>
          <table:covered-table-cell table:number-columns-repeated="3" table:style-name="ce87"/>
          <table:covered-table-cell table:number-columns-repeated="18" table:style-name="ce212"/>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10">
          <table:covered-table-cell table:style-name="ce18"/>
          <table:covered-table-cell table:number-columns-repeated="4" table:style-name="ce36"/>
          <table:covered-table-cell table:number-columns-repeated="15" table:style-name="ce58"/>
          <table:covered-table-cell table:content-validation-name="val6" table:number-columns-repeated="3" table:style-name="ce87"/>
          <table:covered-table-cell table:number-columns-repeated="3" table:style-name="ce116"/>
          <table:covered-table-cell table:number-columns-repeated="3" table:style-name="ce87"/>
          <table:covered-table-cell table:number-columns-repeated="18" table:style-name="ce212"/>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4">
          <table:table-cell office:string-value="12" office:value-type="string" table:number-columns-spanned="1" table:number-rows-spanned="4" table:style-name="ce17">
            <text:p>12</text:p>
          </table:table-cell>
          <table:table-cell table:formula="of:=IF([.AV17]=0;&quot;&quot;;DATEVALUE([.AV17]))" table:number-columns-spanned="4" table:number-rows-spanned="1" table:style-name="ce33">
            <text:p/>
          </table:table-cell>
          <table:covered-table-cell table:number-columns-repeated="3" table:style-name="ce33"/>
          <table:table-cell office:string-value="String title" office:value-type="string" table:number-columns-spanned="15" table:number-rows-spanned="1" table:style-name="ce59">
            <text:p>String title</text:p>
          </table:table-cell>
          <table:covered-table-cell table:number-columns-repeated="14" table:style-name="ce59"/>
          <table:table-cell table:style-name="ce105"/>
          <table:table-cell table:number-columns-repeated="4" table:style-name="ce106"/>
          <table:table-cell table:number-columns-repeated="4" table:style-name="ce110"/>
          <table:table-cell office:string-value="String&#10;platforms&#10;s&#10;s&#10;sd" office:value-type="string" table:number-columns-spanned="8" table:number-rows-spanned="4" table:style-name="ce126">
            <text:p>String<text:line-break/>platforms<text:line-break/>s<text:line-break/>s<text:line-break/>sd</text:p>
          </table:table-cell>
          <table:covered-table-cell table:number-columns-repeated="7" table:style-name="ce212"/>
          <table:table-cell office:string-value="q&#10;w&#10;w&#10;w" office:value-type="string" table:number-columns-spanned="10" table:number-rows-spanned="4" table:style-name="ce126">
            <text:p>q<text:line-break/>w<text:line-break/>w<text:line-break/>w</text:p>
          </table:table-cell>
          <table:covered-table-cell table:number-columns-repeated="9" table:style-name="ce212"/>
          <table:table-cell office:string-value="2019-08-01" office:value-type="string" table:style-name="ce162">
            <text:p>2019-08-01</text:p>
          </table:table-cell>
          <table:table-cell table:style-name="ce169"/>
          <table:table-cell calcext:value-type="error" office:string-value="" office:value-type="string" table:formula="of:=IF(COUNTBLANK(#REF!)&gt;0;&quot;&quot;;IF(NOT(SKILLCHECK(#REF!;[.$AL17]));&quot;&quot;;&quot;○&quot;))" table:style-name="ce178">
            <text:p>Err:504</text:p>
          </table:table-cell>
          <table:table-cell calcext:value-type="error" office:string-value="" office:value-type="string" table:formula="of:=IF(COUNTBLANK(#REF!)&gt;0;&quot;&quot;;IF(NOT(SKILLCHECK(#REF!;[.$AL17]));&quot;&quot;;&quot;○&quot;))" table:style-name="ce182">
            <text:p>Err:504</text:p>
          </table:table-cell>
          <table:table-cell calcext:value-type="error" office:string-value="" office:value-type="string" table:formula="of:=IF(COUNTBLANK(#REF!)&gt;0;&quot;&quot;;IF(NOT(SKILLCHECK(#REF!;[.$AL17]));&quot;&quot;;&quot;○&quot;))" table:style-name="ce182">
            <text:p>Err:504</text:p>
          </table:table-cell>
          <table:table-cell calcext:value-type="error" office:string-value="" office:value-type="string" table:formula="of:=IF(COUNTBLANK(#REF!)&gt;0;&quot;&quot;;IF(NOT(SKILLCHECK(#REF!;[.$AL17]));&quot;&quot;;&quot;○&quot;))" table:style-name="ce182">
            <text:p>Err:504</text:p>
          </table:table-cell>
          <table:table-cell calcext:value-type="error" office:string-value="" office:value-type="string" table:formula="of:=IF(COUNTBLANK(#REF!)&gt;0;&quot;&quot;;IF(NOT(SKILLCHECK(#REF!;[.$AL17]));&quot;&quot;;&quot;○&quot;))" table:style-name="ce194">
            <text:p>Err:504</text:p>
          </table:table-cell>
          <table:table-cell table:number-columns-repeated="970"/>
        </table:table-row>
        <table:table-row table:style-name="ro4">
          <table:covered-table-cell table:style-name="ce201"/>
          <table:table-cell table:formula="of:=IF([.AV18]=0;&quot;&quot;;DATEVALUE([.AV18]))" table:number-columns-spanned="4" table:number-rows-spanned="1" table:style-name="ce34">
            <text:p/>
          </table:table-cell>
          <table:covered-table-cell table:number-columns-repeated="3" table:style-name="ce34"/>
          <table:table-cell table:formula="=JIS(&quot;String description&quot;)" table:number-columns-spanned="15" table:number-rows-spanned="3" table:style-name="ce57"/>
          <table:covered-table-cell table:number-columns-repeated="14" table:style-name="ce57"/>
          <table:table-cell office:string-value="N" office:value-type="string" table:content-validation-name="val6" table:number-columns-spanned="3" table:number-rows-spanned="3" table:style-name="ce87">
            <text:p>N</text:p>
          </table:table-cell>
          <table:covered-table-cell table:content-validation-name="val6" table:number-columns-repeated="2" table:style-name="ce87"/>
          <table:table-cell table:formula="of:=IF(COUNTBLANK([.AA18]);&quot;&quot;;IF([.AA18]&lt;5;&quot;S&quot;;IF([.AA18]&lt;25;&quot;M&quot;;&quot;L&quot;)))" table:number-columns-spanned="3" table:number-rows-spanned="3" table:style-name="ce116">
            <text:p/>
          </table:table-cell>
          <table:covered-table-cell table:number-columns-repeated="2" table:style-name="ce116"/>
          <table:table-cell office:string-value="3" office:value-type="string" table:number-columns-spanned="3" table:number-rows-spanned="3" table:style-name="ce87">
            <text:p>3</text:p>
          </table:table-cell>
          <table:covered-table-cell table:number-columns-repeated="2" table:style-name="ce87"/>
          <table:covered-table-cell table:number-columns-repeated="18" table:style-name="ce212"/>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ro4">
          <table:covered-table-cell table:style-name="ce201"/>
          <table:table-cell table:formula="of:=IF([.AV17]=0;&quot;&quot;;IF([.AV18]=0;QUOTIENT(DATEDIF(DATEVALUE(#REF!);TODAY();&quot;M&quot;)+1;12)&amp;&quot;年&quot;&amp;MOD(DATEDIF(DATEVALUE([.AV17]);TODAY();&quot;M&quot;)+1;12)&amp;&quot;ヶ月&quot;;QUOTIENT(DATEDIF(DATEVALUE([.AV17]);DATEVALUE([.AV18]);&quot;M&quot;)+1;12)&amp;&quot;年&quot;&amp;MOD(DATEDIF(DATEVALUE([.AV17]);DATEVALUE([.AV18]);&quot;M&quot;)+1;12)&amp;&quot;ヶ月&quot;))" table:number-columns-spanned="4" table:number-rows-spanned="2" table:style-name="ce35">
            <text:p/>
          </table:table-cell>
          <table:covered-table-cell table:number-columns-repeated="3" table:style-name="ce35"/>
          <table:covered-table-cell table:number-columns-repeated="15" table:style-name="ce58"/>
          <table:covered-table-cell table:content-validation-name="val6" table:number-columns-repeated="3" table:style-name="ce87"/>
          <table:covered-table-cell table:number-columns-repeated="3" table:style-name="ce116"/>
          <table:covered-table-cell table:number-columns-repeated="3" table:style-name="ce87"/>
          <table:covered-table-cell table:number-columns-repeated="18" table:style-name="ce212"/>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11">
          <table:covered-table-cell table:style-name="ce18"/>
          <table:covered-table-cell table:number-columns-repeated="4" table:style-name="ce36"/>
          <table:covered-table-cell table:number-columns-repeated="15" table:style-name="ce58"/>
          <table:covered-table-cell table:content-validation-name="val6" table:number-columns-repeated="3" table:style-name="ce87"/>
          <table:covered-table-cell table:number-columns-repeated="3" table:style-name="ce116"/>
          <table:covered-table-cell table:number-columns-repeated="3" table:style-name="ce87"/>
          <table:covered-table-cell table:number-columns-repeated="18" table:style-name="ce212"/>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4">
          <table:table-cell office:string-value="13" office:value-type="string" table:number-columns-spanned="1" table:number-rows-spanned="4" table:style-name="ce17">
            <text:p>13</text:p>
          </table:table-cell>
          <table:table-cell table:formula="of:=IF([.AV21]=0;&quot;&quot;;DATEVALUE([.AV21]))" table:number-columns-spanned="4" table:number-rows-spanned="1" table:style-name="ce33">
            <text:p/>
          </table:table-cell>
          <table:covered-table-cell table:number-columns-repeated="3" table:style-name="ce33"/>
          <table:table-cell office:string-value="String title" office:value-type="string" table:number-columns-spanned="15" table:number-rows-spanned="1" table:style-name="ce59">
            <text:p>String title</text:p>
          </table:table-cell>
          <table:covered-table-cell table:number-columns-repeated="14" table:style-name="ce59"/>
          <table:table-cell table:style-name="ce105"/>
          <table:table-cell table:number-columns-repeated="2" table:style-name="ce110"/>
          <table:table-cell table:number-columns-repeated="2" table:style-name="ce106"/>
          <table:table-cell table:number-columns-repeated="4" table:style-name="ce110"/>
          <table:table-cell office:string-value="String&#10;platforms&#10;s&#10;s&#10;sd" office:value-type="string" table:number-columns-spanned="8" table:number-rows-spanned="4" table:style-name="ce126">
            <text:p>String<text:line-break/>platforms<text:line-break/>s<text:line-break/>s<text:line-break/>sd</text:p>
          </table:table-cell>
          <table:covered-table-cell table:number-columns-repeated="7" table:style-name="ce212"/>
          <table:table-cell office:string-value="q&#10;w&#10;w&#10;w" office:value-type="string" table:number-columns-spanned="10" table:number-rows-spanned="4" table:style-name="ce126">
            <text:p>q<text:line-break/>w<text:line-break/>w<text:line-break/>w</text:p>
          </table:table-cell>
          <table:covered-table-cell table:number-columns-repeated="9" table:style-name="ce212"/>
          <table:table-cell office:string-value="2019-08-01" office:value-type="string" table:style-name="ce162">
            <text:p>2019-08-01</text:p>
          </table:table-cell>
          <table:table-cell table:style-name="ce169"/>
          <table:table-cell calcext:value-type="error" office:string-value="" office:value-type="string" table:formula="of:=IF(COUNTBLANK(#REF!)&gt;0;&quot;&quot;;IF(NOT(SKILLCHECK(#REF!;[.$AL21]));&quot;&quot;;&quot;○&quot;))" table:style-name="ce178">
            <text:p>Err:504</text:p>
          </table:table-cell>
          <table:table-cell calcext:value-type="error" office:string-value="" office:value-type="string" table:formula="of:=IF(COUNTBLANK(#REF!)&gt;0;&quot;&quot;;IF(NOT(SKILLCHECK(#REF!;[.$AL21]));&quot;&quot;;&quot;○&quot;))" table:style-name="ce182">
            <text:p>Err:504</text:p>
          </table:table-cell>
          <table:table-cell calcext:value-type="error" office:string-value="" office:value-type="string" table:formula="of:=IF(COUNTBLANK(#REF!)&gt;0;&quot;&quot;;IF(NOT(SKILLCHECK(#REF!;[.$AL21]));&quot;&quot;;&quot;○&quot;))" table:style-name="ce182">
            <text:p>Err:504</text:p>
          </table:table-cell>
          <table:table-cell calcext:value-type="error" office:string-value="" office:value-type="string" table:formula="of:=IF(COUNTBLANK(#REF!)&gt;0;&quot;&quot;;IF(NOT(SKILLCHECK(#REF!;[.$AL21]));&quot;&quot;;&quot;○&quot;))" table:style-name="ce182">
            <text:p>Err:504</text:p>
          </table:table-cell>
          <table:table-cell calcext:value-type="error" office:string-value="" office:value-type="string" table:formula="of:=IF(COUNTBLANK(#REF!)&gt;0;&quot;&quot;;IF(NOT(SKILLCHECK(#REF!;[.$AL21]));&quot;&quot;;&quot;○&quot;))" table:style-name="ce194">
            <text:p>Err:504</text:p>
          </table:table-cell>
          <table:table-cell table:number-columns-repeated="970"/>
        </table:table-row>
        <table:table-row table:style-name="ro4">
          <table:covered-table-cell table:style-name="ce201"/>
          <table:table-cell table:formula="of:=IF([.AV22]=0;&quot;&quot;;DATEVALUE([.AV22]))" table:number-columns-spanned="4" table:number-rows-spanned="1" table:style-name="ce34">
            <text:p/>
          </table:table-cell>
          <table:covered-table-cell table:number-columns-repeated="3" table:style-name="ce34"/>
          <table:table-cell table:formula="=JIS(&quot;String description&quot;)" table:number-columns-spanned="15" table:number-rows-spanned="3" table:style-name="ce57"/>
          <table:covered-table-cell table:number-columns-repeated="14" table:style-name="ce57"/>
          <table:table-cell office:string-value="N" office:value-type="string" table:content-validation-name="val6" table:number-columns-spanned="3" table:number-rows-spanned="3" table:style-name="ce87">
            <text:p>N</text:p>
          </table:table-cell>
          <table:covered-table-cell table:content-validation-name="val6" table:number-columns-repeated="2" table:style-name="ce87"/>
          <table:table-cell table:formula="of:=IF(COUNTBLANK([.AA22]);&quot;&quot;;IF([.AA22]&lt;5;&quot;S&quot;;IF([.AA22]&lt;25;&quot;M&quot;;&quot;L&quot;)))" table:number-columns-spanned="3" table:number-rows-spanned="3" table:style-name="ce116">
            <text:p/>
          </table:table-cell>
          <table:covered-table-cell table:number-columns-repeated="2" table:style-name="ce116"/>
          <table:table-cell office:string-value="3" office:value-type="string" table:number-columns-spanned="3" table:number-rows-spanned="3" table:style-name="ce87">
            <text:p>3</text:p>
          </table:table-cell>
          <table:covered-table-cell table:number-columns-repeated="2" table:style-name="ce87"/>
          <table:covered-table-cell table:number-columns-repeated="18" table:style-name="ce212"/>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ro4">
          <table:covered-table-cell table:style-name="ce201"/>
          <table:table-cell table:formula="of:=IF([.AV21]=0;&quot;&quot;;IF([.AV22]=0;QUOTIENT(DATEDIF(DATEVALUE(#REF!);TODAY();&quot;M&quot;)+1;12)&amp;&quot;年&quot;&amp;MOD(DATEDIF(DATEVALUE([.AV21]);TODAY();&quot;M&quot;)+1;12)&amp;&quot;ヶ月&quot;;QUOTIENT(DATEDIF(DATEVALUE([.AV21]);DATEVALUE([.AV22]);&quot;M&quot;)+1;12)&amp;&quot;年&quot;&amp;MOD(DATEDIF(DATEVALUE([.AV21]);DATEVALUE([.AV22]);&quot;M&quot;)+1;12)&amp;&quot;ヶ月&quot;))" table:number-columns-spanned="4" table:number-rows-spanned="2" table:style-name="ce35">
            <text:p/>
          </table:table-cell>
          <table:covered-table-cell table:number-columns-repeated="3" table:style-name="ce35"/>
          <table:covered-table-cell table:number-columns-repeated="15" table:style-name="ce58"/>
          <table:covered-table-cell table:content-validation-name="val6" table:number-columns-repeated="3" table:style-name="ce87"/>
          <table:covered-table-cell table:number-columns-repeated="3" table:style-name="ce116"/>
          <table:covered-table-cell table:number-columns-repeated="3" table:style-name="ce87"/>
          <table:covered-table-cell table:number-columns-repeated="18" table:style-name="ce212"/>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4">
          <table:covered-table-cell table:style-name="ce18"/>
          <table:covered-table-cell table:number-columns-repeated="4" table:style-name="ce36"/>
          <table:covered-table-cell table:number-columns-repeated="15" table:style-name="ce58"/>
          <table:covered-table-cell table:content-validation-name="val6" table:number-columns-repeated="3" table:style-name="ce87"/>
          <table:covered-table-cell table:number-columns-repeated="3" table:style-name="ce116"/>
          <table:covered-table-cell table:number-columns-repeated="3" table:style-name="ce87"/>
          <table:covered-table-cell table:number-columns-repeated="18" table:style-name="ce212"/>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4">
          <table:table-cell office:string-value="14" office:value-type="string" table:number-columns-spanned="1" table:number-rows-spanned="4" table:style-name="ce17">
            <text:p>14</text:p>
          </table:table-cell>
          <table:table-cell table:formula="of:=IF([.AV25]=0;&quot;&quot;;DATEVALUE([.AV25]))" table:number-columns-spanned="4" table:number-rows-spanned="1" table:style-name="ce33">
            <text:p/>
          </table:table-cell>
          <table:covered-table-cell table:number-columns-repeated="3" table:style-name="ce33"/>
          <table:table-cell office:string-value="String title" office:value-type="string" table:number-columns-spanned="15" table:number-rows-spanned="1" table:style-name="ce59">
            <text:p>String title</text:p>
          </table:table-cell>
          <table:covered-table-cell table:number-columns-repeated="14" table:style-name="ce59"/>
          <table:table-cell table:style-name="ce105"/>
          <table:table-cell table:number-columns-repeated="8" table:style-name="ce110"/>
          <table:table-cell office:string-value="String&#10;platforms&#10;s&#10;s&#10;sd" office:value-type="string" table:number-columns-spanned="8" table:number-rows-spanned="4" table:style-name="ce126">
            <text:p>String<text:line-break/>platforms<text:line-break/>s<text:line-break/>s<text:line-break/>sd</text:p>
          </table:table-cell>
          <table:covered-table-cell table:number-columns-repeated="7" table:style-name="ce212"/>
          <table:table-cell office:string-value="q&#10;w&#10;w&#10;w" office:value-type="string" table:number-columns-spanned="10" table:number-rows-spanned="4" table:style-name="ce126">
            <text:p>q<text:line-break/>w<text:line-break/>w<text:line-break/>w</text:p>
          </table:table-cell>
          <table:covered-table-cell table:number-columns-repeated="9" table:style-name="ce212"/>
          <table:table-cell office:string-value="2019-08-01" office:value-type="string" table:style-name="ce162">
            <text:p>2019-08-01</text:p>
          </table:table-cell>
          <table:table-cell table:style-name="ce169"/>
          <table:table-cell calcext:value-type="error" office:string-value="" office:value-type="string" table:formula="of:=IF(COUNTBLANK(#REF!)&gt;0;&quot;&quot;;IF(NOT(SKILLCHECK(#REF!;[.$AL25]));&quot;&quot;;&quot;○&quot;))" table:style-name="ce178">
            <text:p>Err:504</text:p>
          </table:table-cell>
          <table:table-cell calcext:value-type="error" office:string-value="" office:value-type="string" table:formula="of:=IF(COUNTBLANK(#REF!)&gt;0;&quot;&quot;;IF(NOT(SKILLCHECK(#REF!;[.$AL25]));&quot;&quot;;&quot;○&quot;))" table:style-name="ce182">
            <text:p>Err:504</text:p>
          </table:table-cell>
          <table:table-cell calcext:value-type="error" office:string-value="" office:value-type="string" table:formula="of:=IF(COUNTBLANK(#REF!)&gt;0;&quot;&quot;;IF(NOT(SKILLCHECK(#REF!;[.$AL25]));&quot;&quot;;&quot;○&quot;))" table:style-name="ce182">
            <text:p>Err:504</text:p>
          </table:table-cell>
          <table:table-cell calcext:value-type="error" office:string-value="" office:value-type="string" table:formula="of:=IF(COUNTBLANK(#REF!)&gt;0;&quot;&quot;;IF(NOT(SKILLCHECK(#REF!;[.$AL25]));&quot;&quot;;&quot;○&quot;))" table:style-name="ce182">
            <text:p>Err:504</text:p>
          </table:table-cell>
          <table:table-cell calcext:value-type="error" office:string-value="" office:value-type="string" table:formula="of:=IF(COUNTBLANK(#REF!)&gt;0;&quot;&quot;;IF(NOT(SKILLCHECK(#REF!;[.$AL25]));&quot;&quot;;&quot;○&quot;))" table:style-name="ce194">
            <text:p>Err:504</text:p>
          </table:table-cell>
          <table:table-cell table:number-columns-repeated="970"/>
        </table:table-row>
        <table:table-row table:style-name="ro4">
          <table:covered-table-cell table:style-name="ce201"/>
          <table:table-cell table:formula="of:=IF([.AV26]=0;&quot;&quot;;DATEVALUE([.AV26]))" table:number-columns-spanned="4" table:number-rows-spanned="1" table:style-name="ce34">
            <text:p/>
          </table:table-cell>
          <table:covered-table-cell table:number-columns-repeated="3" table:style-name="ce34"/>
          <table:table-cell table:formula="=JIS(&quot;String description&quot;)" table:number-columns-spanned="15" table:number-rows-spanned="3" table:style-name="ce57"/>
          <table:covered-table-cell table:number-columns-repeated="14" table:style-name="ce57"/>
          <table:table-cell office:string-value="N" office:value-type="string" table:content-validation-name="val6" table:number-columns-spanned="3" table:number-rows-spanned="3" table:style-name="ce87">
            <text:p>N</text:p>
          </table:table-cell>
          <table:covered-table-cell table:content-validation-name="val6" table:number-columns-repeated="2" table:style-name="ce87"/>
          <table:table-cell table:formula="of:=IF(COUNTBLANK([.AA26]);&quot;&quot;;IF([.AA26]&lt;5;&quot;S&quot;;IF([.AA26]&lt;25;&quot;M&quot;;&quot;L&quot;)))" table:number-columns-spanned="3" table:number-rows-spanned="3" table:style-name="ce116">
            <text:p/>
          </table:table-cell>
          <table:covered-table-cell table:number-columns-repeated="2" table:style-name="ce116"/>
          <table:table-cell office:string-value="3" office:value-type="string" table:number-columns-spanned="3" table:number-rows-spanned="3" table:style-name="ce87">
            <text:p>3</text:p>
          </table:table-cell>
          <table:covered-table-cell table:number-columns-repeated="2" table:style-name="ce87"/>
          <table:covered-table-cell table:number-columns-repeated="18" table:style-name="ce212"/>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ro4">
          <table:covered-table-cell table:style-name="ce201"/>
          <table:table-cell table:formula="of:=IF([.AV25]=0;&quot;&quot;;IF([.AV26]=0;QUOTIENT(DATEDIF(DATEVALUE([.B3]);TODAY();&quot;M&quot;)+1;12)&amp;&quot;年&quot;&amp;MOD(DATEDIF(DATEVALUE([.AV25]);TODAY();&quot;M&quot;)+1;12)&amp;&quot;ヶ月&quot;;QUOTIENT(DATEDIF(DATEVALUE([.AV25]);DATEVALUE([.AV26]);&quot;M&quot;)+1;12)&amp;&quot;年&quot;&amp;MOD(DATEDIF(DATEVALUE([.AV25]);DATEVALUE([.AV26]);&quot;M&quot;)+1;12)&amp;&quot;ヶ月&quot;))" table:number-columns-spanned="4" table:number-rows-spanned="2" table:style-name="ce35">
            <text:p/>
          </table:table-cell>
          <table:covered-table-cell table:number-columns-repeated="3" table:style-name="ce35"/>
          <table:covered-table-cell table:number-columns-repeated="15" table:style-name="ce58"/>
          <table:covered-table-cell table:content-validation-name="val6" table:number-columns-repeated="3" table:style-name="ce87"/>
          <table:covered-table-cell table:number-columns-repeated="3" table:style-name="ce116"/>
          <table:covered-table-cell table:number-columns-repeated="3" table:style-name="ce87"/>
          <table:covered-table-cell table:number-columns-repeated="18" table:style-name="ce212"/>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4">
          <table:covered-table-cell table:style-name="ce18"/>
          <table:covered-table-cell table:number-columns-repeated="4" table:style-name="ce36"/>
          <table:covered-table-cell table:number-columns-repeated="15" table:style-name="ce58"/>
          <table:covered-table-cell table:content-validation-name="val6" table:number-columns-repeated="3" table:style-name="ce87"/>
          <table:covered-table-cell table:number-columns-repeated="3" table:style-name="ce116"/>
          <table:covered-table-cell table:number-columns-repeated="3" table:style-name="ce87"/>
          <table:covered-table-cell table:number-columns-repeated="18" table:style-name="ce212"/>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4">
          <table:table-cell office:string-value="15" office:value-type="string" table:number-columns-spanned="1" table:number-rows-spanned="4" table:style-name="ce17">
            <text:p>15</text:p>
          </table:table-cell>
          <table:table-cell table:formula="of:=IF([.AV29]=0;&quot;&quot;;DATEVALUE([.AV29]))" table:number-columns-spanned="4" table:number-rows-spanned="1" table:style-name="ce33">
            <text:p/>
          </table:table-cell>
          <table:covered-table-cell table:number-columns-repeated="3" table:style-name="ce33"/>
          <table:table-cell office:string-value="String title" office:value-type="string" table:number-columns-spanned="15" table:number-rows-spanned="1" table:style-name="ce59">
            <text:p>String title</text:p>
          </table:table-cell>
          <table:covered-table-cell table:number-columns-repeated="14" table:style-name="ce59"/>
          <table:table-cell table:style-name="ce105"/>
          <table:table-cell table:number-columns-repeated="8" table:style-name="ce110"/>
          <table:table-cell office:string-value="String&#10;platforms&#10;s&#10;s&#10;sd" office:value-type="string" table:number-columns-spanned="8" table:number-rows-spanned="4" table:style-name="ce126">
            <text:p>String<text:line-break/>platforms<text:line-break/>s<text:line-break/>s<text:line-break/>sd</text:p>
          </table:table-cell>
          <table:covered-table-cell table:number-columns-repeated="7" table:style-name="ce212"/>
          <table:table-cell office:string-value="q&#10;w&#10;w&#10;w" office:value-type="string" table:number-columns-spanned="10" table:number-rows-spanned="4" table:style-name="ce126">
            <text:p>q<text:line-break/>w<text:line-break/>w<text:line-break/>w</text:p>
          </table:table-cell>
          <table:covered-table-cell table:number-columns-repeated="9" table:style-name="ce212"/>
          <table:table-cell office:string-value="2019-08-01" office:value-type="string" table:style-name="ce162">
            <text:p>2019-08-01</text:p>
          </table:table-cell>
          <table:table-cell table:style-name="ce169"/>
          <table:table-cell calcext:value-type="error" office:string-value="" office:value-type="string" table:formula="of:=IF(COUNTBLANK(#REF!)&gt;0;&quot;&quot;;IF(NOT(SKILLCHECK(#REF!;[.$AL29]));&quot;&quot;;&quot;○&quot;))" table:style-name="ce178">
            <text:p>Err:504</text:p>
          </table:table-cell>
          <table:table-cell calcext:value-type="error" office:string-value="" office:value-type="string" table:formula="of:=IF(COUNTBLANK(#REF!)&gt;0;&quot;&quot;;IF(NOT(SKILLCHECK(#REF!;[.$AL29]));&quot;&quot;;&quot;○&quot;))" table:style-name="ce182">
            <text:p>Err:504</text:p>
          </table:table-cell>
          <table:table-cell calcext:value-type="error" office:string-value="" office:value-type="string" table:formula="of:=IF(COUNTBLANK(#REF!)&gt;0;&quot;&quot;;IF(NOT(SKILLCHECK(#REF!;[.$AL29]));&quot;&quot;;&quot;○&quot;))" table:style-name="ce182">
            <text:p>Err:504</text:p>
          </table:table-cell>
          <table:table-cell calcext:value-type="error" office:string-value="" office:value-type="string" table:formula="of:=IF(COUNTBLANK(#REF!)&gt;0;&quot;&quot;;IF(NOT(SKILLCHECK(#REF!;[.$AL29]));&quot;&quot;;&quot;○&quot;))" table:style-name="ce182">
            <text:p>Err:504</text:p>
          </table:table-cell>
          <table:table-cell calcext:value-type="error" office:string-value="" office:value-type="string" table:formula="of:=IF(COUNTBLANK(#REF!)&gt;0;&quot;&quot;;IF(NOT(SKILLCHECK(#REF!;[.$AL29]));&quot;&quot;;&quot;○&quot;))" table:style-name="ce194">
            <text:p>Err:504</text:p>
          </table:table-cell>
          <table:table-cell table:number-columns-repeated="970"/>
        </table:table-row>
        <table:table-row table:style-name="ro4">
          <table:covered-table-cell table:style-name="ce201"/>
          <table:table-cell table:formula="of:=IF([.AV30]=0;&quot;&quot;;DATEVALUE([.AV30]))" table:number-columns-spanned="4" table:number-rows-spanned="1" table:style-name="ce34">
            <text:p/>
          </table:table-cell>
          <table:covered-table-cell table:number-columns-repeated="3" table:style-name="ce34"/>
          <table:table-cell table:formula="=JIS(&quot;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quot;)" table:number-columns-spanned="15" table:number-rows-spanned="3" table:style-name="ce57"/>
          <table:covered-table-cell table:number-columns-repeated="14" table:style-name="ce57"/>
          <table:table-cell office:string-value="N" office:value-type="string" table:content-validation-name="val6" table:number-columns-spanned="3" table:number-rows-spanned="3" table:style-name="ce87">
            <text:p>N</text:p>
          </table:table-cell>
          <table:covered-table-cell table:content-validation-name="val6" table:number-columns-repeated="2" table:style-name="ce87"/>
          <table:table-cell table:formula="of:=IF(COUNTBLANK([.AA30]);&quot;&quot;;IF([.AA30]&lt;5;&quot;S&quot;;IF([.AA30]&lt;25;&quot;M&quot;;&quot;L&quot;)))" table:number-columns-spanned="3" table:number-rows-spanned="3" table:style-name="ce116">
            <text:p/>
          </table:table-cell>
          <table:covered-table-cell table:number-columns-repeated="2" table:style-name="ce116"/>
          <table:table-cell office:string-value="3" office:value-type="string" table:number-columns-spanned="3" table:number-rows-spanned="3" table:style-name="ce87">
            <text:p>3</text:p>
          </table:table-cell>
          <table:covered-table-cell table:number-columns-repeated="2" table:style-name="ce87"/>
          <table:covered-table-cell table:number-columns-repeated="18" table:style-name="ce212"/>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ro4">
          <table:covered-table-cell table:style-name="ce201"/>
          <table:table-cell table:formula="of:=IF([.AV29]=0;&quot;&quot;;IF([.AV30]=0;QUOTIENT(DATEDIF(DATEVALUE([.B7]);TODAY();&quot;M&quot;)+1;12)&amp;&quot;年&quot;&amp;MOD(DATEDIF(DATEVALUE([.AV29]);TODAY();&quot;M&quot;)+1;12)&amp;&quot;ヶ月&quot;;QUOTIENT(DATEDIF(DATEVALUE([.AV29]);DATEVALUE([.AV30]);&quot;M&quot;)+1;12)&amp;&quot;年&quot;&amp;MOD(DATEDIF(DATEVALUE([.AV29]);DATEVALUE([.AV30]);&quot;M&quot;)+1;12)&amp;&quot;ヶ月&quot;))" table:number-columns-spanned="4" table:number-rows-spanned="2" table:style-name="ce35">
            <text:p/>
          </table:table-cell>
          <table:covered-table-cell table:number-columns-repeated="3" table:style-name="ce35"/>
          <table:covered-table-cell table:number-columns-repeated="15" table:style-name="ce58"/>
          <table:covered-table-cell table:content-validation-name="val6" table:number-columns-repeated="3" table:style-name="ce87"/>
          <table:covered-table-cell table:number-columns-repeated="3" table:style-name="ce116"/>
          <table:covered-table-cell table:number-columns-repeated="3" table:style-name="ce87"/>
          <table:covered-table-cell table:number-columns-repeated="18" table:style-name="ce212"/>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a386283">
          <table:covered-table-cell table:style-name="ce18"/>
          <table:covered-table-cell table:number-columns-repeated="4" table:style-name="ce36"/>
          <table:covered-table-cell table:number-columns-repeated="15" table:style-name="ce58"/>
          <table:covered-table-cell table:content-validation-name="val6" table:number-columns-repeated="3" table:style-name="ce87"/>
          <table:covered-table-cell table:number-columns-repeated="3" table:style-name="ce116"/>
          <table:covered-table-cell table:number-columns-repeated="3" table:style-name="ce87"/>
          <table:covered-table-cell table:number-columns-repeated="18" table:style-name="ce212"/>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4">
          <table:table-cell office:string-value="16" office:value-type="string" table:number-columns-spanned="1" table:number-rows-spanned="4" table:style-name="ce17">
            <text:p>16</text:p>
          </table:table-cell>
          <table:table-cell table:formula="of:=IF([.AV33]=0;&quot;&quot;;DATEVALUE([.AV33]))" table:number-columns-spanned="4" table:number-rows-spanned="1" table:style-name="ce33">
            <text:p/>
          </table:table-cell>
          <table:covered-table-cell table:number-columns-repeated="3" table:style-name="ce33"/>
          <table:table-cell office:string-value="String title" office:value-type="string" table:number-columns-spanned="15" table:number-rows-spanned="1" table:style-name="ce59">
            <text:p>String title</text:p>
          </table:table-cell>
          <table:covered-table-cell table:number-columns-repeated="14" table:style-name="ce59"/>
          <table:table-cell table:style-name="ce105"/>
          <table:table-cell table:number-columns-repeated="8" table:style-name="ce110"/>
          <table:table-cell office:string-value="String&#10;platforms&#10;s&#10;s&#10;sd" office:value-type="string" table:number-columns-spanned="8" table:number-rows-spanned="4" table:style-name="ce126">
            <text:p>String<text:line-break/>platforms<text:line-break/>s<text:line-break/>s<text:line-break/>sd</text:p>
          </table:table-cell>
          <table:covered-table-cell table:number-columns-repeated="7" table:style-name="ce212"/>
          <table:table-cell office:string-value="q&#10;w&#10;w&#10;w" office:value-type="string" table:number-columns-spanned="10" table:number-rows-spanned="4" table:style-name="ce126">
            <text:p>q<text:line-break/>w<text:line-break/>w<text:line-break/>w</text:p>
          </table:table-cell>
          <table:covered-table-cell table:number-columns-repeated="9" table:style-name="ce212"/>
          <table:table-cell office:string-value="2019-08-01" office:value-type="string" table:style-name="ce162">
            <text:p>2019-08-01</text:p>
          </table:table-cell>
          <table:table-cell table:style-name="ce169"/>
          <table:table-cell calcext:value-type="error" office:string-value="" office:value-type="string" table:formula="of:=IF(COUNTBLANK(#REF!)&gt;0;&quot;&quot;;IF(NOT(SKILLCHECK(#REF!;[.$AL33]));&quot;&quot;;&quot;○&quot;))" table:style-name="ce178">
            <text:p>Err:504</text:p>
          </table:table-cell>
          <table:table-cell calcext:value-type="error" office:string-value="" office:value-type="string" table:formula="of:=IF(COUNTBLANK(#REF!)&gt;0;&quot;&quot;;IF(NOT(SKILLCHECK(#REF!;[.$AL33]));&quot;&quot;;&quot;○&quot;))" table:style-name="ce182">
            <text:p>Err:504</text:p>
          </table:table-cell>
          <table:table-cell calcext:value-type="error" office:string-value="" office:value-type="string" table:formula="of:=IF(COUNTBLANK(#REF!)&gt;0;&quot;&quot;;IF(NOT(SKILLCHECK(#REF!;[.$AL33]));&quot;&quot;;&quot;○&quot;))" table:style-name="ce182">
            <text:p>Err:504</text:p>
          </table:table-cell>
          <table:table-cell calcext:value-type="error" office:string-value="" office:value-type="string" table:formula="of:=IF(COUNTBLANK(#REF!)&gt;0;&quot;&quot;;IF(NOT(SKILLCHECK(#REF!;[.$AL33]));&quot;&quot;;&quot;○&quot;))" table:style-name="ce182">
            <text:p>Err:504</text:p>
          </table:table-cell>
          <table:table-cell calcext:value-type="error" office:string-value="" office:value-type="string" table:formula="of:=IF(COUNTBLANK(#REF!)&gt;0;&quot;&quot;;IF(NOT(SKILLCHECK(#REF!;[.$AL33]));&quot;&quot;;&quot;○&quot;))" table:style-name="ce194">
            <text:p>Err:504</text:p>
          </table:table-cell>
          <table:table-cell table:number-columns-repeated="970"/>
        </table:table-row>
        <table:table-row table:style-name="ro4">
          <table:covered-table-cell table:style-name="ce201"/>
          <table:table-cell table:formula="of:=IF([.AV34]=0;&quot;&quot;;DATEVALUE([.AV34]))" table:number-columns-spanned="4" table:number-rows-spanned="1" table:style-name="ce34">
            <text:p/>
          </table:table-cell>
          <table:covered-table-cell table:number-columns-repeated="3" table:style-name="ce34"/>
          <table:table-cell table:formula="=JIS(&quot;Stringssssadadasdadasdasdasdadsadsdsdadsadasdada descriptionStringssssadadasdadasdasdasdadsadsdsdadsadasdada descriptionStringssssadadasdadasdasdasdadsadsdsdadsadasdada descriptionStringssssadadasdadasdasdasdadsadsdsdadsadasdada descriptionStringssssadadasdadasdasdasdadsadsdsdadsadasdada description&quot;)" table:number-columns-spanned="15" table:number-rows-spanned="3" table:style-name="ce57"/>
          <table:covered-table-cell table:number-columns-repeated="14" table:style-name="ce57"/>
          <table:table-cell office:string-value="N" office:value-type="string" table:content-validation-name="val6" table:number-columns-spanned="3" table:number-rows-spanned="3" table:style-name="ce87">
            <text:p>N</text:p>
          </table:table-cell>
          <table:covered-table-cell table:content-validation-name="val6" table:number-columns-repeated="2" table:style-name="ce87"/>
          <table:table-cell table:formula="of:=IF(COUNTBLANK([.AA34]);&quot;&quot;;IF([.AA34]&lt;5;&quot;S&quot;;IF([.AA34]&lt;25;&quot;M&quot;;&quot;L&quot;)))" table:number-columns-spanned="3" table:number-rows-spanned="3" table:style-name="ce116">
            <text:p/>
          </table:table-cell>
          <table:covered-table-cell table:number-columns-repeated="2" table:style-name="ce116"/>
          <table:table-cell office:string-value="3" office:value-type="string" table:number-columns-spanned="3" table:number-rows-spanned="3" table:style-name="ce87">
            <text:p>3</text:p>
          </table:table-cell>
          <table:covered-table-cell table:number-columns-repeated="2" table:style-name="ce87"/>
          <table:covered-table-cell table:number-columns-repeated="18" table:style-name="ce212"/>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ro4">
          <table:covered-table-cell table:style-name="ce201"/>
          <table:table-cell table:formula="of:=IF([.AV33]=0;&quot;&quot;;IF([.AV34]=0;QUOTIENT(DATEDIF(DATEVALUE([.B11]);TODAY();&quot;M&quot;)+1;12)&amp;&quot;年&quot;&amp;MOD(DATEDIF(DATEVALUE([.AV33]);TODAY();&quot;M&quot;)+1;12)&amp;&quot;ヶ月&quot;;QUOTIENT(DATEDIF(DATEVALUE([.AV33]);DATEVALUE([.AV34]);&quot;M&quot;)+1;12)&amp;&quot;年&quot;&amp;MOD(DATEDIF(DATEVALUE([.AV33]);DATEVALUE([.AV34]);&quot;M&quot;)+1;12)&amp;&quot;ヶ月&quot;))" table:number-columns-spanned="4" table:number-rows-spanned="2" table:style-name="ce35">
            <text:p/>
          </table:table-cell>
          <table:covered-table-cell table:number-columns-repeated="3" table:style-name="ce35"/>
          <table:covered-table-cell table:number-columns-repeated="15" table:style-name="ce58"/>
          <table:covered-table-cell table:content-validation-name="val6" table:number-columns-repeated="3" table:style-name="ce87"/>
          <table:covered-table-cell table:number-columns-repeated="3" table:style-name="ce116"/>
          <table:covered-table-cell table:number-columns-repeated="3" table:style-name="ce87"/>
          <table:covered-table-cell table:number-columns-repeated="18" table:style-name="ce212"/>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a0dd8f6">
          <table:covered-table-cell table:style-name="ce18"/>
          <table:covered-table-cell table:number-columns-repeated="4" table:style-name="ce36"/>
          <table:covered-table-cell table:number-columns-repeated="15" table:style-name="ce58"/>
          <table:covered-table-cell table:content-validation-name="val6" table:number-columns-repeated="3" table:style-name="ce87"/>
          <table:covered-table-cell table:number-columns-repeated="3" table:style-name="ce116"/>
          <table:covered-table-cell table:number-columns-repeated="3" table:style-name="ce87"/>
          <table:covered-table-cell table:number-columns-repeated="18" table:style-name="ce212"/>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4">
          <table:table-cell office:string-value="17" office:value-type="string" table:number-columns-spanned="1" table:number-rows-spanned="4" table:style-name="ce17">
            <text:p>17</text:p>
          </table:table-cell>
          <table:table-cell table:formula="of:=IF([.AV37]=0;&quot;&quot;;DATEVALUE([.AV37]))" table:number-columns-spanned="4" table:number-rows-spanned="1" table:style-name="ce33">
            <text:p/>
          </table:table-cell>
          <table:covered-table-cell table:number-columns-repeated="3" table:style-name="ce33"/>
          <table:table-cell office:string-value="String title" office:value-type="string" table:number-columns-spanned="15" table:number-rows-spanned="1" table:style-name="ce59">
            <text:p>String title</text:p>
          </table:table-cell>
          <table:covered-table-cell table:number-columns-repeated="14" table:style-name="ce59"/>
          <table:table-cell table:style-name="ce105"/>
          <table:table-cell table:number-columns-repeated="8" table:style-name="ce110"/>
          <table:table-cell office:string-value="String&#10;platforms&#10;s&#10;s&#10;sd" office:value-type="string" table:number-columns-spanned="8" table:number-rows-spanned="4" table:style-name="ce126">
            <text:p>String<text:line-break/>platforms<text:line-break/>s<text:line-break/>s<text:line-break/>sd</text:p>
          </table:table-cell>
          <table:covered-table-cell table:number-columns-repeated="7" table:style-name="ce212"/>
          <table:table-cell office:string-value="q&#10;w&#10;w&#10;w" office:value-type="string" table:number-columns-spanned="10" table:number-rows-spanned="4" table:style-name="ce126">
            <text:p>q<text:line-break/>w<text:line-break/>w<text:line-break/>w</text:p>
          </table:table-cell>
          <table:covered-table-cell table:number-columns-repeated="9" table:style-name="ce212"/>
          <table:table-cell office:string-value="2019-08-01" office:value-type="string" table:style-name="ce162">
            <text:p>2019-08-01</text:p>
          </table:table-cell>
          <table:table-cell table:style-name="ce169"/>
          <table:table-cell calcext:value-type="error" office:string-value="" office:value-type="string" table:formula="of:=IF(COUNTBLANK(#REF!)&gt;0;&quot;&quot;;IF(NOT(SKILLCHECK(#REF!;[.$AL37]));&quot;&quot;;&quot;○&quot;))" table:style-name="ce178">
            <text:p>Err:504</text:p>
          </table:table-cell>
          <table:table-cell calcext:value-type="error" office:string-value="" office:value-type="string" table:formula="of:=IF(COUNTBLANK(#REF!)&gt;0;&quot;&quot;;IF(NOT(SKILLCHECK(#REF!;[.$AL37]));&quot;&quot;;&quot;○&quot;))" table:style-name="ce182">
            <text:p>Err:504</text:p>
          </table:table-cell>
          <table:table-cell calcext:value-type="error" office:string-value="" office:value-type="string" table:formula="of:=IF(COUNTBLANK(#REF!)&gt;0;&quot;&quot;;IF(NOT(SKILLCHECK(#REF!;[.$AL37]));&quot;&quot;;&quot;○&quot;))" table:style-name="ce182">
            <text:p>Err:504</text:p>
          </table:table-cell>
          <table:table-cell calcext:value-type="error" office:string-value="" office:value-type="string" table:formula="of:=IF(COUNTBLANK(#REF!)&gt;0;&quot;&quot;;IF(NOT(SKILLCHECK(#REF!;[.$AL37]));&quot;&quot;;&quot;○&quot;))" table:style-name="ce182">
            <text:p>Err:504</text:p>
          </table:table-cell>
          <table:table-cell calcext:value-type="error" office:string-value="" office:value-type="string" table:formula="of:=IF(COUNTBLANK(#REF!)&gt;0;&quot;&quot;;IF(NOT(SKILLCHECK(#REF!;[.$AL37]));&quot;&quot;;&quot;○&quot;))" table:style-name="ce194">
            <text:p>Err:504</text:p>
          </table:table-cell>
          <table:table-cell table:number-columns-repeated="970"/>
        </table:table-row>
        <table:table-row table:style-name="ro4">
          <table:covered-table-cell table:style-name="ce201"/>
          <table:table-cell table:formula="of:=IF([.AV38]=0;&quot;&quot;;DATEVALUE([.AV38]))" table:number-columns-spanned="4" table:number-rows-spanned="1" table:style-name="ce34">
            <text:p/>
          </table:table-cell>
          <table:covered-table-cell table:number-columns-repeated="3" table:style-name="ce34"/>
          <table:table-cell table:formula="=JIS(&quot;String description&quot;)" table:number-columns-spanned="15" table:number-rows-spanned="3" table:style-name="ce57"/>
          <table:covered-table-cell table:number-columns-repeated="14" table:style-name="ce57"/>
          <table:table-cell office:string-value="N" office:value-type="string" table:content-validation-name="val6" table:number-columns-spanned="3" table:number-rows-spanned="3" table:style-name="ce87">
            <text:p>N</text:p>
          </table:table-cell>
          <table:covered-table-cell table:content-validation-name="val6" table:number-columns-repeated="2" table:style-name="ce87"/>
          <table:table-cell table:formula="of:=IF(COUNTBLANK([.AA38]);&quot;&quot;;IF([.AA38]&lt;5;&quot;S&quot;;IF([.AA38]&lt;25;&quot;M&quot;;&quot;L&quot;)))" table:number-columns-spanned="3" table:number-rows-spanned="3" table:style-name="ce116">
            <text:p/>
          </table:table-cell>
          <table:covered-table-cell table:number-columns-repeated="2" table:style-name="ce116"/>
          <table:table-cell office:string-value="3" office:value-type="string" table:number-columns-spanned="3" table:number-rows-spanned="3" table:style-name="ce87">
            <text:p>3</text:p>
          </table:table-cell>
          <table:covered-table-cell table:number-columns-repeated="2" table:style-name="ce87"/>
          <table:covered-table-cell table:number-columns-repeated="18" table:style-name="ce212"/>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ro4">
          <table:covered-table-cell table:style-name="ce201"/>
          <table:table-cell table:formula="of:=IF([.AV37]=0;&quot;&quot;;IF([.AV38]=0;QUOTIENT(DATEDIF(DATEVALUE([.B15]);TODAY();&quot;M&quot;)+1;12)&amp;&quot;年&quot;&amp;MOD(DATEDIF(DATEVALUE([.AV37]);TODAY();&quot;M&quot;)+1;12)&amp;&quot;ヶ月&quot;;QUOTIENT(DATEDIF(DATEVALUE([.AV37]);DATEVALUE([.AV38]);&quot;M&quot;)+1;12)&amp;&quot;年&quot;&amp;MOD(DATEDIF(DATEVALUE([.AV37]);DATEVALUE([.AV38]);&quot;M&quot;)+1;12)&amp;&quot;ヶ月&quot;))" table:number-columns-spanned="4" table:number-rows-spanned="2" table:style-name="ce35">
            <text:p/>
          </table:table-cell>
          <table:covered-table-cell table:number-columns-repeated="3" table:style-name="ce35"/>
          <table:covered-table-cell table:number-columns-repeated="15" table:style-name="ce58"/>
          <table:covered-table-cell table:content-validation-name="val6" table:number-columns-repeated="3" table:style-name="ce87"/>
          <table:covered-table-cell table:number-columns-repeated="3" table:style-name="ce116"/>
          <table:covered-table-cell table:number-columns-repeated="3" table:style-name="ce87"/>
          <table:covered-table-cell table:number-columns-repeated="18" table:style-name="ce212"/>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4">
          <table:covered-table-cell table:style-name="ce18"/>
          <table:covered-table-cell table:number-columns-repeated="4" table:style-name="ce36"/>
          <table:covered-table-cell table:number-columns-repeated="15" table:style-name="ce58"/>
          <table:covered-table-cell table:content-validation-name="val6" table:number-columns-repeated="3" table:style-name="ce87"/>
          <table:covered-table-cell table:number-columns-repeated="3" table:style-name="ce116"/>
          <table:covered-table-cell table:number-columns-repeated="3" table:style-name="ce87"/>
          <table:covered-table-cell table:number-columns-repeated="18" table:style-name="ce212"/>
          <table:table-cell table:style-name="ce162"/>
          <table:table-cell table:style-name="ce169"/>
          <table:table-cell table:style-name="ce177"/>
          <table:table-cell table:number-columns-repeated="3" table:style-name="ce181"/>
          <table:table-cell table:style-name="ce193"/>
          <table:table-cell table:number-columns-repeated="970"/>
        </table:table-row>
        <table:named-expressions>
          <table:named-range table:base-cell-address="$技術経歴書.$A$1" table:cell-range-address="$S0.$A$1:.$AU$56" table:name="_xlnm.Print_Area" table:range-usable-as="print-range"/>
          <table:named-expression table:base-cell-address="$技術経歴書.$A$1" table:expression="s0!#ref!" table:name="_xlnm.Print_Titles"/>
        </table:named-expressions>
      </table:table>
      <table:named-expressions>
        <table:named-range table:base-cell-address="$技術経歴書.$A$1" table:cell-range-address="$定義.$A$2:.$A$6" table:name="事業部"/>
        <table:named-range table:base-cell-address="$技術経歴書.$A$1" table:cell-range-address="$定義.$B$2:.$B$3" table:name="性別"/>
        <table:named-range table:base-cell-address="$技術経歴書.$A$1" table:cell-range-address="$定義.$C$2:.$C$7" table:name="担当区分"/>
        <table:named-range table:base-cell-address="$技術経歴書.$A$1" table:cell-range-address="$定義.$D$2:.$D$8" table:name="雇用形態"/>
      </table:named-expressions>
      <table:table table:name="S1" table:print-ranges="S0.A1:S0.AU56" table:style-name="ta2">
        <office:forms form:apply-design-mode="false" form:automatic-focus="false"/>
        <table:table-column table:default-cell-style-name="ce19" table:number-columns-repeated="47" table:style-name="co1"/>
        <table:table-column table:default-cell-style-name="ce19" table:style-name="co2"/>
        <table:table-column table:default-cell-style-name="ce165" table:style-name="co3"/>
        <table:table-column table:default-cell-style-name="ce19" table:number-columns-repeated="5" table:style-name="co4"/>
        <table:table-column table:default-cell-style-name="ce19" table:number-columns-repeated="21" table:style-name="co1"/>
        <table:table-row table:style-name="ro4">
          <table:table-cell calcext:value-type="float" office:string-value="18" office:value="32" office:value-type="string" table:number-columns-spanned="1" table:number-rows-spanned="4" table:style-name="ce17">
            <text:p>18</text:p>
          </table:table-cell>
          <table:table-cell table:formula="of:=IF([.AV1]=0;&quot;&quot;;DATEVALUE([.AV1]))" table:number-columns-spanned="4" table:number-rows-spanned="1" table:style-name="ce33">
            <text:p/>
          </table:table-cell>
          <table:covered-table-cell table:number-columns-repeated="3" table:style-name="ce33"/>
          <table:table-cell office:string-value="String title" office:value-type="string" table:number-columns-spanned="15" table:number-rows-spanned="1" table:style-name="ce59">
            <text:p>String title</text:p>
          </table:table-cell>
          <table:covered-table-cell table:number-columns-repeated="14" table:style-name="ce59"/>
          <table:table-cell table:style-name="ce105"/>
          <table:table-cell table:number-columns-repeated="8" table:style-name="ce110"/>
          <table:table-cell office:string-value="String&#10;platforms&#10;s&#10;s&#10;sd" office:value-type="string" table:number-columns-spanned="8" table:number-rows-spanned="4" table:style-name="ce126">
            <text:p>String<text:line-break/>platforms<text:line-break/>s<text:line-break/>s<text:line-break/>sd</text:p>
          </table:table-cell>
          <table:covered-table-cell table:number-columns-repeated="7" table:style-name="ce212"/>
          <table:table-cell office:string-value="q&#10;w&#10;w&#10;w&#10;s&#10;s&#10;s&#10;s&#10;s&#10;s" office:value-type="string" table:number-columns-spanned="10" table:number-rows-spanned="4" table:style-name="ce126">
            <text:p>q<text:line-break/>w<text:line-break/>w<text:line-break/>w<text:line-break/>s<text:line-break/>s<text:line-break/>s<text:line-break/>s<text:line-break/>s<text:line-break/>s</text:p>
          </table:table-cell>
          <table:covered-table-cell table:number-columns-repeated="9" table:style-name="ce212"/>
          <table:table-cell office:string-value="2019-08-01" office:value-type="string" table:style-name="ce162">
            <text:p>2019-08-01</text:p>
          </table:table-cell>
          <table:table-cell table:style-name="ce169"/>
          <table:table-cell calcext:value-type="error" office:string-value="" office:value-type="string" table:formula="of:=IF(COUNTBLANK(#REF!)&gt;0;&quot;&quot;;IF(NOT(SKILLCHECK(#REF!;[.$AL1]));&quot;&quot;;&quot;○&quot;))" table:style-name="ce178">
            <text:p>Err:504</text:p>
          </table:table-cell>
          <table:table-cell calcext:value-type="error" office:string-value="" office:value-type="string" table:formula="of:=IF(COUNTBLANK(#REF!)&gt;0;&quot;&quot;;IF(NOT(SKILLCHECK(#REF!;[.$AL1]));&quot;&quot;;&quot;○&quot;))" table:style-name="ce182">
            <text:p>Err:504</text:p>
          </table:table-cell>
          <table:table-cell calcext:value-type="error" office:string-value="" office:value-type="string" table:formula="of:=IF(COUNTBLANK(#REF!)&gt;0;&quot;&quot;;IF(NOT(SKILLCHECK(#REF!;[.$AL1]));&quot;&quot;;&quot;○&quot;))" table:style-name="ce182">
            <text:p>Err:504</text:p>
          </table:table-cell>
          <table:table-cell calcext:value-type="error" office:string-value="" office:value-type="string" table:formula="of:=IF(COUNTBLANK(#REF!)&gt;0;&quot;&quot;;IF(NOT(SKILLCHECK(#REF!;[.$AL1]));&quot;&quot;;&quot;○&quot;))" table:style-name="ce182">
            <text:p>Err:504</text:p>
          </table:table-cell>
          <table:table-cell calcext:value-type="error" office:string-value="" office:value-type="string" table:formula="of:=IF(COUNTBLANK(#REF!)&gt;0;&quot;&quot;;IF(NOT(SKILLCHECK(#REF!;[.$AL1]));&quot;&quot;;&quot;○&quot;))" table:style-name="ce194">
            <text:p>Err:504</text:p>
          </table:table-cell>
          <table:table-cell table:number-columns-repeated="970"/>
        </table:table-row>
        <table:table-row table:style-name="ro4">
          <table:covered-table-cell table:style-name="ce17"/>
          <table:table-cell table:formula="of:=IF([.AV2]=0;&quot;&quot;;DATEVALUE([.AV2]))" table:number-columns-spanned="4" table:number-rows-spanned="1" table:style-name="ce34">
            <text:p/>
          </table:table-cell>
          <table:covered-table-cell table:number-columns-repeated="3" table:style-name="ce34"/>
          <table:table-cell table:formula="=JIS(&quot;String description&quot;)" table:number-columns-spanned="15" table:number-rows-spanned="3" table:style-name="ce57"/>
          <table:covered-table-cell table:number-columns-repeated="14" table:style-name="ce57"/>
          <table:table-cell office:string-value="N" office:value-type="string" table:content-validation-name="val6" table:number-columns-spanned="3" table:number-rows-spanned="3" table:style-name="ce87">
            <text:p>N</text:p>
          </table:table-cell>
          <table:covered-table-cell table:content-validation-name="val6" table:number-columns-repeated="2" table:style-name="ce87"/>
          <table:table-cell table:formula="of:=IF(COUNTBLANK([.AA2]);&quot;&quot;;IF([.AA2]&lt;5;&quot;S&quot;;IF([.AA2]&lt;25;&quot;M&quot;;&quot;L&quot;)))" table:number-columns-spanned="3" table:number-rows-spanned="3" table:style-name="ce116">
            <text:p/>
          </table:table-cell>
          <table:covered-table-cell table:number-columns-repeated="2" table:style-name="ce116"/>
          <table:table-cell office:string-value="3" office:value-type="string" table:number-columns-spanned="3" table:number-rows-spanned="3" table:style-name="ce87">
            <text:p>3</text:p>
          </table:table-cell>
          <table:covered-table-cell table:number-columns-repeated="2" table:style-name="ce87"/>
          <table:covered-table-cell table:number-columns-repeated="18" table:style-name="ce212"/>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ro4">
          <table:covered-table-cell table:style-name="ce17"/>
          <table:table-cell table:formula="of:=IF([.AV1]=0;&quot;&quot;;IF([.AV2]=0;QUOTIENT(DATEDIF(DATEVALUE(#REF!);TODAY();&quot;M&quot;)+1;12)&amp;&quot;年&quot;&amp;MOD(DATEDIF(DATEVALUE([.AV1]);TODAY();&quot;M&quot;)+1;12)&amp;&quot;ヶ月&quot;;QUOTIENT(DATEDIF(DATEVALUE([.AV1]);DATEVALUE([.AV2]);&quot;M&quot;)+1;12)&amp;&quot;年&quot;&amp;MOD(DATEDIF(DATEVALUE([.AV1]);DATEVALUE([.AV2]);&quot;M&quot;)+1;12)&amp;&quot;ヶ月&quot;))" table:number-columns-spanned="4" table:number-rows-spanned="2" table:style-name="ce35">
            <text:p/>
          </table:table-cell>
          <table:covered-table-cell table:number-columns-repeated="3" table:style-name="ce35"/>
          <table:covered-table-cell table:number-columns-repeated="15" table:style-name="ce58"/>
          <table:covered-table-cell table:content-validation-name="val6" table:number-columns-repeated="3" table:style-name="ce87"/>
          <table:covered-table-cell table:number-columns-repeated="3" table:style-name="ce116"/>
          <table:covered-table-cell table:number-columns-repeated="3" table:style-name="ce87"/>
          <table:covered-table-cell table:number-columns-repeated="18" table:style-name="ce212"/>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a9caa88">
          <table:covered-table-cell table:style-name="ce17"/>
          <table:covered-table-cell table:number-columns-repeated="4" table:style-name="ce36"/>
          <table:covered-table-cell table:number-columns-repeated="15" table:style-name="ce58"/>
          <table:covered-table-cell table:content-validation-name="val6" table:number-columns-repeated="3" table:style-name="ce87"/>
          <table:covered-table-cell table:number-columns-repeated="3" table:style-name="ce116"/>
          <table:covered-table-cell table:number-columns-repeated="3" table:style-name="ce87"/>
          <table:covered-table-cell table:number-columns-repeated="18" table:style-name="ce212"/>
          <table:table-cell table:style-name="ce162"/>
          <table:table-cell table:style-name="ce169"/>
          <table:table-cell table:style-name="ce177"/>
          <table:table-cell table:number-columns-repeated="3" table:style-name="ce181"/>
          <table:table-cell table:style-name="ce193"/>
          <table:table-cell table:number-columns-repeated="970"/>
        </table:table-row>
        <table:named-expressions>
          <table:named-range table:base-cell-address="$技術経歴書.$A$1" table:cell-range-address="$S0.$A$1:.$AU$56" table:name="_xlnm.Print_Area-a1250f3" table:range-usable-as="print-range"/>
          <table:named-expression table:base-cell-address="$技術経歴書.$A$1" table:expression="s0!#ref!" table:name="_xlnm.Print_Titles-acc6201"/>
        </table:named-expressions>
      </table:table>
    </office:spreadsheet>
  </office:body>
</office:document-content>
</file>

<file path=styles.xml><?xml version="1.0" encoding="utf-8"?>
<office:document-styles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office:version="1.2">
  <office:font-face-decls>
    <style:font-face style:font-family-generic="modern" style:name="MS Gothic" svg:font-family="'MS Gothic'"/>
    <style:font-face style:font-family-generic="modern" style:name="ＭＳ Ｐゴシック" svg:font-family="'ＭＳ Ｐゴシック'"/>
    <style:font-face style:font-family-generic="modern" style:font-pitch="variable" style:name="MS Gothic1" svg:font-family="'MS Gothic'"/>
    <style:font-face style:font-family-generic="swiss" style:font-pitch="variable" style:name="Liberation Sans" svg:font-family="'Liberation Sans'"/>
    <style:font-face style:font-family-generic="system" style:font-pitch="variable" style:name="Arial" svg:font-family="Arial"/>
    <style:font-face style:font-family-generic="system" style:font-pitch="variable" style:name="MS PGothic" svg:font-family="'MS PGothic'"/>
  </office:font-face-decls>
  <office:styles>
    <style:default-style style:family="table-cell">
      <style:paragraph-properties style:tab-stop-distance="12.5mm"/>
      <style:text-properties fo:country="GB" fo:language="en" style:country-asian="JP" style:country-complex="IN" style:font-name="Liberation Sans" style:font-name-asian="MS PGothic" style:font-name-complex="Arial" style:language-asian="ja" style:language-complex="hi"/>
    </style:default-style>
    <style:default-style style:family="graphic">
      <style:graphic-properties draw:fill-color="#729fcf" draw:shadow-offset-x="3mm" draw:shadow-offset-y="3mm" fo:wrap-option="no-wrap" svg:stroke-color="#3465a4"/>
      <style:paragraph-properties style:font-independent-line-spacing="false" style:line-break="strict" style:punctuation-wrap="simple" style:text-autospace="ideograph-alpha" style:writing-mode="page">
        <style:tab-stops/>
      </style:paragraph-properties>
      <style:text-properties fo:country="GB" fo:font-family="'Liberation Serif'" fo:font-size="12pt" fo:language="en" style:country-asian="JP" style:country-complex="IN" style:font-family-asian="'Segoe UI'" style:font-family-complex="Tahoma" style:font-family-generic="roman" style:font-family-generic-asian="system" style:font-family-generic-complex="system" style:font-pitch="variable" style:font-pitch-asian="variable" style:font-pitch-complex="variable" style:font-size-asian="12pt" style:font-size-complex="12pt" style:language-asian="ja" style:language-complex="hi" style:letter-kerning="true" style:use-window-font-color="true"/>
    </style:default-style>
    <number:number-style style:name="N0">
      <number:number number:min-integer-digits="1"/>
    </number:number-style>
    <number:time-style style:name="N107">
      <number:minutes number:style="long"/>
      <number:text>:</number:text>
      <number:seconds number:style="long"/>
    </number:time-style>
    <number:time-style number:truncate-on-overflow="false" style:name="N108">
      <number:hours/>
      <number:text>:</number:text>
      <number:minutes number:style="long"/>
      <number:text>:</number:text>
      <number:seconds number:style="long"/>
    </number:time-style>
    <number:time-style style:name="N109">
      <number:minutes number:style="long"/>
      <number:text>:</number:text>
      <number:seconds number:decimal-places="1" number:style="long"/>
    </number:time-style>
    <number:number-style style:name="N110">
      <number:scientific-number loext:exponent-interval="3" loext:forced-exponent-sign="true" loext:min-decimal-places="1" number:decimal-places="1" number:min-exponent-digits="1" number:min-integer-digits="1"/>
    </number:number-style>
    <number:date-style style:name="N111P0" style:volatile="true">
      <number:year number:style="long"/>
      <number:text>年</number:text>
      <number:month/>
      <number:text>月</number:text>
      <number:day/>
      <number:text>日</number:text>
    </number:date-style>
    <number:text-style style:name="N111">
      <number:text-content/>
      <style:map style:apply-style-name="N111P0" style:condition="value()&lt;=1.79769313486232E+308"/>
    </number:text-style>
    <number:number-style style:name="N112">
      <number:number loext:min-decimal-places="0" number:decimal-places="0" number:min-integer-digits="0"/>
      <number:text>ヶ月</number:text>
    </number:number-style>
    <number:date-style style:name="N113">
      <number:text>～</number:text>
      <number:year number:style="long"/>
      <number:text>.</number:text>
      <number:month/>
    </number:date-style>
    <number:date-style style:name="N114">
      <number:year number:style="long"/>
      <number:text>.</number:text>
      <number:month/>
    </number:date-style>
    <number:number-style style:name="N115">
      <number:number loext:min-decimal-places="0" number:decimal-places="0" number:min-integer-digits="1"/>
      <number:text> </number:text>
    </number:number-style>
    <number:date-style style:name="N116P0" style:volatile="true">
      <number:year number:style="long"/>
      <number:text>.</number:text>
      <number:month/>
      <number:text>.</number:text>
      <number:day/>
    </number:date-style>
    <number:text-style style:name="N116">
      <number:text-content/>
      <style:map style:apply-style-name="N116P0" style:condition="value()&lt;=1.79769313486232E+308"/>
    </number:text-style>
    <number:number-style number:country="UA" number:language="uk" style:name="N10107P0" style:volatile="true">
      <number:number loext:min-decimal-places="0" number:decimal-places="0" number:grouping="true" number:min-integer-digits="1"/>
      <number:text> грн.</number:text>
    </number:number-style>
    <number:number-style number:country="UA" number:language="uk" style:name="N10107">
      <number:text>-</number:text>
      <number:number loext:min-decimal-places="0" number:decimal-places="0" number:grouping="true" number:min-integer-digits="1"/>
      <number:text> грн.</number:text>
      <style:map style:apply-style-name="N10107P0" style:condition="value()&gt;=0"/>
    </number:number-style>
    <number:number-style number:country="UA" number:language="uk" style:name="N10108P0" style:volatile="true">
      <number:number loext:min-decimal-places="0" number:decimal-places="0" number:grouping="true" number:min-integer-digits="1"/>
      <number:text> грн.</number:text>
    </number:number-style>
    <number:number-style number:country="UA" number:language="uk" style:name="N10108">
      <style:text-properties fo:color="#ff0000"/>
      <number:text>-</number:text>
      <number:number loext:min-decimal-places="0" number:decimal-places="0" number:grouping="true" number:min-integer-digits="1"/>
      <number:text> грн.</number:text>
      <style:map style:apply-style-name="N10108P0" style:condition="value()&gt;=0"/>
    </number:number-style>
    <number:number-style number:country="UA" number:language="uk" style:name="N10109P0" style:volatile="true">
      <number:number loext:min-decimal-places="2" number:decimal-places="2" number:grouping="true" number:min-integer-digits="1"/>
      <number:text> грн.</number:text>
    </number:number-style>
    <number:number-style number:country="UA" number:language="uk" style:name="N10109">
      <number:text>-</number:text>
      <number:number loext:min-decimal-places="2" number:decimal-places="2" number:grouping="true" number:min-integer-digits="1"/>
      <number:text> грн.</number:text>
      <style:map style:apply-style-name="N10109P0" style:condition="value()&gt;=0"/>
    </number:number-style>
    <number:number-style number:country="UA" number:language="uk" style:name="N10110P0" style:volatile="true">
      <number:number loext:min-decimal-places="2" number:decimal-places="2" number:grouping="true" number:min-integer-digits="1"/>
      <number:text> грн.</number:text>
    </number:number-style>
    <number:number-style number:country="UA" number:language="uk" style:name="N10110">
      <style:text-properties fo:color="#ff0000"/>
      <number:text>-</number:text>
      <number:number loext:min-decimal-places="2" number:decimal-places="2" number:grouping="true" number:min-integer-digits="1"/>
      <number:text> грн.</number:text>
      <style:map style:apply-style-name="N10110P0" style:condition="value()&gt;=0"/>
    </number:number-style>
    <number:date-style number:country="UA" number:language="uk" style:name="N10111">
      <number:day number:style="long"/>
      <number:text>.</number:text>
      <number:month number:textual="true"/>
      <number:text>.</number:text>
      <number:year/>
    </number:date-style>
    <number:date-style number:country="UA" number:language="uk" style:name="N10112">
      <number:day number:style="long"/>
      <number:text>.</number:text>
      <number:month number:textual="true"/>
    </number:date-style>
    <number:date-style number:country="UA" number:language="uk" style:name="N10113">
      <number:month number:textual="true"/>
      <number:text>.</number:text>
      <number:year/>
    </number:date-style>
    <number:time-style number:country="UA" number:language="uk" style:name="N10114">
      <number:hours/>
      <number:text>:</number:text>
      <number:minutes number:style="long"/>
      <number:text> </number:text>
      <number:am-pm/>
    </number:time-style>
    <number:time-style number:country="UA" number:language="uk" style:name="N10115">
      <number:hours/>
      <number:text>:</number:text>
      <number:minutes number:style="long"/>
      <number:text>:</number:text>
      <number:seconds number:style="long"/>
      <number:text> </number:text>
      <number:am-pm/>
    </number:time-style>
    <number:time-style number:country="UA" number:language="uk" style:name="N10116">
      <number:hours/>
      <number:text>:</number:text>
      <number:minutes number:style="long"/>
    </number:time-style>
    <number:time-style number:country="UA" number:language="uk" style:name="N10117">
      <number:hours/>
      <number:text>:</number:text>
      <number:minutes number:style="long"/>
      <number:text>:</number:text>
      <number:seconds number:style="long"/>
    </number:time-style>
    <number:date-style number:country="UA" number:language="uk" style:name="N10118">
      <number:day number:style="long"/>
      <number:text>.</number:text>
      <number:month number:style="long"/>
      <number:text>.</number:text>
      <number:year number:style="long"/>
      <number:text> </number:text>
      <number:hours/>
      <number:text>:</number:text>
      <number:minutes number:style="long"/>
    </number:date-style>
    <number:number-style number:country="UA" number:language="uk" style:name="N10119P0" style:volatile="true">
      <number:number loext:min-decimal-places="0" number:decimal-places="0" number:grouping="true" number:min-integer-digits="1"/>
      <number:text>        </number:text>
    </number:number-style>
    <number:number-style number:country="UA" number:language="uk" style:name="N10119">
      <number:text>-</number:text>
      <number:number loext:min-decimal-places="0" number:decimal-places="0" number:grouping="true" number:min-integer-digits="1"/>
      <number:text>        </number:text>
      <style:map style:apply-style-name="N10119P0" style:condition="value()&gt;=0"/>
    </number:number-style>
    <number:number-style number:country="UA" number:language="uk" style:name="N10120P0" style:volatile="true">
      <number:number loext:min-decimal-places="0" number:decimal-places="0" number:grouping="true" number:min-integer-digits="1"/>
      <number:text>        </number:text>
    </number:number-style>
    <number:number-style number:country="UA" number:language="uk" style:name="N10120">
      <style:text-properties fo:color="#ff0000"/>
      <number:text>-</number:text>
      <number:number loext:min-decimal-places="0" number:decimal-places="0" number:grouping="true" number:min-integer-digits="1"/>
      <number:text>        </number:text>
      <style:map style:apply-style-name="N10120P0" style:condition="value()&gt;=0"/>
    </number:number-style>
    <number:number-style number:country="UA" number:language="uk" style:name="N10121P0" style:volatile="true">
      <number:number loext:min-decimal-places="2" number:decimal-places="2" number:grouping="true" number:min-integer-digits="1"/>
      <number:text>        </number:text>
    </number:number-style>
    <number:number-style number:country="UA" number:language="uk" style:name="N10121">
      <number:text>-</number:text>
      <number:number loext:min-decimal-places="2" number:decimal-places="2" number:grouping="true" number:min-integer-digits="1"/>
      <number:text>        </number:text>
      <style:map style:apply-style-name="N10121P0" style:condition="value()&gt;=0"/>
    </number:number-style>
    <number:number-style number:country="UA" number:language="uk" style:name="N10122P0" style:volatile="true">
      <number:number loext:min-decimal-places="2" number:decimal-places="2" number:grouping="true" number:min-integer-digits="1"/>
      <number:text>        </number:text>
    </number:number-style>
    <number:number-style number:country="UA" number:language="uk" style:name="N10122">
      <style:text-properties fo:color="#ff0000"/>
      <number:text>-</number:text>
      <number:number loext:min-decimal-places="2" number:decimal-places="2" number:grouping="true" number:min-integer-digits="1"/>
      <number:text>        </number:text>
      <style:map style:apply-style-name="N10122P0" style:condition="value()&gt;=0"/>
    </number:number-style>
    <number:number-style number:country="UA" number:language="uk" style:name="N10123P0" style:volatile="true">
      <loext:text> </loext:text>
      <loext:fill-character> </loext:fill-character>
      <number:number loext:min-decimal-places="0" number:decimal-places="0" number:grouping="true" number:min-integer-digits="1"/>
      <number:text>         </number:text>
    </number:number-style>
    <number:number-style number:country="UA" number:language="uk" style:name="N10123P1" style:volatile="true">
      <loext:text>-</loext:text>
      <loext:fill-character> </loext:fill-character>
      <number:number loext:min-decimal-places="0" number:decimal-places="0" number:grouping="true" number:min-integer-digits="1"/>
      <number:text>         </number:text>
    </number:number-style>
    <number:number-style number:country="UA" number:language="uk" style:name="N10123P2" style:volatile="true">
      <loext:text> </loext:text>
      <loext:fill-character> </loext:fill-character>
      <number:text>-         </number:text>
    </number:number-style>
    <number:text-style number:country="UA" number:language="uk" style:name="N10123">
      <number:text> </number:text>
      <number:text-content/>
      <number:text> </number:text>
      <style:map style:apply-style-name="N10123P0" style:condition="value()&gt;0"/>
      <style:map style:apply-style-name="N10123P1" style:condition="value()&lt;0"/>
      <style:map style:apply-style-name="N10123P2" style:condition="value()=0"/>
    </number:text-style>
    <number:number-style number:country="UA" number:language="uk" style:name="N10124P0" style:volatile="true">
      <loext:text> </loext:text>
      <loext:fill-character> </loext:fill-character>
      <number:number loext:min-decimal-places="0" number:decimal-places="0" number:grouping="true" number:min-integer-digits="1"/>
      <number:text> грн. </number:text>
    </number:number-style>
    <number:number-style number:country="UA" number:language="uk" style:name="N10124P1" style:volatile="true">
      <loext:text>-</loext:text>
      <loext:fill-character> </loext:fill-character>
      <number:number loext:min-decimal-places="0" number:decimal-places="0" number:grouping="true" number:min-integer-digits="1"/>
      <number:text> грн. </number:text>
    </number:number-style>
    <number:number-style number:country="UA" number:language="uk" style:name="N10124P2" style:volatile="true">
      <loext:text> </loext:text>
      <loext:fill-character> </loext:fill-character>
      <number:text>- грн. </number:text>
    </number:number-style>
    <number:text-style number:country="UA" number:language="uk" style:name="N10124">
      <number:text> </number:text>
      <number:text-content/>
      <number:text> </number:text>
      <style:map style:apply-style-name="N10124P0" style:condition="value()&gt;0"/>
      <style:map style:apply-style-name="N10124P1" style:condition="value()&lt;0"/>
      <style:map style:apply-style-name="N10124P2" style:condition="value()=0"/>
    </number:text-style>
    <number:number-style number:country="UA" number:language="uk" style:name="N10125P0" style:volatile="true">
      <loext:text> </loext:text>
      <loext:fill-character> </loext:fill-character>
      <number:number loext:min-decimal-places="2" number:decimal-places="2" number:grouping="true" number:min-integer-digits="1"/>
      <number:text>         </number:text>
    </number:number-style>
    <number:number-style number:country="UA" number:language="uk" style:name="N10125P1" style:volatile="true">
      <loext:text>-</loext:text>
      <loext:fill-character> </loext:fill-character>
      <number:number loext:min-decimal-places="2" number:decimal-places="2" number:grouping="true" number:min-integer-digits="1"/>
      <number:text>         </number:text>
    </number:number-style>
    <number:number-style number:country="UA" number:language="uk" style:name="N10125P2" style:volatile="true">
      <loext:text> </loext:text>
      <loext:fill-character> </loext:fill-character>
      <number:text>-</number:text>
      <number:number loext:min-decimal-places="0" number:decimal-places="0" number:min-integer-digits="0"/>
      <number:text>         </number:text>
    </number:number-style>
    <number:text-style number:country="UA" number:language="uk" style:name="N10125">
      <number:text> </number:text>
      <number:text-content/>
      <number:text> </number:text>
      <style:map style:apply-style-name="N10125P0" style:condition="value()&gt;0"/>
      <style:map style:apply-style-name="N10125P1" style:condition="value()&lt;0"/>
      <style:map style:apply-style-name="N10125P2" style:condition="value()=0"/>
    </number:text-style>
    <number:number-style number:country="UA" number:language="uk" style:name="N10126P0" style:volatile="true">
      <loext:text> </loext:text>
      <loext:fill-character> </loext:fill-character>
      <number:number loext:min-decimal-places="2" number:decimal-places="2" number:grouping="true" number:min-integer-digits="1"/>
      <number:text> грн. </number:text>
    </number:number-style>
    <number:number-style number:country="UA" number:language="uk" style:name="N10126P1" style:volatile="true">
      <loext:text>-</loext:text>
      <loext:fill-character> </loext:fill-character>
      <number:number loext:min-decimal-places="2" number:decimal-places="2" number:grouping="true" number:min-integer-digits="1"/>
      <number:text> грн. </number:text>
    </number:number-style>
    <number:number-style number:country="UA" number:language="uk" style:name="N10126P2" style:volatile="true">
      <loext:text> </loext:text>
      <loext:fill-character> </loext:fill-character>
      <number:text>-</number:text>
      <number:number loext:min-decimal-places="0" number:decimal-places="0" number:min-integer-digits="0"/>
      <number:text> грн. </number:text>
    </number:number-style>
    <number:text-style number:country="UA" number:language="uk" style:name="N10126">
      <number:text> </number:text>
      <number:text-content/>
      <number:text> </number:text>
      <style:map style:apply-style-name="N10126P0" style:condition="value()&gt;0"/>
      <style:map style:apply-style-name="N10126P1" style:condition="value()&lt;0"/>
      <style:map style:apply-style-name="N10126P2" style:condition="value()=0"/>
    </number:text-style>
    <style:style style:family="table-cell" style:name="Default">
      <style:table-cell-properties style:rotation-align="none" style:vertical-align="middle"/>
      <style:text-properties fo:font-family="'MS Gothic'" fo:font-size="11pt" style:font-family-asian="'MS Gothic'" style:font-family-generic="modern" style:font-family-generic-asian="modern" style:font-name="MS Gothic" style:font-name-asian="MS Gothic" style:font-size-asian="11pt" style:font-size-complex="11pt"/>
    </style:style>
    <style:style style:family="table-cell" style:name="Heading" style:parent-style-name="Default">
      <style:text-properties fo:color="#000000" fo:font-size="24pt" fo:font-style="normal" fo:font-weight="bold"/>
    </style:style>
    <style:style style:display-name="Heading 1" style:family="table-cell" style:name="Heading_20_1" style:parent-style-name="Heading">
      <style:text-properties fo:color="#000000" fo:font-size="18pt" fo:font-style="normal" fo:font-weight="normal"/>
    </style:style>
    <style:style style:display-name="Heading 2" style:family="table-cell" style:name="Heading_20_2" style:parent-style-name="Heading">
      <style:text-properties fo:color="#000000" fo:font-size="12pt" fo:font-style="normal" fo:font-weight="normal"/>
    </style:style>
    <style:style style:family="table-cell" style:name="Text" style:parent-style-name="Default"/>
    <style:style style:family="table-cell" style:name="Note" style:parent-style-name="Text">
      <style:table-cell-properties fo:background-color="#ffffcc" fo:border="0.74pt solid #808080" style:diagonal-bl-tr="none" style:diagonal-tl-br="none"/>
      <style:text-properties fo:color="#333333" fo:font-size="10pt" fo:font-style="normal" fo:font-weight="normal"/>
    </style:style>
    <style:style style:family="table-cell" style:name="Footnote" style:parent-style-name="Text">
      <style:text-properties fo:color="#808080" fo:font-size="10pt" fo:font-style="italic" fo:font-weight="normal"/>
    </style:style>
    <style:style style:family="table-cell" style:name="Hyperlink" style:parent-style-name="Text">
      <style:text-properties fo:color="#0000ee" fo:font-size="10pt" fo:font-style="normal" fo:font-weight="normal" style:text-underline-color="#0000ee" style:text-underline-style="solid" style:text-underline-width="auto"/>
    </style:style>
    <style:style style:family="table-cell" style:name="Status" style:parent-style-name="Default"/>
    <style:style style:family="table-cell" style:name="Good" style:parent-style-name="Status">
      <style:table-cell-properties fo:background-color="#ccffcc"/>
      <style:text-properties fo:color="#006600" fo:font-size="10pt" fo:font-style="normal" fo:font-weight="normal"/>
    </style:style>
    <style:style style:family="table-cell" style:name="Neutral" style:parent-style-name="Status">
      <style:table-cell-properties fo:background-color="#ffffcc"/>
      <style:text-properties fo:color="#996600" fo:font-size="10pt" fo:font-style="normal" fo:font-weight="normal"/>
    </style:style>
    <style:style style:family="table-cell" style:name="Bad" style:parent-style-name="Status">
      <style:table-cell-properties fo:background-color="#ffcccc"/>
      <style:text-properties fo:color="#cc0000" fo:font-size="10pt" fo:font-style="normal" fo:font-weight="normal"/>
    </style:style>
    <style:style style:family="table-cell" style:name="Warning" style:parent-style-name="Status">
      <style:text-properties fo:color="#cc0000" fo:font-size="10pt" fo:font-style="normal" fo:font-weight="normal"/>
    </style:style>
    <style:style style:family="table-cell" style:name="Error" style:parent-style-name="Status">
      <style:table-cell-properties fo:background-color="#cc0000"/>
      <style:text-properties fo:color="#ffffff" fo:font-size="10pt" fo:font-style="normal" fo:font-weight="bold"/>
    </style:style>
    <style:style style:family="table-cell" style:name="Accent" style:parent-style-name="Default">
      <style:text-properties fo:color="#000000" fo:font-size="10pt" fo:font-style="normal" fo:font-weight="bold"/>
    </style:style>
    <style:style style:display-name="Accent 1" style:family="table-cell" style:name="Accent_20_1" style:parent-style-name="Accent">
      <style:table-cell-properties fo:background-color="#000000"/>
      <style:text-properties fo:color="#ffffff" fo:font-size="10pt" fo:font-style="normal" fo:font-weight="normal"/>
    </style:style>
    <style:style style:display-name="Accent 2" style:family="table-cell" style:name="Accent_20_2" style:parent-style-name="Accent">
      <style:table-cell-properties fo:background-color="#808080"/>
      <style:text-properties fo:color="#ffffff" fo:font-size="10pt" fo:font-style="normal" fo:font-weight="normal"/>
    </style:style>
    <style:style style:display-name="Accent 3" style:family="table-cell" style:name="Accent_20_3" style:parent-style-name="Accent">
      <style:table-cell-properties fo:background-color="#dddddd"/>
    </style:style>
    <style:style style:data-style-name="N0" style:display-name="標準_Book1" style:family="table-cell" style:name="標準_5f_Book1" style:parent-style-name="Default">
      <style:table-cell-properties fo:background-color="transparent" fo:border="none" fo:wrap-option="no-wrap" loext:vertical-justify="auto" style:cell-protect="protected" style:diagonal-bl-tr="none" style:diagonal-tl-br="none" style:direction="ltr" style:print-content="true" style:repeat-content="false" style:rotation-align="none" style:rotation-angle="0" style:shrink-to-fit="false" style:text-align-source="value-type" style:vertical-align="bottom"/>
      <style:paragraph-properties css3t:text-justify="auto" fo:margin-left="0mm" style:writing-mode="page"/>
      <style:text-properties fo:font-family="'ＭＳ Ｐゴシック'" fo:font-size="11pt" fo:font-style="normal" fo:font-weight="normal" fo:text-shadow="none" style:font-family-asian="'ＭＳ Ｐゴシック'" style:font-family-generic="modern" style:font-family-generic-asian="modern" style:font-name="ＭＳ Ｐゴシック" style:font-name-asian="ＭＳ Ｐゴシック"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0" style:display-name="標準_Book1_【編集済み】新技術者スキルシート06-07版1" style:family="table-cell" style:name="標準_5f_Book1_5f__3010_編集済み_3011_新技術者スキルシート06-07版1" style:parent-style-name="Default">
      <style:table-cell-properties fo:background-color="transparent" fo:border="none" fo:wrap-option="no-wrap" loext:vertical-justify="auto" style:cell-protect="protected" style:diagonal-bl-tr="none" style:diagonal-tl-br="none" style:direction="ltr" style:print-content="true" style:repeat-content="false" style:rotation-align="none" style:rotation-angle="0" style:shrink-to-fit="false" style:text-align-source="value-type" style:vertical-align="bottom"/>
      <style:paragraph-properties css3t:text-justify="auto" fo:margin-left="0mm" style:writing-mode="page"/>
      <style:text-properties fo:font-family="'ＭＳ Ｐゴシック'" fo:font-size="11pt" fo:font-style="normal" fo:font-weight="normal" fo:text-shadow="none" style:font-family-asian="'ＭＳ Ｐゴシック'" style:font-family-generic="modern" style:font-family-generic-asian="modern" style:font-name="ＭＳ Ｐゴシック" style:font-name-asian="ＭＳ Ｐゴシック"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office:styles>
  <office:automatic-styles>
    <style:page-layout style:name="Mpm1">
      <style:page-layout-properties style:first-page-number="continue" style:writing-mode="lr-tb"/>
      <style:header-style>
        <style:header-footer-properties fo:margin-bottom="2.5mm" fo:margin-left="0mm" fo:margin-right="0mm" fo:min-height="7.5mm"/>
      </style:header-style>
      <style:footer-style>
        <style:header-footer-properties fo:margin-left="0mm" fo:margin-right="0mm" fo:margin-top="2.5mm" fo:min-height="7.5mm"/>
      </style:footer-style>
    </style:page-layout>
    <style:page-layout style:name="Mpm2">
      <style:page-layout-properties style:writing-mode="lr-tb"/>
      <style:header-style>
        <style:header-footer-properties fo:background-color="#c0c0c0" fo:border="2.49pt solid #000000" fo:margin-bottom="2.5mm" fo:margin-left="0mm" fo:margin-right="0mm" fo:min-height="7.5mm" fo:padding="0.18mm">
          <style:background-image/>
        </style:header-footer-properties>
      </style:header-style>
      <style:footer-style>
        <style:header-footer-properties fo:background-color="#c0c0c0" fo:border="2.49pt solid #000000" fo:margin-left="0mm" fo:margin-right="0mm" fo:margin-top="2.5mm" fo:min-height="7.5mm" fo:padding="0.18mm">
          <style:background-image/>
        </style:header-footer-properties>
      </style:footer-style>
    </style:page-layout>
    <style:page-layout style:name="Mpm3">
      <style:page-layout-properties fo:margin-bottom="8.01mm" fo:margin-left="17.99mm" fo:margin-right="17.99mm" fo:margin-top="8.01mm" fo:page-height="297mm" fo:page-width="210.01mm" loext:scale-to-X="1" style:first-page-number="continue" style:num-format="1" style:print="charts drawings objects zero-values" style:print-orientation="portrait" style:print-page-order="ttb" style:writing-mode="lr-tb"/>
      <style:header-style>
        <style:header-footer-properties fo:margin-bottom="7.13mm" fo:margin-left="0mm" fo:margin-right="0mm" fo:min-height="11.01mm"/>
      </style:header-style>
      <style:footer-style>
        <style:header-footer-properties fo:margin-left="0mm" fo:margin-right="0mm" fo:margin-top="7.13mm" fo:min-height="11.01mm"/>
      </style:footer-style>
    </style:page-layout>
    <style:page-layout style:name="Mpm4">
      <style:page-layout-properties fo:margin-bottom="25.4mm" fo:margin-left="19.05mm" fo:margin-right="19.05mm" fo:margin-top="25.4mm" fo:page-height="297mm" fo:page-width="210.01mm" style:first-page-number="continue" style:num-format="1" style:print="charts drawings objects zero-values" style:print-orientation="portrait" style:print-page-order="ttb" style:scale-to="100%" style:writing-mode="lr-tb"/>
      <style:header-style>
        <style:header-footer-properties fo:margin-bottom="2.5mm" fo:margin-left="0mm" fo:margin-right="0mm" fo:min-height="7.5mm"/>
      </style:header-style>
      <style:footer-style>
        <style:header-footer-properties fo:margin-left="0mm" fo:margin-right="0mm" fo:margin-top="2.5mm" fo:min-height="7.5mm"/>
      </style:footer-style>
    </style:page-layout>
    <style:style style:family="text" style:name="MT1">
      <style:text-properties fo:font-size="11pt" fo:font-style="normal" fo:font-weight="normal" fo:text-shadow="none" style:font-name="MS Gothic1" style:font-name-asian="MS Gothic1" style:font-size-asian="11pt" style:font-size-complex="11pt" style:font-style-asian="normal" style:font-style-complex="normal" style:font-weight-asian="normal" style:font-weight-complex="normal" style:text-line-through-style="none" style:text-line-through-type="none" style:text-outline="false" style:text-position="0% 100%" style:text-underline-style="none" style:use-window-font-color="true"/>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display-name="PageStyle_S0" style:name="PageStyle_5f_S0" style:page-layout-name="Mpm3">
      <style:header/>
      <style:header-left style:display="false"/>
      <style:footer>
        <text:p><text:span text:style-name="MT1"><text:page-number>1</text:page-number></text:span><text:span text:style-name="MT1">/</text:span><text:span text:style-name="MT1"><text:page-count>99</text:page-count></text:span></text:p>
      </style:footer>
      <style:footer-left style:display="false"/>
    </style:master-page>
    <style:master-page style:display-name="PageStyle_定義" style:name="PageStyle_5f_定義" style:page-layout-name="Mpm4">
      <style:header style:display="false"/>
      <style:header-left style:display="false"/>
      <style:footer style:display="false"/>
      <style:footer-left style:display="false"/>
    </style:master-page>
    <style:master-page style:display-name="PageStyle_技術経歴書" style:name="PageStyle_5f_技術経歴書" style:page-layout-name="Mpm3">
      <style:header/>
      <style:header-left style:display="false"/>
      <style:footer>
        <text:p><text:span text:style-name="MT1"><text:page-number>1</text:page-number></text:span><text:span text:style-name="MT1">/</text:span><text:span text:style-name="MT1"><text:page-count>99</text:page-count></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ukuda</meta:initial-creator>
    <dc:creator>axross</dc:creator>
    <meta:print-date>2016-01-25T02:27:24</meta:print-date>
    <meta:creation-date>2004-06-15T08:48:40</meta:creation-date>
    <dc:date>2019-10-21T01:43:58</dc:date>
    <meta:generator>LibreOffice/6.2.5.2$Windows_X86_64 LibreOffice_project/1ec314fa52f458adc18c4f025c545a4e8b22c159</meta:generator>
    <meta:document-statistic meta:table-count="3" meta:cell-count="312" meta:object-count="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Manager" meta:value-type="string">fukuda</meta:user-defined>
    <meta:user-defined meta:name="ScaleCrop" meta:value-type="boolean">false</meta:user-defined>
    <meta:user-defined meta:name="ShareDoc" meta:value-type="boolean">false</meta:user-defined>
    <meta:user-defined meta:name="_AdHocReviewCycleID" meta:value-type="float">-852057240</meta:user-defined>
    <meta:user-defined meta:name="_AuthorEmail" meta:value-type="string">f_nakajima@mebius.co.jp</meta:user-defined>
    <meta:user-defined meta:name="_AuthorEmailDisplayName" meta:value-type="string">Fumie Nakajima</meta:user-defined>
    <meta:user-defined meta:name="_EmailSubject" meta:value-type="string">*ファイル添付　スキルシートフォーマット20060724</meta:user-defined>
    <meta:user-defined meta:name="_PreviousAdHocReviewCycleID" meta:value-type="float">-1548069477</meta:user-defined>
    <meta:user-defined meta:name="_ReviewingToolsShownOnce" meta:value-type="string"/>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Option Explicit

'C,C++,VC++などという表記にてCだけを判断する関数
'C#.Netなどの記載でC#は含まれるような判断となっている。正規表現としては★部分
'
Function SkillCheck(skill, strng)

    Dim regEx, retVal              ' 変数を作成します。
    Dim patrn
    
    'ここでエスケープシーケンスを付加(\を先頭にしないと二重で付加されてしまう)
    Dim meta()
    meta = Array("\\", "\^", "\$", "\?", "\*", "\+", "\.", "\,", "\{", "\}", "\[", "\]", "\(", "\)")
    
    Dim ptn
       
    Set regEx = New RegExp              ' 正規表現を作成します。
    
    For Each ptn In meta
        regEx.Pattern = ptn
        regEx.IgnoreCase = False        ' 大文字と小文字を区別するように設定します。
        regEx.Global = True             ' 文字列全体を検索するように設定します。
        skill = regEx.Replace(skill, ptn)
    Next
       
    '最初のチェック（文字列途中の場合 含むだけではNG）
    patrn = "(\b)" + skill + "[、|/|.|,|(|\n|\r]" '★
    
    regEx.Pattern = patrn               ' パターンを設定します。
    regEx.IgnoreCase = False            ' 大文字と小文字を区別するように設定します。
    regEx.Global = True                 ' 文字列全体を検索するように設定します。

    retVal = regEx.Test(strng)          ' 検索をテストします。

    If retVal Then
        SkillCheck = retVal             'あれば抜ける
    Else
        '次のチェック（文字列最後の場合）
        patrn = "\b" + skill + "$"
    
        regEx.Pattern = patrn               ' パターンを設定します。
        regEx.IgnoreCase = False            ' 大文字と小文字を区別するように設定します。
        regEx.Global = True                 ' 文字列全体を検索するように設定します。
    
        SkillCheck = regEx.Test(strng)          ' 検索をテストします。
    End If
    
    Set regEx = Nothing
  
End Function

Sub expcalc()
    
    Call exp_calc   '経験年数計算
    
    Dim i
    Dim charge()
    charge = Array("PM", "PL", "SL", "T", "O")
    
    For i = 0 To 4
        Call charge_calc(CStr(charge(i)), i + 9)    '担当年月計算
    Next
        
    Dim skill(5) As String
    
    For i = 0 To 4
        Call skill_calc(i + 9)    'スキル年月計算
    Next
    
End Sub

'経験年月計算
'YYYY/MMをDictionaryオブジェクトに入れてチェックしている。
'重複期間はkeyがダブる為、計算されないようになっている。

Sub exp_calc()

Dim count As Long     'Dictionaryの個数
Dim exp_year As Long  '担当経験年
Dim exp_month As Long '担当経験月

'経験年数の初期化
Cells(3, 40).value = ""
Cells(3, 43).value = ""

Dim monthDic As Object
Set monthDic = CreateObject("Scripting.Dictionary")

Dim i, j As Long
Dim cell_charge     '入力された担当経験
Dim startdate       'プロジェクト作業開始
Dim enddate         'プロジェクト作業終了
Dim monthdiff       'プロジェクト期間（月）
Dim key_year        'keyとなる年
Dim key_month       'keyとなる月
Dim inputmonth      'Dictionaryへの挿入年月
Dim key, value      'Dictionaryへの挿入key,value

For i = 25 To 209 Step 4
           
    startdate = Cells(i - 1, 2).value   '作業開始日を取得
    enddate = Cells(i, 2).value         '作業終了日を取得
    
    If startdate &lt;&gt; "" Then     '作業開始日が入力されていれば
    
        If enddate = "" Then    '作業終了日が入力されていない場合
            enddate = Date      '今日にする
        End If
        
        monthdiff = datediff("m", startdate, enddate)   '期間（月）を計算
                
        For j = 0 To monthdiff  '期間分ループ
            
            inputmonth = DateAdd("m", j, startdate)     '入力日付を計算
            
            key_year = Year(inputmonth)
            key_month = Month(inputmonth)
    
            key = CStr(key_year) + "/" + CStr(key_month)    'YYYY/MMに変換
            value = 1
            
            If Not monthDic.exists(key) Then    '重複していないかチェック
                monthDic.Add key, value         'Dictionaryに入力
                
            End If
        
        Next
    
    End If
    
Next

count = monthDic.count  '入力された個数を取得

exp_year = count \ 12       '年を計算
exp_month = count Mod 12    '月を計算

If exp_year &lt;&gt; 0 Or exp_month &lt;&gt; 0 Then   '0でなければセルに入力
    Cells(3, 40).value = exp_year
    Cells(3, 43).value = exp_month
End If

End Sub


'担当年月計算
'YYYY/MMをDictionaryオブジェクトに入れてチェックしている。
'重複期間はkeyがダブる為、計算されないようになっている。

Sub charge_calc(charge As String, rowNo As Integer)

Dim count As Long           'Dictionaryの個数
Dim charge_year As Long     '担当経験年
Dim charge_month As Long    '担当経験月

'担当年数の初期化
Cells(rowNo, 40).value = ""
Cells(rowNo, 43).value = ""


Dim monthDic As Object
Set monthDic = CreateObject("Scripting.Dictionary")

Dim i, j As Long
Dim cell_charge     '入力された担当経験
Dim startdate       'プロジェクト作業開始
Dim enddate         'プロジェクト作業終了
Dim monthdiff       'プロジェクト期間（月）
Dim key_year        'keyとなる年
Dim key_month       'keyとなる月
Dim inputmonth      'Dictionaryへの挿入年月
Dim key, value      'Dictionaryへの挿入key,value

For i = 25 To 209 Step 4
    
    cell_charge = Cells(i, 21).value    '担当経験を取得
    
    If cell_charge = charge Then    '計算対象かチェック
        
        startdate = Cells(i - 1, 2).value   '作業開始日を取得
        enddate = Cells(i, 2).value         '作業終了日を取得
        
        If enddate = "" Then    '作業終了日が入力されていない場合
            enddate = Date      '今日にする
        End If
        
        monthdiff = datediff("m", startdate, enddate)   '期間（月）を計算
                
        For j = 0 To monthdiff  '期間分ループ
            
            inputmonth = DateAdd("m", j, startdate)     '入力日付を計算
            
            key_year = Year(inputmonth)
            key_month = Month(inputmonth)

            key = CStr(key_year) + "/" + CStr(key_month)    'YYYY/MMに変換
            value = 1
            
            If Not monthDic.exists(key) Then    '重複していないかチェック
                monthDic.Add key, value         'Dictionaryに入力
                
            End If
        
        Next
    
    End If
    
Next

count = monthDic.count  '入力された個数を取得

charge_year = count \ 12    '年を計算
charge_month = count Mod 12 '月を計算

If charge_year &lt;&gt; 0 Or charge_month &lt;&gt; 0 Then   '0でなければセルに入力
    Cells(rowNo, 40).value = charge_year
    Cells(rowNo, 43).value = charge_month
End If

End Sub

'スキル年月計算
'YYYY/MMをDictionaryオブジェクトに入れてチェックしている。
'重複期間はkeyがダブる為、計算されないようになっている。

Sub skill_calc(rowNo As Integer)

Dim count As Long        'Dictionaryの個数
Dim skill_year As Long   'スキル経験年
Dim skill_month As Long  'スキル経験月

'スキル年数の初期化
Cells(rowNo, 12).value = ""
Cells(rowNo, 15).value = ""

Dim monthDic As Object
Set monthDic = CreateObject("Scripting.Dictionary")


Dim i, j As Long
Dim cell_skill '入力された担当経験
Dim startdate       'プロジェクト作業開始
Dim enddate         'プロジェクト作業終了
Dim monthdiff       'プロジェクト期間（月）
Dim key_year        'keyとなる年
Dim key_month       'keyとなる月
Dim inputmonth      'Dictionaryへの挿入年月
Dim key, value      'Dictionaryへの挿入key,value

For i = 25 To 209 Step 4
    
    cell_skill = Cells(i - 1, 50 + rowNo - 9).value '計算対象取得
    
    If cell_skill = "○" Then        'スキルがあれば
        
        startdate = Cells(i - 1, 2).value   '作業開始日を取得
        enddate = Cells(i, 2).value         '作業終了日を取得
        
        If enddate = "" Then    '作業終了日が入力されていない場合
            enddate = Date      '今日にする
        End If
        
        monthdiff = datediff("m", startdate, enddate)   '期間（月）を計算
                
        For j = 0 To monthdiff  '期間分ループ
            
            inputmonth = DateAdd("m", j, startdate)     '入力日付を計算
            
            key_year = Year(inputmonth)
            key_month = Month(inputmonth)

            key = CStr(key_year) + "/" + CStr(key_month)    'YYYY/MMに変換
            value = 1
            
            If Not monthDic.exists(key) Then    '重複していないかチェック
                monthDic.Add key, value         'Dictionaryに入力
                
            End If
        
        Next
    
    End If
    
Next

count = monthDic.count      '入力された個数を取得

skill_year = count \ 12     '年を計算
skill_month = count Mod 12  '月を計算

If skill_year &lt;&gt; 0 Or skill_month &lt;&gt; 0 Then '0でなければセルに入力
    Cells(rowNo, 12).value = skill_year
    Cells(rowNo, 15).value = skill_month
End If

End Sub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Sheet1"/>
  <library:element library:name="Sheet2"/>
  <library:element library:name="Sheet3"/>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